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prosumer_id</text:p>
          </table:table-cell>
          <table:table-cell table:style-name="ce1" office:value-type="string" calcext:value-type="string">
            <text:p>prosumer_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total_consumption</text:p>
          </table:table-cell>
          <table:table-cell table:style-name="ce1" office:value-type="string" calcext:value-type="string">
            <text:p>total_production</text:p>
          </table:table-cell>
          <table:table-cell table:style-name="ce1" office:value-type="string" calcext:value-type="string">
            <text:p>max_consumption</text:p>
          </table:table-cell>
          <table:table-cell table:style-name="ce1" office:value-type="string" calcext:value-type="string">
            <text:p>max_production</text:p>
          </table:table-cell>
          <table:table-cell table:style-name="ce1" office:value-type="string" calcext:value-type="string">
            <text:p>avg_total_consumption</text:p>
          </table:table-cell>
          <table:table-cell table:style-name="ce1" office:value-type="string" calcext:value-type="string">
            <text:p>avg_total_production</text:p>
          </table:table-cell>
          <table:table-cell table:style-name="ce1" office:value-type="string" calcext:value-type="string">
            <text:p>avg_max_consumption</text:p>
          </table:table-cell>
          <table:table-cell table:style-name="ce1" office:value-type="string" calcext:value-type="string">
            <text:p>avg_max_production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HEDNO_commercial_MV_5031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696406.159999996" calcext:value-type="float">
            <text:p>696406,159999996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,68</text:p>
          </table:table-cell>
          <table:table-cell/>
          <table:table-cell office:value-type="float" office:value="58032.9133333334" calcext:value-type="float">
            <text:p>58032,9133333334</text:p>
          </table:table-cell>
          <table:table-cell office:value-type="float" office:value="0" calcext:value-type="float">
            <text:p>0</text:p>
          </table:table-cell>
          <table:table-cell office:value-type="float" office:value="31.9666666666667" calcext:value-type="float">
            <text:p>31,9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HEDNO_commercial_MV_5032</text:p>
          </table:table-cell>
          <table:table-cell office:value-type="string" calcext:value-type="string">
            <text:p>Καρδίτσας</text:p>
          </table:table-cell>
          <table:table-cell office:value-type="float" office:value="405379.040000001" calcext:value-type="float">
            <text:p>405379,0400000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3781.0733333333" calcext:value-type="float">
            <text:p>33781,0733333333</text:p>
          </table:table-cell>
          <table:table-cell office:value-type="float" office:value="0" calcext:value-type="float">
            <text:p>0</text:p>
          </table:table-cell>
          <table:table-cell office:value-type="float" office:value="22.7066666666667" calcext:value-type="float">
            <text:p>22,7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HEDNO_commercial_MV_5033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215588.08" calcext:value-type="float">
            <text:p>215588,08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,8</text:p>
          </table:table-cell>
          <table:table-cell/>
          <table:table-cell office:value-type="float" office:value="17965.2866666667" calcext:value-type="float">
            <text:p>17965,2866666667</text:p>
          </table:table-cell>
          <table:table-cell office:value-type="float" office:value="0" calcext:value-type="float">
            <text:p>0</text:p>
          </table:table-cell>
          <table:table-cell office:value-type="float" office:value="18.3533333333333" calcext:value-type="float">
            <text:p>18,3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HEDNO_commercial_MV_5034</text:p>
          </table:table-cell>
          <table:table-cell office:value-type="string" calcext:value-type="string">
            <text:p>Πάτρας</text:p>
          </table:table-cell>
          <table:table-cell office:value-type="float" office:value="1961991.5" calcext:value-type="float">
            <text:p>1961991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/>
          <table:table-cell office:value-type="float" office:value="163496.916666667" calcext:value-type="float">
            <text:p>163496,916666667</text:p>
          </table:table-cell>
          <table:table-cell office:value-type="float" office:value="0" calcext:value-type="float">
            <text:p>0</text:p>
          </table:table-cell>
          <table:table-cell office:value-type="float" office:value="91.625" calcext:value-type="float">
            <text:p>91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HEDNO_commercial_MV_5035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1569548.8" calcext:value-type="float">
            <text:p>1569548,8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,8</text:p>
          </table:table-cell>
          <table:table-cell/>
          <table:table-cell office:value-type="float" office:value="130794.183333333" calcext:value-type="float">
            <text:p>130794,183333333</text:p>
          </table:table-cell>
          <table:table-cell office:value-type="float" office:value="0" calcext:value-type="float">
            <text:p>0</text:p>
          </table:table-cell>
          <table:table-cell office:value-type="float" office:value="73.65" calcext:value-type="float">
            <text:p>73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HEDNO_commercial_MV_5036</text:p>
          </table:table-cell>
          <table:table-cell office:value-type="string" calcext:value-type="string">
            <text:p>Πάτρας</text:p>
          </table:table-cell>
          <table:table-cell office:value-type="float" office:value="817073.599999998" calcext:value-type="float">
            <text:p>817073,599999998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,6</text:p>
          </table:table-cell>
          <table:table-cell/>
          <table:table-cell office:value-type="float" office:value="68088.6166666667" calcext:value-type="float">
            <text:p>68088,6166666667</text:p>
          </table:table-cell>
          <table:table-cell office:value-type="float" office:value="0" calcext:value-type="float">
            <text:p>0</text:p>
          </table:table-cell>
          <table:table-cell office:value-type="float" office:value="39.7833333333333" calcext:value-type="float">
            <text:p>39,7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HEDNO_commercial_MV_5037</text:p>
          </table:table-cell>
          <table:table-cell office:value-type="string" calcext:value-type="string">
            <text:p>Πάτρας</text:p>
          </table:table-cell>
          <table:table-cell office:value-type="float" office:value="595735.800000002" calcext:value-type="float">
            <text:p>595735,800000002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/>
          <table:table-cell office:value-type="float" office:value="49643.9166666667" calcext:value-type="float">
            <text:p>49643,9166666667</text:p>
          </table:table-cell>
          <table:table-cell office:value-type="float" office:value="0" calcext:value-type="float">
            <text:p>0</text:p>
          </table:table-cell>
          <table:table-cell office:value-type="float" office:value="28.6833333333333" calcext:value-type="float">
            <text:p>28,6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HEDNO_commercial_MV_5038</text:p>
          </table:table-cell>
          <table:table-cell office:value-type="string" calcext:value-type="string">
            <text:p>Πάτρας</text:p>
          </table:table-cell>
          <table:table-cell office:value-type="float" office:value="2752440" calcext:value-type="float">
            <text:p>2752440</text:p>
          </table:table-cell>
          <table:table-cell office:value-type="float" office:value="0" calcext:value-type="float">
            <text:p>0</text:p>
          </table:table-cell>
          <table:table-cell office:value-type="float" office:value="197.5" calcext:value-type="float">
            <text:p>197,5</text:p>
          </table:table-cell>
          <table:table-cell/>
          <table:table-cell office:value-type="float" office:value="229367.333333333" calcext:value-type="float">
            <text:p>229367,333333333</text:p>
          </table:table-cell>
          <table:table-cell office:value-type="float" office:value="0" calcext:value-type="float">
            <text:p>0</text:p>
          </table:table-cell>
          <table:table-cell office:value-type="float" office:value="167.5" calcext:value-type="float">
            <text:p>16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HEDNO_commercial_MV_5039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605450.699999997" calcext:value-type="float">
            <text:p>605450,699999997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,2</text:p>
          </table:table-cell>
          <table:table-cell/>
          <table:table-cell office:value-type="float" office:value="50453.6416666666" calcext:value-type="float">
            <text:p>50453,6416666666</text:p>
          </table:table-cell>
          <table:table-cell office:value-type="float" office:value="0" calcext:value-type="float">
            <text:p>0</text:p>
          </table:table-cell>
          <table:table-cell office:value-type="float" office:value="34.2666666666667" calcext:value-type="float">
            <text:p>34,2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HEDNO_commercial_MV_5040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229845.999999997" calcext:value-type="float">
            <text:p>229845,999999997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,6</text:p>
          </table:table-cell>
          <table:table-cell/>
          <table:table-cell office:value-type="float" office:value="19153.5833333333" calcext:value-type="float">
            <text:p>19153,5833333333</text:p>
          </table:table-cell>
          <table:table-cell office:value-type="float" office:value="0" calcext:value-type="float">
            <text:p>0</text:p>
          </table:table-cell>
          <table:table-cell office:value-type="float" office:value="23.5333333333333" calcext:value-type="float">
            <text:p>23,5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HEDNO_commercial_MV_5041</text:p>
          </table:table-cell>
          <table:table-cell office:value-type="string" calcext:value-type="string">
            <text:p>Πάτρας</text:p>
          </table:table-cell>
          <table:table-cell office:value-type="float" office:value="976119.599999998" calcext:value-type="float">
            <text:p>976119,599999998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/>
          <table:table-cell office:value-type="float" office:value="81342.15" calcext:value-type="float">
            <text:p>81342,15</text:p>
          </table:table-cell>
          <table:table-cell office:value-type="float" office:value="0" calcext:value-type="float">
            <text:p>0</text:p>
          </table:table-cell>
          <table:table-cell office:value-type="float" office:value="49.65" calcext:value-type="float">
            <text:p>49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HEDNO_commercial_MV_5042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0166307.0000001" calcext:value-type="float">
            <text:p>10166307,0000001</text:p>
          </table:table-cell>
          <table:table-cell office:value-type="float" office:value="0" calcext:value-type="float">
            <text:p>0</text:p>
          </table:table-cell>
          <table:table-cell office:value-type="float" office:value="466.8" calcext:value-type="float">
            <text:p>466,8</text:p>
          </table:table-cell>
          <table:table-cell/>
          <table:table-cell office:value-type="float" office:value="847173.55" calcext:value-type="float">
            <text:p>847173,55</text:p>
          </table:table-cell>
          <table:table-cell office:value-type="float" office:value="0" calcext:value-type="float">
            <text:p>0</text:p>
          </table:table-cell>
          <table:table-cell office:value-type="float" office:value="411.1" calcext:value-type="float">
            <text:p>4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HEDNO_commercial_MV_5043</text:p>
          </table:table-cell>
          <table:table-cell office:value-type="string" calcext:value-type="string">
            <text:p>Πτολεμαϊδας</text:p>
          </table:table-cell>
          <table:table-cell office:value-type="float" office:value="537773.339999999" calcext:value-type="float">
            <text:p>537773,339999999</text:p>
          </table:table-cell>
          <table:table-cell office:value-type="float" office:value="0" calcext:value-type="float">
            <text:p>0</text:p>
          </table:table-cell>
          <table:table-cell office:value-type="float" office:value="29.97" calcext:value-type="float">
            <text:p>29,97</text:p>
          </table:table-cell>
          <table:table-cell/>
          <table:table-cell office:value-type="float" office:value="44813.675" calcext:value-type="float">
            <text:p>44813,675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HEDNO_commercial_MV_5044</text:p>
          </table:table-cell>
          <table:table-cell office:value-type="string" calcext:value-type="string">
            <text:p>Κοζάνης</text:p>
          </table:table-cell>
          <table:table-cell office:value-type="float" office:value="877085.760000001" calcext:value-type="float">
            <text:p>877085,760000001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,2</text:p>
          </table:table-cell>
          <table:table-cell/>
          <table:table-cell office:value-type="float" office:value="73089.4766666667" calcext:value-type="float">
            <text:p>73089,4766666667</text:p>
          </table:table-cell>
          <table:table-cell office:value-type="float" office:value="0" calcext:value-type="float">
            <text:p>0</text:p>
          </table:table-cell>
          <table:table-cell office:value-type="float" office:value="49.97" calcext:value-type="float">
            <text:p>49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HEDNO_commercial_MV_5045</text:p>
          </table:table-cell>
          <table:table-cell office:value-type="string" calcext:value-type="string">
            <text:p>Καρδίτσας</text:p>
          </table:table-cell>
          <table:table-cell office:value-type="float" office:value="68576.8000000032" calcext:value-type="float">
            <text:p>68576,80000000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14.67333333335" calcext:value-type="float">
            <text:p>5714,6733333334</text:p>
          </table:table-cell>
          <table:table-cell office:value-type="float" office:value="0" calcext:value-type="float">
            <text:p>0</text:p>
          </table:table-cell>
          <table:table-cell office:value-type="float" office:value="5.66666666666667" calcext:value-type="float">
            <text:p>5,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HEDNO_commercial_MV_5046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280088.36000002" calcext:value-type="float">
            <text:p>1280088,36000002</text:p>
          </table:table-cell>
          <table:table-cell office:value-type="float" office:value="0" calcext:value-type="float">
            <text:p>0</text:p>
          </table:table-cell>
          <table:table-cell office:value-type="float" office:value="162.12" calcext:value-type="float">
            <text:p>162,12</text:p>
          </table:table-cell>
          <table:table-cell/>
          <table:table-cell office:value-type="float" office:value="106672.74" calcext:value-type="float">
            <text:p>106672,74</text:p>
          </table:table-cell>
          <table:table-cell office:value-type="float" office:value="0" calcext:value-type="float">
            <text:p>0</text:p>
          </table:table-cell>
          <table:table-cell office:value-type="float" office:value="110.29" calcext:value-type="float">
            <text:p>110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HEDNO_commercial_MV_5047</text:p>
          </table:table-cell>
          <table:table-cell office:value-type="string" calcext:value-type="string">
            <text:p>Κεντρ. Θεσ/κης</text:p>
          </table:table-cell>
          <table:table-cell office:value-type="float" office:value="644509.980000008" calcext:value-type="float">
            <text:p>644509,980000008</text:p>
          </table:table-cell>
          <table:table-cell office:value-type="float" office:value="0" calcext:value-type="float">
            <text:p>0</text:p>
          </table:table-cell>
          <table:table-cell office:value-type="float" office:value="51.94" calcext:value-type="float">
            <text:p>51,94</text:p>
          </table:table-cell>
          <table:table-cell/>
          <table:table-cell office:value-type="float" office:value="53708.98" calcext:value-type="float">
            <text:p>53708,98</text:p>
          </table:table-cell>
          <table:table-cell office:value-type="float" office:value="0" calcext:value-type="float">
            <text:p>0</text:p>
          </table:table-cell>
          <table:table-cell office:value-type="float" office:value="40.2666666666667" calcext:value-type="float">
            <text:p>40,2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HEDNO_commercial_MV_5048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706394.72000001" calcext:value-type="float">
            <text:p>1706394,72000001</text:p>
          </table:table-cell>
          <table:table-cell office:value-type="float" office:value="0" calcext:value-type="float">
            <text:p>0</text:p>
          </table:table-cell>
          <table:table-cell office:value-type="float" office:value="137.16" calcext:value-type="float">
            <text:p>137,16</text:p>
          </table:table-cell>
          <table:table-cell/>
          <table:table-cell office:value-type="float" office:value="142196.46" calcext:value-type="float">
            <text:p>142196,46</text:p>
          </table:table-cell>
          <table:table-cell office:value-type="float" office:value="0" calcext:value-type="float">
            <text:p>0</text:p>
          </table:table-cell>
          <table:table-cell office:value-type="float" office:value="116.69" calcext:value-type="float">
            <text:p>116,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HEDNO_commercial_MV_5049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164323.500000002" calcext:value-type="float">
            <text:p>164323,500000002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/>
          <table:table-cell office:value-type="float" office:value="13693.3250000001" calcext:value-type="float">
            <text:p>13693,3250000001</text:p>
          </table:table-cell>
          <table:table-cell office:value-type="float" office:value="0" calcext:value-type="float">
            <text:p>0</text:p>
          </table:table-cell>
          <table:table-cell office:value-type="float" office:value="7.425" calcext:value-type="float">
            <text:p>7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HEDNO_commercial_MV_5050</text:p>
          </table:table-cell>
          <table:table-cell office:value-type="string" calcext:value-type="string">
            <text:p>Μ.Τ Περ. Αθηνών</text:p>
          </table:table-cell>
          <table:table-cell office:value-type="float" office:value="5352987.99999997" calcext:value-type="float">
            <text:p>5352987,99999997</text:p>
          </table:table-cell>
          <table:table-cell office:value-type="float" office:value="0" calcext:value-type="float">
            <text:p>0</text:p>
          </table:table-cell>
          <table:table-cell office:value-type="float" office:value="503.6" calcext:value-type="float">
            <text:p>503,6</text:p>
          </table:table-cell>
          <table:table-cell/>
          <table:table-cell office:value-type="float" office:value="446077.366666667" calcext:value-type="float">
            <text:p>446077,366666667</text:p>
          </table:table-cell>
          <table:table-cell office:value-type="float" office:value="0" calcext:value-type="float">
            <text:p>0</text:p>
          </table:table-cell>
          <table:table-cell office:value-type="float" office:value="379.333333333333" calcext:value-type="float">
            <text:p>379,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HEDNO_biomhxanikoi_6001</text:p>
          </table:table-cell>
          <table:table-cell office:value-type="string" calcext:value-type="string">
            <text:p>Δυτ. Θεσ/κη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HEDNO_biomhxanikoi_6002</text:p>
          </table:table-cell>
          <table:table-cell office:value-type="string" calcext:value-type="string">
            <text:p>Λαυρίου</text:p>
          </table:table-cell>
          <table:table-cell office:value-type="float" office:value="101717.811999999" calcext:value-type="float">
            <text:p>101717,811999999</text:p>
          </table:table-cell>
          <table:table-cell office:value-type="float" office:value="0" calcext:value-type="float">
            <text:p>0</text:p>
          </table:table-cell>
          <table:table-cell office:value-type="float" office:value="14.928" calcext:value-type="float">
            <text:p>14,928</text:p>
          </table:table-cell>
          <table:table-cell/>
          <table:table-cell office:value-type="float" office:value="8476.39533333333" calcext:value-type="float">
            <text:p>8476,3953333333</text:p>
          </table:table-cell>
          <table:table-cell office:value-type="float" office:value="0" calcext:value-type="float">
            <text:p>0</text:p>
          </table:table-cell>
          <table:table-cell office:value-type="float" office:value="11.2733333333333" calcext:value-type="float">
            <text:p>11,2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HEDNO_biomhxanikoi_6003</text:p>
          </table:table-cell>
          <table:table-cell office:value-type="string" calcext:value-type="string">
            <text:p>Δυτ. Θεσ/κης</text:p>
          </table:table-cell>
          <table:table-cell office:value-type="float" office:value="45963.1959999991" calcext:value-type="float">
            <text:p>45963,1959999991</text:p>
          </table:table-cell>
          <table:table-cell office:value-type="float" office:value="0" calcext:value-type="float">
            <text:p>0</text:p>
          </table:table-cell>
          <table:table-cell office:value-type="float" office:value="6.904" calcext:value-type="float">
            <text:p>6,904</text:p>
          </table:table-cell>
          <table:table-cell/>
          <table:table-cell office:value-type="float" office:value="3830.26633333337" calcext:value-type="float">
            <text:p>3830,2663333334</text:p>
          </table:table-cell>
          <table:table-cell office:value-type="float" office:value="0" calcext:value-type="float">
            <text:p>0</text:p>
          </table:table-cell>
          <table:table-cell office:value-type="float" office:value="2.29166666666667" calcext:value-type="float">
            <text:p>2,29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HEDNO_biomhxanikoi_6004</text:p>
          </table:table-cell>
          <table:table-cell office:value-type="string" calcext:value-type="string">
            <text:p>Κορωπίου</text:p>
          </table:table-cell>
          <table:table-cell office:value-type="float" office:value="162664.719999999" calcext:value-type="float">
            <text:p>162664,719999999</text:p>
          </table:table-cell>
          <table:table-cell office:value-type="float" office:value="0" calcext:value-type="float">
            <text:p>0</text:p>
          </table:table-cell>
          <table:table-cell office:value-type="float" office:value="33.052" calcext:value-type="float">
            <text:p>33,052</text:p>
          </table:table-cell>
          <table:table-cell/>
          <table:table-cell office:value-type="float" office:value="13555.186" calcext:value-type="float">
            <text:p>13555,186</text:p>
          </table:table-cell>
          <table:table-cell office:value-type="float" office:value="0" calcext:value-type="float">
            <text:p>0</text:p>
          </table:table-cell>
          <table:table-cell office:value-type="float" office:value="25.4566666666667" calcext:value-type="float">
            <text:p>25,4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HEDNO_biomhxanikoi_6005</text:p>
          </table:table-cell>
          <table:table-cell office:value-type="string" calcext:value-type="string">
            <text:p>Δυτ. Θεσ/κης</text:p>
          </table:table-cell>
          <table:table-cell office:value-type="float" office:value="518991.496000003" calcext:value-type="float">
            <text:p>518991,496000003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float" office:value="43248.0026666667" calcext:value-type="float">
            <text:p>43248,0026666667</text:p>
          </table:table-cell>
          <table:table-cell office:value-type="float" office:value="0" calcext:value-type="float">
            <text:p>0</text:p>
          </table:table-cell>
          <table:table-cell office:value-type="float" office:value="15.408" calcext:value-type="float">
            <text:p>15,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HEDNO_biomhxanikoi_6006</text:p>
          </table:table-cell>
          <table:table-cell office:value-type="string" calcext:value-type="string">
            <text:p>Χαλκίδας</text:p>
          </table:table-cell>
          <table:table-cell office:value-type="float" office:value="547988.280000005" calcext:value-type="float">
            <text:p>547988,280000005</text:p>
          </table:table-cell>
          <table:table-cell office:value-type="float" office:value="0" calcext:value-type="float">
            <text:p>0</text:p>
          </table:table-cell>
          <table:table-cell office:value-type="float" office:value="38.112" calcext:value-type="float">
            <text:p>38,112</text:p>
          </table:table-cell>
          <table:table-cell/>
          <table:table-cell office:value-type="float" office:value="45665.1986666667" calcext:value-type="float">
            <text:p>45665,1986666667</text:p>
          </table:table-cell>
          <table:table-cell office:value-type="float" office:value="0" calcext:value-type="float">
            <text:p>0</text:p>
          </table:table-cell>
          <table:table-cell office:value-type="float" office:value="33.6393333333333" calcext:value-type="float">
            <text:p>33,63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HEDNO_biomhxanikoi_6007</text:p>
          </table:table-cell>
          <table:table-cell office:value-type="string" calcext:value-type="string">
            <text:p>Δυτ. Θεσ/κης</text:p>
          </table:table-cell>
          <table:table-cell office:value-type="float" office:value="66081.0399999995" calcext:value-type="float">
            <text:p>66081,0399999995</text:p>
          </table:table-cell>
          <table:table-cell office:value-type="float" office:value="0" calcext:value-type="float">
            <text:p>0</text:p>
          </table:table-cell>
          <table:table-cell office:value-type="float" office:value="10.548" calcext:value-type="float">
            <text:p>10,548</text:p>
          </table:table-cell>
          <table:table-cell/>
          <table:table-cell office:value-type="float" office:value="5506.725" calcext:value-type="float">
            <text:p>5506,725</text:p>
          </table:table-cell>
          <table:table-cell office:value-type="float" office:value="0" calcext:value-type="float">
            <text:p>0</text:p>
          </table:table-cell>
          <table:table-cell office:value-type="float" office:value="8.62733333333333" calcext:value-type="float">
            <text:p>8,62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HEDNO_biomhxanikoi_6008</text:p>
          </table:table-cell>
          <table:table-cell office:value-type="string" calcext:value-type="string">
            <text:p>Δυτ. Θεσ/κης</text:p>
          </table:table-cell>
          <table:table-cell office:value-type="float" office:value="347226.948" calcext:value-type="float">
            <text:p>347226,948</text:p>
          </table:table-cell>
          <table:table-cell office:value-type="float" office:value="0" calcext:value-type="float">
            <text:p>0</text:p>
          </table:table-cell>
          <table:table-cell office:value-type="float" office:value="26.588" calcext:value-type="float">
            <text:p>26,588</text:p>
          </table:table-cell>
          <table:table-cell/>
          <table:table-cell office:value-type="float" office:value="28935.3893333333" calcext:value-type="float">
            <text:p>28935,3893333333</text:p>
          </table:table-cell>
          <table:table-cell office:value-type="float" office:value="0" calcext:value-type="float">
            <text:p>0</text:p>
          </table:table-cell>
          <table:table-cell office:value-type="float" office:value="23.291" calcext:value-type="float">
            <text:p>23,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HEDNO_biomhxanikoi_6009</text:p>
          </table:table-cell>
          <table:table-cell office:value-type="string" calcext:value-type="string">
            <text:p>Δυτ. Θεσ/κης</text:p>
          </table:table-cell>
          <table:table-cell office:value-type="float" office:value="90049.4560000006" calcext:value-type="float">
            <text:p>90049,4560000006</text:p>
          </table:table-cell>
          <table:table-cell office:value-type="float" office:value="0" calcext:value-type="float">
            <text:p>0</text:p>
          </table:table-cell>
          <table:table-cell office:value-type="float" office:value="15.444" calcext:value-type="float">
            <text:p>15,444</text:p>
          </table:table-cell>
          <table:table-cell/>
          <table:table-cell office:value-type="float" office:value="7504.10966666667" calcext:value-type="float">
            <text:p>7504,1096666667</text:p>
          </table:table-cell>
          <table:table-cell office:value-type="float" office:value="0" calcext:value-type="float">
            <text:p>0</text:p>
          </table:table-cell>
          <table:table-cell office:value-type="float" office:value="12.1286666666667" calcext:value-type="float">
            <text:p>12,12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HEDNO_biomhxanikoi_6010</text:p>
          </table:table-cell>
          <table:table-cell office:value-type="string" calcext:value-type="string">
            <text:p>Καβάλας</text:p>
          </table:table-cell>
          <table:table-cell office:value-type="float" office:value="10981.9039999996" calcext:value-type="float">
            <text:p>10981,9039999996</text:p>
          </table:table-cell>
          <table:table-cell office:value-type="float" office:value="0" calcext:value-type="float">
            <text:p>0</text:p>
          </table:table-cell>
          <table:table-cell office:value-type="float" office:value="4.228" calcext:value-type="float">
            <text:p>4,228</text:p>
          </table:table-cell>
          <table:table-cell/>
          <table:table-cell office:value-type="float" office:value="915.141000000001" calcext:value-type="float">
            <text:p>915,141</text:p>
          </table:table-cell>
          <table:table-cell office:value-type="float" office:value="0" calcext:value-type="float">
            <text:p>0</text:p>
          </table:table-cell>
          <table:table-cell office:value-type="float" office:value="3.02466666666667" calcext:value-type="float">
            <text:p>3,02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HEDNO_biomhxanikoi_6011</text:p>
          </table:table-cell>
          <table:table-cell office:value-type="string" calcext:value-type="string">
            <text:p>Ορεστιάδας</text:p>
          </table:table-cell>
          <table:table-cell office:value-type="float" office:value="759.696" calcext:value-type="float">
            <text:p>759,696</text:p>
          </table:table-cell>
          <table:table-cell office:value-type="float" office:value="0" calcext:value-type="float">
            <text:p>0</text:p>
          </table:table-cell>
          <table:table-cell office:value-type="float" office:value="15.872" calcext:value-type="float">
            <text:p>15,872</text:p>
          </table:table-cell>
          <table:table-cell/>
          <table:table-cell office:value-type="float" office:value="63.308" calcext:value-type="float">
            <text:p>63,308</text:p>
          </table:table-cell>
          <table:table-cell office:value-type="float" office:value="0" calcext:value-type="float">
            <text:p>0</text:p>
          </table:table-cell>
          <table:table-cell office:value-type="float" office:value="3.64266666666667" calcext:value-type="float">
            <text:p>3,64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HEDNO_biomhxanikoi_6012</text:p>
          </table:table-cell>
          <table:table-cell office:value-type="string" calcext:value-type="string">
            <text:p>Αιγίου</text:p>
          </table:table-cell>
          <table:table-cell office:value-type="float" office:value="21113.9959999997" calcext:value-type="float">
            <text:p>21113,9959999997</text:p>
          </table:table-cell>
          <table:table-cell office:value-type="float" office:value="0" calcext:value-type="float">
            <text:p>0</text:p>
          </table:table-cell>
          <table:table-cell office:value-type="float" office:value="30.596" calcext:value-type="float">
            <text:p>30,596</text:p>
          </table:table-cell>
          <table:table-cell/>
          <table:table-cell office:value-type="float" office:value="1759.45666666666" calcext:value-type="float">
            <text:p>1759,4566666667</text:p>
          </table:table-cell>
          <table:table-cell office:value-type="float" office:value="0" calcext:value-type="float">
            <text:p>0</text:p>
          </table:table-cell>
          <table:table-cell office:value-type="float" office:value="24.093" calcext:value-type="float">
            <text:p>24,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HEDNO_biomhxanikoi_6013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HEDNO_biomhxanikoi_6014</text:p>
          </table:table-cell>
          <table:table-cell office:value-type="string" calcext:value-type="string">
            <text:p>Δυτ. Θεσ/κης</text:p>
          </table:table-cell>
          <table:table-cell office:value-type="float" office:value="21733.1440000003" calcext:value-type="float">
            <text:p>21733,1440000003</text:p>
          </table:table-cell>
          <table:table-cell office:value-type="float" office:value="0" calcext:value-type="float">
            <text:p>0</text:p>
          </table:table-cell>
          <table:table-cell office:value-type="float" office:value="17.084" calcext:value-type="float">
            <text:p>17,084</text:p>
          </table:table-cell>
          <table:table-cell/>
          <table:table-cell office:value-type="float" office:value="1811.07" calcext:value-type="float">
            <text:p>1811,07</text:p>
          </table:table-cell>
          <table:table-cell office:value-type="float" office:value="0" calcext:value-type="float">
            <text:p>0</text:p>
          </table:table-cell>
          <table:table-cell office:value-type="float" office:value="6.51566666666667" calcext:value-type="float">
            <text:p>6,51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HEDNO_biomhxanikoi_6015</text:p>
          </table:table-cell>
          <table:table-cell office:value-type="string" calcext:value-type="string">
            <text:p>Αιγάλεω</text:p>
          </table:table-cell>
          <table:table-cell office:value-type="float" office:value="234982.927999999" calcext:value-type="float">
            <text:p>234982,927999999</text:p>
          </table:table-cell>
          <table:table-cell office:value-type="float" office:value="0" calcext:value-type="float">
            <text:p>0</text:p>
          </table:table-cell>
          <table:table-cell office:value-type="float" office:value="18.584" calcext:value-type="float">
            <text:p>18,584</text:p>
          </table:table-cell>
          <table:table-cell/>
          <table:table-cell office:value-type="float" office:value="19581.6056666667" calcext:value-type="float">
            <text:p>19581,6056666667</text:p>
          </table:table-cell>
          <table:table-cell office:value-type="float" office:value="0" calcext:value-type="float">
            <text:p>0</text:p>
          </table:table-cell>
          <table:table-cell office:value-type="float" office:value="13.9903333333333" calcext:value-type="float">
            <text:p>13,99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HEDNO_biomhxanikoi_6016</text:p>
          </table:table-cell>
          <table:table-cell office:value-type="string" calcext:value-type="string">
            <text:p>Αιγάλεω</text:p>
          </table:table-cell>
          <table:table-cell office:value-type="float" office:value="140524.01" calcext:value-type="float">
            <text:p>140524,01</text:p>
          </table:table-cell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,23</text:p>
          </table:table-cell>
          <table:table-cell/>
          <table:table-cell office:value-type="float" office:value="11710.1425" calcext:value-type="float">
            <text:p>11710,1425</text:p>
          </table:table-cell>
          <table:table-cell office:value-type="float" office:value="0" calcext:value-type="float">
            <text:p>0</text:p>
          </table:table-cell>
          <table:table-cell office:value-type="float" office:value="15.7025" calcext:value-type="float">
            <text:p>15,7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HEDNO_biomhxanikoi_6017</text:p>
          </table:table-cell>
          <table:table-cell office:value-type="string" calcext:value-type="string">
            <text:p>Κορωπίου</text:p>
          </table:table-cell>
          <table:table-cell office:value-type="float" office:value="897242.848000009" calcext:value-type="float">
            <text:p>897242,848000009</text:p>
          </table:table-cell>
          <table:table-cell office:value-type="float" office:value="0" calcext:value-type="float">
            <text:p>0</text:p>
          </table:table-cell>
          <table:table-cell office:value-type="float" office:value="52.728" calcext:value-type="float">
            <text:p>52,728</text:p>
          </table:table-cell>
          <table:table-cell/>
          <table:table-cell office:value-type="float" office:value="74768.276" calcext:value-type="float">
            <text:p>74768,276</text:p>
          </table:table-cell>
          <table:table-cell office:value-type="float" office:value="0" calcext:value-type="float">
            <text:p>0</text:p>
          </table:table-cell>
          <table:table-cell office:value-type="float" office:value="47.6193333333333" calcext:value-type="float">
            <text:p>47,61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HEDNO_biomhxanikoi_6018</text:p>
          </table:table-cell>
          <table:table-cell office:value-type="string" calcext:value-type="string">
            <text:p>Δυτ. Θεσ/κη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HEDNO_biomhxanikoi_6019</text:p>
          </table:table-cell>
          <table:table-cell office:value-type="string" calcext:value-type="string">
            <text:p>Βόλου</text:p>
          </table:table-cell>
          <table:table-cell office:value-type="float" office:value="1887.54399999972" calcext:value-type="float">
            <text:p>1887,5439999997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157.295333333334" calcext:value-type="float">
            <text:p>157,2953333333</text:p>
          </table:table-cell>
          <table:table-cell office:value-type="float" office:value="0" calcext:value-type="float">
            <text:p>0</text:p>
          </table:table-cell>
          <table:table-cell office:value-type="float" office:value="0.903333333333333" calcext:value-type="float">
            <text:p>0,9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HEDNO_biomhxanikoi_6020</text:p>
          </table:table-cell>
          <table:table-cell office:value-type="string" calcext:value-type="string">
            <text:p>Αγρινίου</text:p>
          </table:table-cell>
          <table:table-cell office:value-type="float" office:value="1532.18999999998" calcext:value-type="float">
            <text:p>1532,19</text:p>
          </table:table-cell>
          <table:table-cell office:value-type="float" office:value="0" calcext:value-type="float">
            <text:p>0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127.6825" calcext:value-type="float">
            <text:p>127,6825</text:p>
          </table:table-cell>
          <table:table-cell office:value-type="float" office:value="0" calcext:value-type="float">
            <text:p>0</text:p>
          </table:table-cell>
          <table:table-cell office:value-type="float" office:value="5.79666666666667" calcext:value-type="float">
            <text:p>5,79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HEDNO_biomhxanikoi_6021</text:p>
          </table:table-cell>
          <table:table-cell office:value-type="string" calcext:value-type="string">
            <text:p>Δυτ. Θεσ/κης</text:p>
          </table:table-cell>
          <table:table-cell office:value-type="float" office:value="358151.764000005" calcext:value-type="float">
            <text:p>358151,764000005</text:p>
          </table:table-cell>
          <table:table-cell office:value-type="float" office:value="0" calcext:value-type="float">
            <text:p>0</text:p>
          </table:table-cell>
          <table:table-cell office:value-type="float" office:value="10.432" calcext:value-type="float">
            <text:p>10,432</text:p>
          </table:table-cell>
          <table:table-cell/>
          <table:table-cell office:value-type="float" office:value="29845.1323333333" calcext:value-type="float">
            <text:p>29845,1323333333</text:p>
          </table:table-cell>
          <table:table-cell office:value-type="float" office:value="0" calcext:value-type="float">
            <text:p>0</text:p>
          </table:table-cell>
          <table:table-cell office:value-type="float" office:value="10.367" calcext:value-type="float">
            <text:p>10,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HEDNO_biomhxanikoi_6022</text:p>
          </table:table-cell>
          <table:table-cell office:value-type="string" calcext:value-type="string">
            <text:p>Κορωπίου</text:p>
          </table:table-cell>
          <table:table-cell office:value-type="float" office:value="77680.8880000009" calcext:value-type="float">
            <text:p>77680,8880000009</text:p>
          </table:table-cell>
          <table:table-cell office:value-type="float" office:value="0" calcext:value-type="float">
            <text:p>0</text:p>
          </table:table-cell>
          <table:table-cell office:value-type="float" office:value="8.728" calcext:value-type="float">
            <text:p>8,728</text:p>
          </table:table-cell>
          <table:table-cell/>
          <table:table-cell office:value-type="float" office:value="6473.17633333333" calcext:value-type="float">
            <text:p>6473,1763333333</text:p>
          </table:table-cell>
          <table:table-cell office:value-type="float" office:value="0" calcext:value-type="float">
            <text:p>0</text:p>
          </table:table-cell>
          <table:table-cell office:value-type="float" office:value="7.38766666666667" calcext:value-type="float">
            <text:p>7,38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HEDNO_biomhxanikoi_6023</text:p>
          </table:table-cell>
          <table:table-cell office:value-type="string" calcext:value-type="string">
            <text:p>Αιγίου</text:p>
          </table:table-cell>
          <table:table-cell office:value-type="float" office:value="17589.272" calcext:value-type="float">
            <text:p>17589,272</text:p>
          </table:table-cell>
          <table:table-cell office:value-type="float" office:value="0" calcext:value-type="float">
            <text:p>0</text:p>
          </table:table-cell>
          <table:table-cell office:value-type="float" office:value="16.124" calcext:value-type="float">
            <text:p>16,124</text:p>
          </table:table-cell>
          <table:table-cell/>
          <table:table-cell office:value-type="float" office:value="1465.77266666667" calcext:value-type="float">
            <text:p>1465,7726666667</text:p>
          </table:table-cell>
          <table:table-cell office:value-type="float" office:value="0" calcext:value-type="float">
            <text:p>0</text:p>
          </table:table-cell>
          <table:table-cell office:value-type="float" office:value="4.495" calcext:value-type="float">
            <text:p>4,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HEDNO_biomhxanikoi_6024</text:p>
          </table:table-cell>
          <table:table-cell office:value-type="string" calcext:value-type="string">
            <text:p>Λαυρίου</text:p>
          </table:table-cell>
          <table:table-cell office:value-type="float" office:value="100088.250000002" calcext:value-type="float">
            <text:p>100088,250000002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/>
          <table:table-cell office:value-type="float" office:value="8340.65666666666" calcext:value-type="float">
            <text:p>8340,6566666667</text:p>
          </table:table-cell>
          <table:table-cell office:value-type="float" office:value="0" calcext:value-type="float">
            <text:p>0</text:p>
          </table:table-cell>
          <table:table-cell office:value-type="float" office:value="10.9133333333333" calcext:value-type="float">
            <text:p>10,9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HEDNO_biomhxanikoi_6025</text:p>
          </table:table-cell>
          <table:table-cell office:value-type="string" calcext:value-type="string">
            <text:p>Δυτ. Θεσ/κης</text:p>
          </table:table-cell>
          <table:table-cell office:value-type="float" office:value="91046.3880000021" calcext:value-type="float">
            <text:p>91046,3880000021</text:p>
          </table:table-cell>
          <table:table-cell office:value-type="float" office:value="0" calcext:value-type="float">
            <text:p>0</text:p>
          </table:table-cell>
          <table:table-cell office:value-type="float" office:value="18.396" calcext:value-type="float">
            <text:p>18,396</text:p>
          </table:table-cell>
          <table:table-cell/>
          <table:table-cell office:value-type="float" office:value="7587.16366666667" calcext:value-type="float">
            <text:p>7587,1636666667</text:p>
          </table:table-cell>
          <table:table-cell office:value-type="float" office:value="0" calcext:value-type="float">
            <text:p>0</text:p>
          </table:table-cell>
          <table:table-cell office:value-type="float" office:value="15.6856666666667" calcext:value-type="float">
            <text:p>15,68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HEDNO_biomhxanikoi_6026</text:p>
          </table:table-cell>
          <table:table-cell office:value-type="string" calcext:value-type="string">
            <text:p>Δυτ. Θεσ/κης</text:p>
          </table:table-cell>
          <table:table-cell office:value-type="float" office:value="80522.1240000003" calcext:value-type="float">
            <text:p>80522,1240000003</text:p>
          </table:table-cell>
          <table:table-cell office:value-type="float" office:value="0" calcext:value-type="float">
            <text:p>0</text:p>
          </table:table-cell>
          <table:table-cell office:value-type="float" office:value="18.412" calcext:value-type="float">
            <text:p>18,412</text:p>
          </table:table-cell>
          <table:table-cell/>
          <table:table-cell office:value-type="float" office:value="6710.17366666667" calcext:value-type="float">
            <text:p>6710,1736666667</text:p>
          </table:table-cell>
          <table:table-cell office:value-type="float" office:value="0" calcext:value-type="float">
            <text:p>0</text:p>
          </table:table-cell>
          <table:table-cell office:value-type="float" office:value="15.228" calcext:value-type="float">
            <text:p>15,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HEDNO_biomhxanikoi_6027</text:p>
          </table:table-cell>
          <table:table-cell office:value-type="string" calcext:value-type="string">
            <text:p>Δυτ. Θεσ/κης</text:p>
          </table:table-cell>
          <table:table-cell office:value-type="float" office:value="102765.163999986" calcext:value-type="float">
            <text:p>102765,163999986</text:p>
          </table:table-cell>
          <table:table-cell office:value-type="float" office:value="0" calcext:value-type="float">
            <text:p>0</text:p>
          </table:table-cell>
          <table:table-cell office:value-type="float" office:value="15.284" calcext:value-type="float">
            <text:p>15,284</text:p>
          </table:table-cell>
          <table:table-cell/>
          <table:table-cell office:value-type="float" office:value="8563.72200000001" calcext:value-type="float">
            <text:p>8563,722</text:p>
          </table:table-cell>
          <table:table-cell office:value-type="float" office:value="0" calcext:value-type="float">
            <text:p>0</text:p>
          </table:table-cell>
          <table:table-cell office:value-type="float" office:value="11.283" calcext:value-type="float">
            <text:p>11,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HEDNO_biomhxanikoi_6028</text:p>
          </table:table-cell>
          <table:table-cell office:value-type="string" calcext:value-type="string">
            <text:p>Δυτ. Θεσ/κης</text:p>
          </table:table-cell>
          <table:table-cell office:value-type="float" office:value="8572.71600000006" calcext:value-type="float">
            <text:p>8572,716000000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714.369666666665" calcext:value-type="float">
            <text:p>714,3696666667</text:p>
          </table:table-cell>
          <table:table-cell office:value-type="float" office:value="0" calcext:value-type="float">
            <text:p>0</text:p>
          </table:table-cell>
          <table:table-cell office:value-type="float" office:value="1.48266666666667" calcext:value-type="float">
            <text:p>1,48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HEDNO_biomhxanikoi_6029</text:p>
          </table:table-cell>
          <table:table-cell office:value-type="string" calcext:value-type="string">
            <text:p>Πάτρας</text:p>
          </table:table-cell>
          <table:table-cell office:value-type="float" office:value="80280.8719999998" calcext:value-type="float">
            <text:p>80280,8719999998</text:p>
          </table:table-cell>
          <table:table-cell office:value-type="float" office:value="0" calcext:value-type="float">
            <text:p>0</text:p>
          </table:table-cell>
          <table:table-cell office:value-type="float" office:value="12.688" calcext:value-type="float">
            <text:p>12,688</text:p>
          </table:table-cell>
          <table:table-cell/>
          <table:table-cell office:value-type="float" office:value="6689.95266666667" calcext:value-type="float">
            <text:p>6689,9526666667</text:p>
          </table:table-cell>
          <table:table-cell office:value-type="float" office:value="0" calcext:value-type="float">
            <text:p>0</text:p>
          </table:table-cell>
          <table:table-cell office:value-type="float" office:value="8.64333333333333" calcext:value-type="float">
            <text:p>8,6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HEDNO_biomhxanikoi_6030</text:p>
          </table:table-cell>
          <table:table-cell office:value-type="string" calcext:value-type="string">
            <text:p>Δυτ. Θεσ/κης</text:p>
          </table:table-cell>
          <table:table-cell office:value-type="float" office:value="108559.415999997" calcext:value-type="float">
            <text:p>108559,415999997</text:p>
          </table:table-cell>
          <table:table-cell office:value-type="float" office:value="0" calcext:value-type="float">
            <text:p>0</text:p>
          </table:table-cell>
          <table:table-cell office:value-type="float" office:value="22.692" calcext:value-type="float">
            <text:p>22,692</text:p>
          </table:table-cell>
          <table:table-cell/>
          <table:table-cell office:value-type="float" office:value="9046.60266666667" calcext:value-type="float">
            <text:p>9046,6026666667</text:p>
          </table:table-cell>
          <table:table-cell office:value-type="float" office:value="0" calcext:value-type="float">
            <text:p>0</text:p>
          </table:table-cell>
          <table:table-cell office:value-type="float" office:value="21.4723333333333" calcext:value-type="float">
            <text:p>21,47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HEDNO_biomhxanikoi_6031</text:p>
          </table:table-cell>
          <table:table-cell office:value-type="string" calcext:value-type="string">
            <text:p>Δυτ. Θεσ/κης</text:p>
          </table:table-cell>
          <table:table-cell office:value-type="float" office:value="213991.999999991" calcext:value-type="float">
            <text:p>213991,999999991</text:p>
          </table:table-cell>
          <table:table-cell office:value-type="float" office:value="0" calcext:value-type="float">
            <text:p>0</text:p>
          </table:table-cell>
          <table:table-cell office:value-type="float" office:value="6.984" calcext:value-type="float">
            <text:p>6,984</text:p>
          </table:table-cell>
          <table:table-cell/>
          <table:table-cell office:value-type="float" office:value="17832.12" calcext:value-type="float">
            <text:p>17832,12</text:p>
          </table:table-cell>
          <table:table-cell office:value-type="float" office:value="0" calcext:value-type="float">
            <text:p>0</text:p>
          </table:table-cell>
          <table:table-cell office:value-type="float" office:value="6.79033333333333" calcext:value-type="float">
            <text:p>6,79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HEDNO_biomhxanikoi_6032</text:p>
          </table:table-cell>
          <table:table-cell office:value-type="string" calcext:value-type="string">
            <text:p>Δυτ. Θεσ/κης</text:p>
          </table:table-cell>
          <table:table-cell office:value-type="float" office:value="0.344" calcext:value-type="float">
            <text:p>0,344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,296</text:p>
          </table:table-cell>
          <table:table-cell/>
          <table:table-cell office:value-type="float" office:value="0.0286666666666667" calcext:value-type="float">
            <text:p>0,0286666667</text:p>
          </table:table-cell>
          <table:table-cell office:value-type="float" office:value="0" calcext:value-type="float">
            <text:p>0</text:p>
          </table:table-cell>
          <table:table-cell office:value-type="float" office:value="0.0273333333333333" calcext:value-type="float">
            <text:p>0,02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HEDNO_biomhxanikoi_6033</text:p>
          </table:table-cell>
          <table:table-cell office:value-type="string" calcext:value-type="string">
            <text:p>Δυτ. Θεσ/κης</text:p>
          </table:table-cell>
          <table:table-cell office:value-type="float" office:value="15649.8040000013" calcext:value-type="float">
            <text:p>15649,8040000013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,68</text:p>
          </table:table-cell>
          <table:table-cell/>
          <table:table-cell office:value-type="float" office:value="1304.15033333333" calcext:value-type="float">
            <text:p>1304,1503333333</text:p>
          </table:table-cell>
          <table:table-cell office:value-type="float" office:value="0" calcext:value-type="float">
            <text:p>0</text:p>
          </table:table-cell>
          <table:table-cell office:value-type="float" office:value="9.154" calcext:value-type="float">
            <text:p>9,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HEDNO_biomhxanikoi_6034</text:p>
          </table:table-cell>
          <table:table-cell office:value-type="string" calcext:value-type="string">
            <text:p>Αλιβερίου</text:p>
          </table:table-cell>
          <table:table-cell office:value-type="float" office:value="55142.0520000013" calcext:value-type="float">
            <text:p>55142,0520000013</text:p>
          </table:table-cell>
          <table:table-cell office:value-type="float" office:value="0" calcext:value-type="float">
            <text:p>0</text:p>
          </table:table-cell>
          <table:table-cell office:value-type="float" office:value="29.368" calcext:value-type="float">
            <text:p>29,368</text:p>
          </table:table-cell>
          <table:table-cell/>
          <table:table-cell office:value-type="float" office:value="4595.16633333332" calcext:value-type="float">
            <text:p>4595,1663333333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,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HEDNO_biomhxanikoi_6035</text:p>
          </table:table-cell>
          <table:table-cell office:value-type="string" calcext:value-type="string">
            <text:p>Δυτ. Θεσ/κης</text:p>
          </table:table-cell>
          <table:table-cell office:value-type="float" office:value="13885.1880000002" calcext:value-type="float">
            <text:p>13885,1880000002</text:p>
          </table:table-cell>
          <table:table-cell office:value-type="float" office:value="0" calcext:value-type="float">
            <text:p>0</text:p>
          </table:table-cell>
          <table:table-cell office:value-type="float" office:value="4.596" calcext:value-type="float">
            <text:p>4,596</text:p>
          </table:table-cell>
          <table:table-cell/>
          <table:table-cell office:value-type="float" office:value="1157.038" calcext:value-type="float">
            <text:p>1157,038</text:p>
          </table:table-cell>
          <table:table-cell office:value-type="float" office:value="0" calcext:value-type="float">
            <text:p>0</text:p>
          </table:table-cell>
          <table:table-cell office:value-type="float" office:value="2.429" calcext:value-type="float">
            <text:p>2,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HEDNO_biomhxanikoi_6036</text:p>
          </table:table-cell>
          <table:table-cell office:value-type="string" calcext:value-type="string">
            <text:p>Κορωπίου</text:p>
          </table:table-cell>
          <table:table-cell office:value-type="float" office:value="20144.524" calcext:value-type="float">
            <text:p>20144,524</text:p>
          </table:table-cell>
          <table:table-cell office:value-type="float" office:value="0" calcext:value-type="float">
            <text:p>0</text:p>
          </table:table-cell>
          <table:table-cell office:value-type="float" office:value="7.604" calcext:value-type="float">
            <text:p>7,604</text:p>
          </table:table-cell>
          <table:table-cell/>
          <table:table-cell office:value-type="float" office:value="1678.67066666667" calcext:value-type="float">
            <text:p>1678,6706666667</text:p>
          </table:table-cell>
          <table:table-cell office:value-type="float" office:value="0" calcext:value-type="float">
            <text:p>0</text:p>
          </table:table-cell>
          <table:table-cell office:value-type="float" office:value="6.92333333333333" calcext:value-type="float">
            <text:p>6,9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HEDNO_biomhxanikoi_6037</text:p>
          </table:table-cell>
          <table:table-cell office:value-type="string" calcext:value-type="string">
            <text:p>Δυτ. Θεσ/κης</text:p>
          </table:table-cell>
          <table:table-cell office:value-type="float" office:value="9421.4760000002" calcext:value-type="float">
            <text:p>9421,4760000002</text:p>
          </table:table-cell>
          <table:table-cell office:value-type="float" office:value="0" calcext:value-type="float">
            <text:p>0</text:p>
          </table:table-cell>
          <table:table-cell office:value-type="float" office:value="8.024" calcext:value-type="float">
            <text:p>8,024</text:p>
          </table:table-cell>
          <table:table-cell/>
          <table:table-cell office:value-type="float" office:value="785.122999999996" calcext:value-type="float">
            <text:p>785,123</text:p>
          </table:table-cell>
          <table:table-cell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HEDNO_biomhxanikoi_6038</text:p>
          </table:table-cell>
          <table:table-cell office:value-type="string" calcext:value-type="string">
            <text:p>Κορωπίου</text:p>
          </table:table-cell>
          <table:table-cell office:value-type="float" office:value="279087.300000004" calcext:value-type="float">
            <text:p>279087,300000004</text:p>
          </table:table-cell>
          <table:table-cell office:value-type="float" office:value="0" calcext:value-type="float">
            <text:p>0</text:p>
          </table:table-cell>
          <table:table-cell office:value-type="float" office:value="49.78" calcext:value-type="float">
            <text:p>49,78</text:p>
          </table:table-cell>
          <table:table-cell/>
          <table:table-cell office:value-type="float" office:value="23257.1616666666" calcext:value-type="float">
            <text:p>23257,1616666666</text:p>
          </table:table-cell>
          <table:table-cell office:value-type="float" office:value="0" calcext:value-type="float">
            <text:p>0</text:p>
          </table:table-cell>
          <table:table-cell office:value-type="float" office:value="42.6983333333333" calcext:value-type="float">
            <text:p>42,69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HEDNO_biomhxanikoi_6039</text:p>
          </table:table-cell>
          <table:table-cell office:value-type="string" calcext:value-type="string">
            <text:p>Κ.Αχαϊας</text:p>
          </table:table-cell>
          <table:table-cell office:value-type="float" office:value="17616.9400000003" calcext:value-type="float">
            <text:p>17616,9400000003</text:p>
          </table:table-cell>
          <table:table-cell office:value-type="float" office:value="0" calcext:value-type="float">
            <text:p>0</text:p>
          </table:table-cell>
          <table:table-cell office:value-type="float" office:value="4.012" calcext:value-type="float">
            <text:p>4,012</text:p>
          </table:table-cell>
          <table:table-cell/>
          <table:table-cell office:value-type="float" office:value="1468.05633333333" calcext:value-type="float">
            <text:p>1468,0563333333</text:p>
          </table:table-cell>
          <table:table-cell office:value-type="float" office:value="0" calcext:value-type="float">
            <text:p>0</text:p>
          </table:table-cell>
          <table:table-cell office:value-type="float" office:value="3.251" calcext:value-type="float">
            <text:p>3,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HEDNO_biomhxanikoi_6040</text:p>
          </table:table-cell>
          <table:table-cell office:value-type="string" calcext:value-type="string">
            <text:p>Δυτ. Θεσ/κης</text:p>
          </table:table-cell>
          <table:table-cell office:value-type="float" office:value="43629.2800000008" calcext:value-type="float">
            <text:p>43629,2800000008</text:p>
          </table:table-cell>
          <table:table-cell office:value-type="float" office:value="0" calcext:value-type="float">
            <text:p>0</text:p>
          </table:table-cell>
          <table:table-cell office:value-type="float" office:value="19.944" calcext:value-type="float">
            <text:p>19,944</text:p>
          </table:table-cell>
          <table:table-cell/>
          <table:table-cell office:value-type="float" office:value="3635.77333333332" calcext:value-type="float">
            <text:p>3635,7733333333</text:p>
          </table:table-cell>
          <table:table-cell office:value-type="float" office:value="0" calcext:value-type="float">
            <text:p>0</text:p>
          </table:table-cell>
          <table:table-cell office:value-type="float" office:value="9.184" calcext:value-type="float">
            <text:p>9,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HEDNO_biomhxanikoi_6041</text:p>
          </table:table-cell>
          <table:table-cell office:value-type="string" calcext:value-type="string">
            <text:p>Περιστερίου</text:p>
          </table:table-cell>
          <table:table-cell office:value-type="float" office:value="143970.264" calcext:value-type="float">
            <text:p>143970,264</text:p>
          </table:table-cell>
          <table:table-cell office:value-type="float" office:value="0" calcext:value-type="float">
            <text:p>0</text:p>
          </table:table-cell>
          <table:table-cell office:value-type="float" office:value="15.936" calcext:value-type="float">
            <text:p>15,936</text:p>
          </table:table-cell>
          <table:table-cell/>
          <table:table-cell office:value-type="float" office:value="11997.27" calcext:value-type="float">
            <text:p>11997,27</text:p>
          </table:table-cell>
          <table:table-cell office:value-type="float" office:value="0" calcext:value-type="float">
            <text:p>0</text:p>
          </table:table-cell>
          <table:table-cell office:value-type="float" office:value="14.8073333333333" calcext:value-type="float">
            <text:p>14,80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HEDNO_biomhxanikoi_6042</text:p>
          </table:table-cell>
          <table:table-cell office:value-type="string" calcext:value-type="string">
            <text:p>Πάτρας</text:p>
          </table:table-cell>
          <table:table-cell office:value-type="float" office:value="4704.17200000001" calcext:value-type="float">
            <text:p>4704,172</text:p>
          </table:table-cell>
          <table:table-cell office:value-type="float" office:value="0" calcext:value-type="float">
            <text:p>0</text:p>
          </table:table-cell>
          <table:table-cell office:value-type="float" office:value="6.076" calcext:value-type="float">
            <text:p>6,076</text:p>
          </table:table-cell>
          <table:table-cell/>
          <table:table-cell office:value-type="float" office:value="392.014333333334" calcext:value-type="float">
            <text:p>392,0143333333</text:p>
          </table:table-cell>
          <table:table-cell office:value-type="float" office:value="0" calcext:value-type="float">
            <text:p>0</text:p>
          </table:table-cell>
          <table:table-cell office:value-type="float" office:value="2.557" calcext:value-type="float">
            <text:p>2,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HEDNO_biomhxanikoi_6043</text:p>
          </table:table-cell>
          <table:table-cell office:value-type="string" calcext:value-type="string">
            <text:p>Λαυρίου</text:p>
          </table:table-cell>
          <table:table-cell office:value-type="float" office:value="23024.9639999996" calcext:value-type="float">
            <text:p>23024,963999999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,56</text:p>
          </table:table-cell>
          <table:table-cell/>
          <table:table-cell office:value-type="float" office:value="1918.68233333333" calcext:value-type="float">
            <text:p>1918,6823333333</text:p>
          </table:table-cell>
          <table:table-cell office:value-type="float" office:value="0" calcext:value-type="float">
            <text:p>0</text:p>
          </table:table-cell>
          <table:table-cell office:value-type="float" office:value="6.85766666666667" calcext:value-type="float">
            <text:p>6,85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HEDNO_biomhxanikoi_6044</text:p>
          </table:table-cell>
          <table:table-cell office:value-type="string" calcext:value-type="string">
            <text:p>Δυτ. Θεσ/κης</text:p>
          </table:table-cell>
          <table:table-cell office:value-type="float" office:value="10770.1919999999" calcext:value-type="float">
            <text:p>10770,1919999999</text:p>
          </table:table-cell>
          <table:table-cell office:value-type="float" office:value="0" calcext:value-type="float">
            <text:p>0</text:p>
          </table:table-cell>
          <table:table-cell office:value-type="float" office:value="4.66" calcext:value-type="float">
            <text:p>4,66</text:p>
          </table:table-cell>
          <table:table-cell/>
          <table:table-cell office:value-type="float" office:value="897.512333333332" calcext:value-type="float">
            <text:p>897,5123333333</text:p>
          </table:table-cell>
          <table:table-cell office:value-type="float" office:value="0" calcext:value-type="float">
            <text:p>0</text:p>
          </table:table-cell>
          <table:table-cell office:value-type="float" office:value="3.34633333333333" calcext:value-type="float">
            <text:p>3,34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HEDNO_biomhxanikoi_6045</text:p>
          </table:table-cell>
          <table:table-cell office:value-type="string" calcext:value-type="string">
            <text:p>Δυτ. Θεσ/κης</text:p>
          </table:table-cell>
          <table:table-cell office:value-type="float" office:value="38780.6279999999" calcext:value-type="float">
            <text:p>38780,6279999999</text:p>
          </table:table-cell>
          <table:table-cell office:value-type="float" office:value="0" calcext:value-type="float">
            <text:p>0</text:p>
          </table:table-cell>
          <table:table-cell office:value-type="float" office:value="11.656" calcext:value-type="float">
            <text:p>11,656</text:p>
          </table:table-cell>
          <table:table-cell/>
          <table:table-cell office:value-type="float" office:value="3231.70366666667" calcext:value-type="float">
            <text:p>3231,7036666667</text:p>
          </table:table-cell>
          <table:table-cell office:value-type="float" office:value="0" calcext:value-type="float">
            <text:p>0</text:p>
          </table:table-cell>
          <table:table-cell office:value-type="float" office:value="8.31433333333333" calcext:value-type="float">
            <text:p>8,31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HEDNO_biomhxanikoi_6046</text:p>
          </table:table-cell>
          <table:table-cell office:value-type="string" calcext:value-type="string">
            <text:p>Δυτ. Θεσ/κης</text:p>
          </table:table-cell>
          <table:table-cell office:value-type="float" office:value="32241.0319999999" calcext:value-type="float">
            <text:p>32241,0319999999</text:p>
          </table:table-cell>
          <table:table-cell office:value-type="float" office:value="0" calcext:value-type="float">
            <text:p>0</text:p>
          </table:table-cell>
          <table:table-cell office:value-type="float" office:value="8.132" calcext:value-type="float">
            <text:p>8,132</text:p>
          </table:table-cell>
          <table:table-cell/>
          <table:table-cell office:value-type="float" office:value="2686.69766666667" calcext:value-type="float">
            <text:p>2686,6976666667</text:p>
          </table:table-cell>
          <table:table-cell office:value-type="float" office:value="0" calcext:value-type="float">
            <text:p>0</text:p>
          </table:table-cell>
          <table:table-cell office:value-type="float" office:value="4.296" calcext:value-type="float">
            <text:p>4,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HEDNO_pv_lv_300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022.115" calcext:value-type="float">
            <text:p>37022,115</text:p>
          </table:table-cell>
          <table:table-cell/>
          <table:table-cell office:value-type="float" office:value="4.981" calcext:value-type="float">
            <text:p>4,981</text:p>
          </table:table-cell>
          <table:table-cell office:value-type="float" office:value="0" calcext:value-type="float">
            <text:p>0</text:p>
          </table:table-cell>
          <table:table-cell office:value-type="float" office:value="3085.17625" calcext:value-type="float">
            <text:p>3085,17625</text:p>
          </table:table-cell>
          <table:table-cell office:value-type="float" office:value="0" calcext:value-type="float">
            <text:p>0</text:p>
          </table:table-cell>
          <table:table-cell office:value-type="float" office:value="4.44691666666667" calcext:value-type="float">
            <text:p>4,4469166667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HEDNO_pv_lv_300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525.932" calcext:value-type="float">
            <text:p>28525,932</text:p>
          </table:table-cell>
          <table:table-cell/>
          <table:table-cell office:value-type="float" office:value="4.84" calcext:value-type="float">
            <text:p>4,84</text:p>
          </table:table-cell>
          <table:table-cell office:value-type="float" office:value="0" calcext:value-type="float">
            <text:p>0</text:p>
          </table:table-cell>
          <table:table-cell office:value-type="float" office:value="2377.161" calcext:value-type="float">
            <text:p>2377,161</text:p>
          </table:table-cell>
          <table:table-cell office:value-type="float" office:value="0" calcext:value-type="float">
            <text:p>0</text:p>
          </table:table-cell>
          <table:table-cell office:value-type="float" office:value="4.405" calcext:value-type="float">
            <text:p>4,40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HEDNO_pv_lv_300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331.5860000003" calcext:value-type="float">
            <text:p>35331,5860000003</text:p>
          </table:table-cell>
          <table:table-cell/>
          <table:table-cell office:value-type="float" office:value="4.927" calcext:value-type="float">
            <text:p>4,927</text:p>
          </table:table-cell>
          <table:table-cell office:value-type="float" office:value="0" calcext:value-type="float">
            <text:p>0</text:p>
          </table:table-cell>
          <table:table-cell office:value-type="float" office:value="2944.29883333333" calcext:value-type="float">
            <text:p>2944,2988333333</text:p>
          </table:table-cell>
          <table:table-cell office:value-type="float" office:value="0" calcext:value-type="float">
            <text:p>0</text:p>
          </table:table-cell>
          <table:table-cell office:value-type="float" office:value="4.56983333333333" calcext:value-type="float">
            <text:p>4,569833333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HEDNO_pv_lv_300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479.616" calcext:value-type="float">
            <text:p>37479,616</text:p>
          </table:table-cell>
          <table:table-cell/>
          <table:table-cell office:value-type="float" office:value="5.347" calcext:value-type="float">
            <text:p>5,347</text:p>
          </table:table-cell>
          <table:table-cell office:value-type="float" office:value="0" calcext:value-type="float">
            <text:p>0</text:p>
          </table:table-cell>
          <table:table-cell office:value-type="float" office:value="3123.30133333333" calcext:value-type="float">
            <text:p>3123,3013333333</text:p>
          </table:table-cell>
          <table:table-cell office:value-type="float" office:value="0" calcext:value-type="float">
            <text:p>0</text:p>
          </table:table-cell>
          <table:table-cell office:value-type="float" office:value="4.87833333333333" calcext:value-type="float">
            <text:p>4,878333333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HEDNO_pv_lv_300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435.6939999999" calcext:value-type="float">
            <text:p>38435,6939999999</text:p>
          </table:table-cell>
          <table:table-cell/>
          <table:table-cell office:value-type="float" office:value="5.188" calcext:value-type="float">
            <text:p>5,188</text:p>
          </table:table-cell>
          <table:table-cell office:value-type="float" office:value="0" calcext:value-type="float">
            <text:p>0</text:p>
          </table:table-cell>
          <table:table-cell office:value-type="float" office:value="3202.9745" calcext:value-type="float">
            <text:p>3202,9745</text:p>
          </table:table-cell>
          <table:table-cell office:value-type="float" office:value="0" calcext:value-type="float">
            <text:p>0</text:p>
          </table:table-cell>
          <table:table-cell office:value-type="float" office:value="4.79633333333333" calcext:value-type="float">
            <text:p>4,7963333333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HEDNO_pv_lv_300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057.8319999999" calcext:value-type="float">
            <text:p>35057,8319999999</text:p>
          </table:table-cell>
          <table:table-cell/>
          <table:table-cell office:value-type="float" office:value="4.997" calcext:value-type="float">
            <text:p>4,997</text:p>
          </table:table-cell>
          <table:table-cell office:value-type="float" office:value="0" calcext:value-type="float">
            <text:p>0</text:p>
          </table:table-cell>
          <table:table-cell office:value-type="float" office:value="2921.486" calcext:value-type="float">
            <text:p>2921,486</text:p>
          </table:table-cell>
          <table:table-cell office:value-type="float" office:value="0" calcext:value-type="float">
            <text:p>0</text:p>
          </table:table-cell>
          <table:table-cell office:value-type="float" office:value="4.63958333333333" calcext:value-type="float">
            <text:p>4,6395833333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HEDNO_pv_lv_300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832.0110000001" calcext:value-type="float">
            <text:p>37832,0110000001</text:p>
          </table:table-cell>
          <table:table-cell/>
          <table:table-cell office:value-type="float" office:value="4.765" calcext:value-type="float">
            <text:p>4,765</text:p>
          </table:table-cell>
          <table:table-cell office:value-type="float" office:value="0" calcext:value-type="float">
            <text:p>0</text:p>
          </table:table-cell>
          <table:table-cell office:value-type="float" office:value="3152.66758333333" calcext:value-type="float">
            <text:p>3152,6675833333</text:p>
          </table:table-cell>
          <table:table-cell office:value-type="float" office:value="0" calcext:value-type="float">
            <text:p>0</text:p>
          </table:table-cell>
          <table:table-cell office:value-type="float" office:value="4.63808333333333" calcext:value-type="float">
            <text:p>4,6380833333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HEDNO_pv_lv_300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419.5539999999" calcext:value-type="float">
            <text:p>38419,5539999999</text:p>
          </table:table-cell>
          <table:table-cell/>
          <table:table-cell office:value-type="float" office:value="5.095" calcext:value-type="float">
            <text:p>5,095</text:p>
          </table:table-cell>
          <table:table-cell office:value-type="float" office:value="0" calcext:value-type="float">
            <text:p>0</text:p>
          </table:table-cell>
          <table:table-cell office:value-type="float" office:value="3201.6295" calcext:value-type="float">
            <text:p>3201,6295</text:p>
          </table:table-cell>
          <table:table-cell office:value-type="float" office:value="0" calcext:value-type="float">
            <text:p>0</text:p>
          </table:table-cell>
          <table:table-cell office:value-type="float" office:value="4.70116666666667" calcext:value-type="float">
            <text:p>4,7011666667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HEDNO_pv_lv_300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523.7249999999" calcext:value-type="float">
            <text:p>38523,7249999999</text:p>
          </table:table-cell>
          <table:table-cell/>
          <table:table-cell office:value-type="float" office:value="5.221" calcext:value-type="float">
            <text:p>5,221</text:p>
          </table:table-cell>
          <table:table-cell office:value-type="float" office:value="0" calcext:value-type="float">
            <text:p>0</text:p>
          </table:table-cell>
          <table:table-cell office:value-type="float" office:value="3210.31041666667" calcext:value-type="float">
            <text:p>3210,3104166667</text:p>
          </table:table-cell>
          <table:table-cell office:value-type="float" office:value="0" calcext:value-type="float">
            <text:p>0</text:p>
          </table:table-cell>
          <table:table-cell office:value-type="float" office:value="4.769" calcext:value-type="float">
            <text:p>4,76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HEDNO_pv_lv_301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404.963" calcext:value-type="float">
            <text:p>32404,963</text:p>
          </table:table-cell>
          <table:table-cell/>
          <table:table-cell office:value-type="float" office:value="5.242" calcext:value-type="float">
            <text:p>5,242</text:p>
          </table:table-cell>
          <table:table-cell office:value-type="float" office:value="0" calcext:value-type="float">
            <text:p>0</text:p>
          </table:table-cell>
          <table:table-cell office:value-type="float" office:value="2700.41358333333" calcext:value-type="float">
            <text:p>2700,4135833333</text:p>
          </table:table-cell>
          <table:table-cell office:value-type="float" office:value="0" calcext:value-type="float">
            <text:p>0</text:p>
          </table:table-cell>
          <table:table-cell office:value-type="float" office:value="4.79116666666667" calcext:value-type="float">
            <text:p>4,7911666667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HEDNO_pv_lv_301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314.433" calcext:value-type="float">
            <text:p>32314,433</text:p>
          </table:table-cell>
          <table:table-cell/>
          <table:table-cell office:value-type="float" office:value="5.217" calcext:value-type="float">
            <text:p>5,217</text:p>
          </table:table-cell>
          <table:table-cell office:value-type="float" office:value="0" calcext:value-type="float">
            <text:p>0</text:p>
          </table:table-cell>
          <table:table-cell office:value-type="float" office:value="2692.86941666667" calcext:value-type="float">
            <text:p>2692,8694166667</text:p>
          </table:table-cell>
          <table:table-cell office:value-type="float" office:value="0" calcext:value-type="float">
            <text:p>0</text:p>
          </table:table-cell>
          <table:table-cell office:value-type="float" office:value="4.7895" calcext:value-type="float">
            <text:p>4,7895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HEDNO_pv_lv_301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611.42" calcext:value-type="float">
            <text:p>29611,42</text:p>
          </table:table-cell>
          <table:table-cell/>
          <table:table-cell office:value-type="float" office:value="5.008" calcext:value-type="float">
            <text:p>5,008</text:p>
          </table:table-cell>
          <table:table-cell office:value-type="float" office:value="0" calcext:value-type="float">
            <text:p>0</text:p>
          </table:table-cell>
          <table:table-cell office:value-type="float" office:value="2467.61833333333" calcext:value-type="float">
            <text:p>2467,6183333333</text:p>
          </table:table-cell>
          <table:table-cell office:value-type="float" office:value="0" calcext:value-type="float">
            <text:p>0</text:p>
          </table:table-cell>
          <table:table-cell office:value-type="float" office:value="4.40158333333333" calcext:value-type="float">
            <text:p>4,4015833333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HEDNO_pv_lv_301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6768.6520000001" calcext:value-type="float">
            <text:p>26768,6520000001</text:p>
          </table:table-cell>
          <table:table-cell/>
          <table:table-cell office:value-type="float" office:value="4.294" calcext:value-type="float">
            <text:p>4,294</text:p>
          </table:table-cell>
          <table:table-cell office:value-type="float" office:value="0" calcext:value-type="float">
            <text:p>0</text:p>
          </table:table-cell>
          <table:table-cell office:value-type="float" office:value="2230.721" calcext:value-type="float">
            <text:p>2230,721</text:p>
          </table:table-cell>
          <table:table-cell office:value-type="float" office:value="0" calcext:value-type="float">
            <text:p>0</text:p>
          </table:table-cell>
          <table:table-cell office:value-type="float" office:value="3.61166666666667" calcext:value-type="float">
            <text:p>3,6116666667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HEDNO_pv_lv_301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414.2870000002" calcext:value-type="float">
            <text:p>29414,2870000002</text:p>
          </table:table-cell>
          <table:table-cell/>
          <table:table-cell office:value-type="float" office:value="4.709" calcext:value-type="float">
            <text:p>4,709</text:p>
          </table:table-cell>
          <table:table-cell office:value-type="float" office:value="0" calcext:value-type="float">
            <text:p>0</text:p>
          </table:table-cell>
          <table:table-cell office:value-type="float" office:value="2451.19058333333" calcext:value-type="float">
            <text:p>2451,1905833333</text:p>
          </table:table-cell>
          <table:table-cell office:value-type="float" office:value="0" calcext:value-type="float">
            <text:p>0</text:p>
          </table:table-cell>
          <table:table-cell office:value-type="float" office:value="4.20216666666667" calcext:value-type="float">
            <text:p>4,2021666667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HEDNO_pv_lv_301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189.661" calcext:value-type="float">
            <text:p>31189,661</text:p>
          </table:table-cell>
          <table:table-cell/>
          <table:table-cell office:value-type="float" office:value="4.637" calcext:value-type="float">
            <text:p>4,637</text:p>
          </table:table-cell>
          <table:table-cell office:value-type="float" office:value="0" calcext:value-type="float">
            <text:p>0</text:p>
          </table:table-cell>
          <table:table-cell office:value-type="float" office:value="2599.13841666667" calcext:value-type="float">
            <text:p>2599,1384166667</text:p>
          </table:table-cell>
          <table:table-cell office:value-type="float" office:value="0" calcext:value-type="float">
            <text:p>0</text:p>
          </table:table-cell>
          <table:table-cell office:value-type="float" office:value="4.19716666666667" calcext:value-type="float">
            <text:p>4,1971666667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HEDNO_pv_lv_301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604.028" calcext:value-type="float">
            <text:p>37604,028</text:p>
          </table:table-cell>
          <table:table-cell/>
          <table:table-cell office:value-type="float" office:value="4.736" calcext:value-type="float">
            <text:p>4,736</text:p>
          </table:table-cell>
          <table:table-cell office:value-type="float" office:value="0" calcext:value-type="float">
            <text:p>0</text:p>
          </table:table-cell>
          <table:table-cell office:value-type="float" office:value="3133.669" calcext:value-type="float">
            <text:p>3133,669</text:p>
          </table:table-cell>
          <table:table-cell office:value-type="float" office:value="0" calcext:value-type="float">
            <text:p>0</text:p>
          </table:table-cell>
          <table:table-cell office:value-type="float" office:value="4.21616666666667" calcext:value-type="float">
            <text:p>4,2161666667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HEDNO_pv_lv_301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612.025" calcext:value-type="float">
            <text:p>29612,025</text:p>
          </table:table-cell>
          <table:table-cell/>
          <table:table-cell office:value-type="float" office:value="4.794" calcext:value-type="float">
            <text:p>4,794</text:p>
          </table:table-cell>
          <table:table-cell office:value-type="float" office:value="0" calcext:value-type="float">
            <text:p>0</text:p>
          </table:table-cell>
          <table:table-cell office:value-type="float" office:value="2467.66875" calcext:value-type="float">
            <text:p>2467,66875</text:p>
          </table:table-cell>
          <table:table-cell office:value-type="float" office:value="0" calcext:value-type="float">
            <text:p>0</text:p>
          </table:table-cell>
          <table:table-cell office:value-type="float" office:value="3.83475" calcext:value-type="float">
            <text:p>3,83475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HEDNO_pv_lv_301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44702.9059999998" calcext:value-type="float">
            <text:p>44702,9059999998</text:p>
          </table:table-cell>
          <table:table-cell/>
          <table:table-cell office:value-type="float" office:value="5.532" calcext:value-type="float">
            <text:p>5,532</text:p>
          </table:table-cell>
          <table:table-cell office:value-type="float" office:value="0" calcext:value-type="float">
            <text:p>0</text:p>
          </table:table-cell>
          <table:table-cell office:value-type="float" office:value="3725.24216666667" calcext:value-type="float">
            <text:p>3725,2421666667</text:p>
          </table:table-cell>
          <table:table-cell office:value-type="float" office:value="0" calcext:value-type="float">
            <text:p>0</text:p>
          </table:table-cell>
          <table:table-cell office:value-type="float" office:value="4.90875" calcext:value-type="float">
            <text:p>4,90875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HEDNO_pv_lv_301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615.2039999999" calcext:value-type="float">
            <text:p>34615,2039999999</text:p>
          </table:table-cell>
          <table:table-cell/>
          <table:table-cell office:value-type="float" office:value="5.36" calcext:value-type="float">
            <text:p>5,36</text:p>
          </table:table-cell>
          <table:table-cell office:value-type="float" office:value="0" calcext:value-type="float">
            <text:p>0</text:p>
          </table:table-cell>
          <table:table-cell office:value-type="float" office:value="2884.60033333333" calcext:value-type="float">
            <text:p>2884,6003333333</text:p>
          </table:table-cell>
          <table:table-cell office:value-type="float" office:value="0" calcext:value-type="float">
            <text:p>0</text:p>
          </table:table-cell>
          <table:table-cell office:value-type="float" office:value="4.69775" calcext:value-type="float">
            <text:p>4,6977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HEDNO_pv_lv_302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833.124" calcext:value-type="float">
            <text:p>30833,124</text:p>
          </table:table-cell>
          <table:table-cell/>
          <table:table-cell office:value-type="float" office:value="4.835" calcext:value-type="float">
            <text:p>4,835</text:p>
          </table:table-cell>
          <table:table-cell office:value-type="float" office:value="0" calcext:value-type="float">
            <text:p>0</text:p>
          </table:table-cell>
          <table:table-cell office:value-type="float" office:value="2569.427" calcext:value-type="float">
            <text:p>2569,427</text:p>
          </table:table-cell>
          <table:table-cell office:value-type="float" office:value="0" calcext:value-type="float">
            <text:p>0</text:p>
          </table:table-cell>
          <table:table-cell office:value-type="float" office:value="4.22066666666667" calcext:value-type="float">
            <text:p>4,2206666667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HEDNO_pv_lv_302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42325.0560000001" calcext:value-type="float">
            <text:p>42325,0560000001</text:p>
          </table:table-cell>
          <table:table-cell/>
          <table:table-cell office:value-type="float" office:value="4.793" calcext:value-type="float">
            <text:p>4,793</text:p>
          </table:table-cell>
          <table:table-cell office:value-type="float" office:value="0" calcext:value-type="float">
            <text:p>0</text:p>
          </table:table-cell>
          <table:table-cell office:value-type="float" office:value="3527.088" calcext:value-type="float">
            <text:p>3527,088</text:p>
          </table:table-cell>
          <table:table-cell office:value-type="float" office:value="0" calcext:value-type="float">
            <text:p>0</text:p>
          </table:table-cell>
          <table:table-cell office:value-type="float" office:value="4.56758333333333" calcext:value-type="float">
            <text:p>4,567583333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HEDNO_pv_lv_302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19728.615" calcext:value-type="float">
            <text:p>19728,615</text:p>
          </table:table-cell>
          <table:table-cell/>
          <table:table-cell office:value-type="float" office:value="3.781" calcext:value-type="float">
            <text:p>3,781</text:p>
          </table:table-cell>
          <table:table-cell office:value-type="float" office:value="0" calcext:value-type="float">
            <text:p>0</text:p>
          </table:table-cell>
          <table:table-cell office:value-type="float" office:value="1644.05125" calcext:value-type="float">
            <text:p>1644,05125</text:p>
          </table:table-cell>
          <table:table-cell office:value-type="float" office:value="0" calcext:value-type="float">
            <text:p>0</text:p>
          </table:table-cell>
          <table:table-cell office:value-type="float" office:value="3.05458333333333" calcext:value-type="float">
            <text:p>3,0545833333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HEDNO_pv_lv_302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160.3390000001" calcext:value-type="float">
            <text:p>28160,3390000001</text:p>
          </table:table-cell>
          <table:table-cell/>
          <table:table-cell office:value-type="float" office:value="4.605" calcext:value-type="float">
            <text:p>4,605</text:p>
          </table:table-cell>
          <table:table-cell office:value-type="float" office:value="0" calcext:value-type="float">
            <text:p>0</text:p>
          </table:table-cell>
          <table:table-cell office:value-type="float" office:value="2346.69491666667" calcext:value-type="float">
            <text:p>2346,6949166667</text:p>
          </table:table-cell>
          <table:table-cell office:value-type="float" office:value="0" calcext:value-type="float">
            <text:p>0</text:p>
          </table:table-cell>
          <table:table-cell office:value-type="float" office:value="4.00758333333333" calcext:value-type="float">
            <text:p>4,007583333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HEDNO_pv_lv_302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496.1570000001" calcext:value-type="float">
            <text:p>29496,1570000001</text:p>
          </table:table-cell>
          <table:table-cell/>
          <table:table-cell office:value-type="float" office:value="4.788" calcext:value-type="float">
            <text:p>4,788</text:p>
          </table:table-cell>
          <table:table-cell office:value-type="float" office:value="0" calcext:value-type="float">
            <text:p>0</text:p>
          </table:table-cell>
          <table:table-cell office:value-type="float" office:value="2458.01308333333" calcext:value-type="float">
            <text:p>2458,0130833333</text:p>
          </table:table-cell>
          <table:table-cell office:value-type="float" office:value="0" calcext:value-type="float">
            <text:p>0</text:p>
          </table:table-cell>
          <table:table-cell office:value-type="float" office:value="4.24908333333333" calcext:value-type="float">
            <text:p>4,249083333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HEDNO_pv_lv_302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547.6159999999" calcext:value-type="float">
            <text:p>30547,6159999999</text:p>
          </table:table-cell>
          <table:table-cell/>
          <table:table-cell office:value-type="float" office:value="4.792" calcext:value-type="float">
            <text:p>4,792</text:p>
          </table:table-cell>
          <table:table-cell office:value-type="float" office:value="0" calcext:value-type="float">
            <text:p>0</text:p>
          </table:table-cell>
          <table:table-cell office:value-type="float" office:value="2545.63466666667" calcext:value-type="float">
            <text:p>2545,6346666667</text:p>
          </table:table-cell>
          <table:table-cell office:value-type="float" office:value="0" calcext:value-type="float">
            <text:p>0</text:p>
          </table:table-cell>
          <table:table-cell office:value-type="float" office:value="4.44841666666667" calcext:value-type="float">
            <text:p>4,4484166667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HEDNO_pv_lv_302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967.2640000003" calcext:value-type="float">
            <text:p>30967,2640000003</text:p>
          </table:table-cell>
          <table:table-cell/>
          <table:table-cell office:value-type="float" office:value="4.942" calcext:value-type="float">
            <text:p>4,942</text:p>
          </table:table-cell>
          <table:table-cell office:value-type="float" office:value="0" calcext:value-type="float">
            <text:p>0</text:p>
          </table:table-cell>
          <table:table-cell office:value-type="float" office:value="2580.60533333333" calcext:value-type="float">
            <text:p>2580,6053333333</text:p>
          </table:table-cell>
          <table:table-cell office:value-type="float" office:value="0" calcext:value-type="float">
            <text:p>0</text:p>
          </table:table-cell>
          <table:table-cell office:value-type="float" office:value="4.51058333333333" calcext:value-type="float">
            <text:p>4,5105833333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HEDNO_pv_lv_302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886.6540000001" calcext:value-type="float">
            <text:p>30886,6540000001</text:p>
          </table:table-cell>
          <table:table-cell/>
          <table:table-cell office:value-type="float" office:value="4.95" calcext:value-type="float">
            <text:p>4,95</text:p>
          </table:table-cell>
          <table:table-cell office:value-type="float" office:value="0" calcext:value-type="float">
            <text:p>0</text:p>
          </table:table-cell>
          <table:table-cell office:value-type="float" office:value="2573.88783333333" calcext:value-type="float">
            <text:p>2573,8878333333</text:p>
          </table:table-cell>
          <table:table-cell office:value-type="float" office:value="0" calcext:value-type="float">
            <text:p>0</text:p>
          </table:table-cell>
          <table:table-cell office:value-type="float" office:value="4.50941666666667" calcext:value-type="float">
            <text:p>4,5094166667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HEDNO_pv_lv_302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3257.3720000001" calcext:value-type="float">
            <text:p>33257,3720000001</text:p>
          </table:table-cell>
          <table:table-cell/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2771.44766666667" calcext:value-type="float">
            <text:p>2771,4476666667</text:p>
          </table:table-cell>
          <table:table-cell office:value-type="float" office:value="0" calcext:value-type="float">
            <text:p>0</text:p>
          </table:table-cell>
          <table:table-cell office:value-type="float" office:value="4.32558333333333" calcext:value-type="float">
            <text:p>4,3255833333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HEDNO_pv_lv_302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755.699" calcext:value-type="float">
            <text:p>35755,699</text:p>
          </table:table-cell>
          <table:table-cell/>
          <table:table-cell office:value-type="float" office:value="5.113" calcext:value-type="float">
            <text:p>5,113</text:p>
          </table:table-cell>
          <table:table-cell office:value-type="float" office:value="0" calcext:value-type="float">
            <text:p>0</text:p>
          </table:table-cell>
          <table:table-cell office:value-type="float" office:value="2979.64158333333" calcext:value-type="float">
            <text:p>2979,6415833333</text:p>
          </table:table-cell>
          <table:table-cell office:value-type="float" office:value="0" calcext:value-type="float">
            <text:p>0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HEDNO_pv_lv_303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580.0460000002" calcext:value-type="float">
            <text:p>32580,0460000002</text:p>
          </table:table-cell>
          <table:table-cell/>
          <table:table-cell office:value-type="float" office:value="5.211" calcext:value-type="float">
            <text:p>5,211</text:p>
          </table:table-cell>
          <table:table-cell office:value-type="float" office:value="0" calcext:value-type="float">
            <text:p>0</text:p>
          </table:table-cell>
          <table:table-cell office:value-type="float" office:value="2715.00383333333" calcext:value-type="float">
            <text:p>2715,0038333333</text:p>
          </table:table-cell>
          <table:table-cell office:value-type="float" office:value="0" calcext:value-type="float">
            <text:p>0</text:p>
          </table:table-cell>
          <table:table-cell office:value-type="float" office:value="4.49508333333333" calcext:value-type="float">
            <text:p>4,4950833333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HEDNO_pv_lv_303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6658.8170000001" calcext:value-type="float">
            <text:p>36658,8170000001</text:p>
          </table:table-cell>
          <table:table-cell/>
          <table:table-cell office:value-type="float" office:value="4.901" calcext:value-type="float">
            <text:p>4,901</text:p>
          </table:table-cell>
          <table:table-cell office:value-type="float" office:value="0" calcext:value-type="float">
            <text:p>0</text:p>
          </table:table-cell>
          <table:table-cell office:value-type="float" office:value="3054.90141666667" calcext:value-type="float">
            <text:p>3054,9014166667</text:p>
          </table:table-cell>
          <table:table-cell office:value-type="float" office:value="0" calcext:value-type="float">
            <text:p>0</text:p>
          </table:table-cell>
          <table:table-cell office:value-type="float" office:value="4.55575" calcext:value-type="float">
            <text:p>4,55575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EDNO_pv_lv_303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218.7300000001" calcext:value-type="float">
            <text:p>37218,7300000001</text:p>
          </table:table-cell>
          <table:table-cell/>
          <table:table-cell office:value-type="float" office:value="5.054" calcext:value-type="float">
            <text:p>5,054</text:p>
          </table:table-cell>
          <table:table-cell office:value-type="float" office:value="0" calcext:value-type="float">
            <text:p>0</text:p>
          </table:table-cell>
          <table:table-cell office:value-type="float" office:value="3101.56083333333" calcext:value-type="float">
            <text:p>3101,5608333333</text:p>
          </table:table-cell>
          <table:table-cell office:value-type="float" office:value="0" calcext:value-type="float">
            <text:p>0</text:p>
          </table:table-cell>
          <table:table-cell office:value-type="float" office:value="4.686" calcext:value-type="float">
            <text:p>4,686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HEDNO_pv_lv_303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037.8990000001" calcext:value-type="float">
            <text:p>30037,8990000001</text:p>
          </table:table-cell>
          <table:table-cell/>
          <table:table-cell office:value-type="float" office:value="4.942" calcext:value-type="float">
            <text:p>4,942</text:p>
          </table:table-cell>
          <table:table-cell office:value-type="float" office:value="0" calcext:value-type="float">
            <text:p>0</text:p>
          </table:table-cell>
          <table:table-cell office:value-type="float" office:value="2503.15825" calcext:value-type="float">
            <text:p>2503,15825</text:p>
          </table:table-cell>
          <table:table-cell office:value-type="float" office:value="0" calcext:value-type="float">
            <text:p>0</text:p>
          </table:table-cell>
          <table:table-cell office:value-type="float" office:value="4.40983333333333" calcext:value-type="float">
            <text:p>4,4098333333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HEDNO_pv_lv_303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733.195" calcext:value-type="float">
            <text:p>30733,195</text:p>
          </table:table-cell>
          <table:table-cell/>
          <table:table-cell office:value-type="float" office:value="4.951" calcext:value-type="float">
            <text:p>4,951</text:p>
          </table:table-cell>
          <table:table-cell office:value-type="float" office:value="0" calcext:value-type="float">
            <text:p>0</text:p>
          </table:table-cell>
          <table:table-cell office:value-type="float" office:value="2561.09958333333" calcext:value-type="float">
            <text:p>2561,0995833333</text:p>
          </table:table-cell>
          <table:table-cell office:value-type="float" office:value="0" calcext:value-type="float">
            <text:p>0</text:p>
          </table:table-cell>
          <table:table-cell office:value-type="float" office:value="4.52958333333333" calcext:value-type="float">
            <text:p>4,529583333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HEDNO_pv_lv_303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474.8059999999" calcext:value-type="float">
            <text:p>31474,8059999999</text:p>
          </table:table-cell>
          <table:table-cell/>
          <table:table-cell office:value-type="float" office:value="4.975" calcext:value-type="float">
            <text:p>4,975</text:p>
          </table:table-cell>
          <table:table-cell office:value-type="float" office:value="0" calcext:value-type="float">
            <text:p>0</text:p>
          </table:table-cell>
          <table:table-cell office:value-type="float" office:value="2622.9005" calcext:value-type="float">
            <text:p>2622,9005</text:p>
          </table:table-cell>
          <table:table-cell office:value-type="float" office:value="0" calcext:value-type="float">
            <text:p>0</text:p>
          </table:table-cell>
          <table:table-cell office:value-type="float" office:value="4.5645" calcext:value-type="float">
            <text:p>4,5645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HEDNO_pv_lv_303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576.8660000001" calcext:value-type="float">
            <text:p>34576,8660000001</text:p>
          </table:table-cell>
          <table:table-cell/>
          <table:table-cell office:value-type="float" office:value="4.985" calcext:value-type="float">
            <text:p>4,985</text:p>
          </table:table-cell>
          <table:table-cell office:value-type="float" office:value="0" calcext:value-type="float">
            <text:p>0</text:p>
          </table:table-cell>
          <table:table-cell office:value-type="float" office:value="2881.4055" calcext:value-type="float">
            <text:p>2881,4055</text:p>
          </table:table-cell>
          <table:table-cell office:value-type="float" office:value="0" calcext:value-type="float">
            <text:p>0</text:p>
          </table:table-cell>
          <table:table-cell office:value-type="float" office:value="4.3565" calcext:value-type="float">
            <text:p>4,356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EDNO_pv_lv_303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763.9890000002" calcext:value-type="float">
            <text:p>31763,9890000002</text:p>
          </table:table-cell>
          <table:table-cell/>
          <table:table-cell office:value-type="float" office:value="4.659" calcext:value-type="float">
            <text:p>4,659</text:p>
          </table:table-cell>
          <table:table-cell office:value-type="float" office:value="0" calcext:value-type="float">
            <text:p>0</text:p>
          </table:table-cell>
          <table:table-cell office:value-type="float" office:value="2646.99908333334" calcext:value-type="float">
            <text:p>2646,9990833333</text:p>
          </table:table-cell>
          <table:table-cell office:value-type="float" office:value="0" calcext:value-type="float">
            <text:p>0</text:p>
          </table:table-cell>
          <table:table-cell office:value-type="float" office:value="4.29258333333333" calcext:value-type="float">
            <text:p>4,292583333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HEDNO_pv_lv_303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991.682" calcext:value-type="float">
            <text:p>34991,682</text:p>
          </table:table-cell>
          <table:table-cell/>
          <table:table-cell office:value-type="float" office:value="5.156" calcext:value-type="float">
            <text:p>5,156</text:p>
          </table:table-cell>
          <table:table-cell office:value-type="float" office:value="0" calcext:value-type="float">
            <text:p>0</text:p>
          </table:table-cell>
          <table:table-cell office:value-type="float" office:value="2915.9735" calcext:value-type="float">
            <text:p>2915,9735</text:p>
          </table:table-cell>
          <table:table-cell office:value-type="float" office:value="0" calcext:value-type="float">
            <text:p>0</text:p>
          </table:table-cell>
          <table:table-cell office:value-type="float" office:value="4.71908333333333" calcext:value-type="float">
            <text:p>4,7190833333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HEDNO_pv_lv_303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615.2310000002" calcext:value-type="float">
            <text:p>28615,2310000002</text:p>
          </table:table-cell>
          <table:table-cell/>
          <table:table-cell office:value-type="float" office:value="4.887" calcext:value-type="float">
            <text:p>4,887</text:p>
          </table:table-cell>
          <table:table-cell office:value-type="float" office:value="0" calcext:value-type="float">
            <text:p>0</text:p>
          </table:table-cell>
          <table:table-cell office:value-type="float" office:value="2384.60258333333" calcext:value-type="float">
            <text:p>2384,6025833333</text:p>
          </table:table-cell>
          <table:table-cell office:value-type="float" office:value="0" calcext:value-type="float">
            <text:p>0</text:p>
          </table:table-cell>
          <table:table-cell office:value-type="float" office:value="4.27641666666667" calcext:value-type="float">
            <text:p>4,2764166667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HEDNO_pv_lv_304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362.0370000002" calcext:value-type="float">
            <text:p>30362,0370000002</text:p>
          </table:table-cell>
          <table:table-cell/>
          <table:table-cell office:value-type="float" office:value="4.607" calcext:value-type="float">
            <text:p>4,607</text:p>
          </table:table-cell>
          <table:table-cell office:value-type="float" office:value="0" calcext:value-type="float">
            <text:p>0</text:p>
          </table:table-cell>
          <table:table-cell office:value-type="float" office:value="2530.16975" calcext:value-type="float">
            <text:p>2530,16975</text:p>
          </table:table-cell>
          <table:table-cell office:value-type="float" office:value="0" calcext:value-type="float">
            <text:p>0</text:p>
          </table:table-cell>
          <table:table-cell office:value-type="float" office:value="4.03358333333333" calcext:value-type="float">
            <text:p>4,0335833333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HEDNO_wind_4001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4540671.40000003" calcext:value-type="float">
            <text:p>4540671,40000003</text:p>
          </table:table-cell>
          <table:table-cell/>
          <table:table-cell office:value-type="float" office:value="399.2" calcext:value-type="float">
            <text:p>399,2</text:p>
          </table:table-cell>
          <table:table-cell office:value-type="float" office:value="0" calcext:value-type="float">
            <text:p>0</text:p>
          </table:table-cell>
          <table:table-cell office:value-type="float" office:value="378375.016666667" calcext:value-type="float">
            <text:p>378375,016666667</text:p>
          </table:table-cell>
          <table:table-cell office:value-type="float" office:value="0" calcext:value-type="float">
            <text:p>0</text:p>
          </table:table-cell>
          <table:table-cell office:value-type="float" office:value="365.85" calcext:value-type="float">
            <text:p>365,85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HEDNO_wind_400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24717161.5999999" calcext:value-type="float">
            <text:p>24717161,5999999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  <table:table-cell office:value-type="float" office:value="2059685.33333333" calcext:value-type="float">
            <text:p>2059685,33333333</text:p>
          </table:table-cell>
          <table:table-cell office:value-type="float" office:value="0" calcext:value-type="float">
            <text:p>0</text:p>
          </table:table-cell>
          <table:table-cell office:value-type="float" office:value="2022.8" calcext:value-type="float">
            <text:p>2022,8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HEDNO_wind_4003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4853732.8000001" calcext:value-type="float">
            <text:p>14853732,8000001</text:p>
          </table:table-cell>
          <table:table-cell/>
          <table:table-cell office:value-type="float" office:value="1756.8" calcext:value-type="float">
            <text:p>1756,8</text:p>
          </table:table-cell>
          <table:table-cell office:value-type="float" office:value="0" calcext:value-type="float">
            <text:p>0</text:p>
          </table:table-cell>
          <table:table-cell office:value-type="float" office:value="1237760.66666667" calcext:value-type="float">
            <text:p>1237760,66666667</text:p>
          </table:table-cell>
          <table:table-cell office:value-type="float" office:value="0" calcext:value-type="float">
            <text:p>0</text:p>
          </table:table-cell>
          <table:table-cell office:value-type="float" office:value="1540.06666666667" calcext:value-type="float">
            <text:p>1540,0666666667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HEDNO_wind_4004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870843.2000001" calcext:value-type="float">
            <text:p>31870843,2000001</text:p>
          </table:table-cell>
          <table:table-cell/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  <table:table-cell office:value-type="float" office:value="2655784.53333334" calcext:value-type="float">
            <text:p>2655784,53333334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HEDNO_wind_4005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27693548.8000009" calcext:value-type="float">
            <text:p>27693548,8000009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2307688.4" calcext:value-type="float">
            <text:p>2307688,4</text:p>
          </table:table-cell>
          <table:table-cell office:value-type="float" office:value="0" calcext:value-type="float">
            <text:p>0</text:p>
          </table:table-cell>
          <table:table-cell office:value-type="float" office:value="1754.26666666667" calcext:value-type="float">
            <text:p>1754,2666666667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HEDNO_wind_4006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3859812.8000001" calcext:value-type="float">
            <text:p>33859812,8000001</text:p>
          </table:table-cell>
          <table:table-cell/>
          <table:table-cell office:value-type="float" office:value="2851.2" calcext:value-type="float">
            <text:p>2851,2</text:p>
          </table:table-cell>
          <table:table-cell office:value-type="float" office:value="0" calcext:value-type="float">
            <text:p>0</text:p>
          </table:table-cell>
          <table:table-cell office:value-type="float" office:value="2821532.26666667" calcext:value-type="float">
            <text:p>2821532,26666667</text:p>
          </table:table-cell>
          <table:table-cell office:value-type="float" office:value="0" calcext:value-type="float">
            <text:p>0</text:p>
          </table:table-cell>
          <table:table-cell office:value-type="float" office:value="2629.33333333333" calcext:value-type="float">
            <text:p>2629,3333333333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HEDNO_wind_4007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3275696.0000002" calcext:value-type="float">
            <text:p>33275696,0000002</text:p>
          </table:table-cell>
          <table:table-cell/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2772858.53333334" calcext:value-type="float">
            <text:p>2772858,53333334</text:p>
          </table:table-cell>
          <table:table-cell office:value-type="float" office:value="0" calcext:value-type="float">
            <text:p>0</text:p>
          </table:table-cell>
          <table:table-cell office:value-type="float" office:value="2363.86666666667" calcext:value-type="float">
            <text:p>2363,8666666667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HEDNO_wind_4008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8172076.8000003" calcext:value-type="float">
            <text:p>38172076,8000003</text:p>
          </table:table-cell>
          <table:table-cell/>
          <table:table-cell office:value-type="float" office:value="2964.8" calcext:value-type="float">
            <text:p>2964,8</text:p>
          </table:table-cell>
          <table:table-cell office:value-type="float" office:value="0" calcext:value-type="float">
            <text:p>0</text:p>
          </table:table-cell>
          <table:table-cell office:value-type="float" office:value="3180888.93333334" calcext:value-type="float">
            <text:p>3180888,93333334</text:p>
          </table:table-cell>
          <table:table-cell office:value-type="float" office:value="0" calcext:value-type="float">
            <text:p>0</text:p>
          </table:table-cell>
          <table:table-cell office:value-type="float" office:value="2829.6" calcext:value-type="float">
            <text:p>2829,6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HEDNO_wind_400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557732.8000002" calcext:value-type="float">
            <text:p>31557732,8000002</text:p>
          </table:table-cell>
          <table:table-cell/>
          <table:table-cell office:value-type="float" office:value="3171.2" calcext:value-type="float">
            <text:p>3171,2</text:p>
          </table:table-cell>
          <table:table-cell office:value-type="float" office:value="0" calcext:value-type="float">
            <text:p>0</text:p>
          </table:table-cell>
          <table:table-cell office:value-type="float" office:value="2629727.46666667" calcext:value-type="float">
            <text:p>2629727,46666667</text:p>
          </table:table-cell>
          <table:table-cell office:value-type="float" office:value="0" calcext:value-type="float">
            <text:p>0</text:p>
          </table:table-cell>
          <table:table-cell office:value-type="float" office:value="2903.73333333333" calcext:value-type="float">
            <text:p>2903,7333333333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HEDNO_wind_4010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5550723.2000005" calcext:value-type="float">
            <text:p>35550723,2000005</text:p>
          </table:table-cell>
          <table:table-cell/>
          <table:table-cell office:value-type="float" office:value="2787.2" calcext:value-type="float">
            <text:p>2787,2</text:p>
          </table:table-cell>
          <table:table-cell office:value-type="float" office:value="0" calcext:value-type="float">
            <text:p>0</text:p>
          </table:table-cell>
          <table:table-cell office:value-type="float" office:value="2962374" calcext:value-type="float">
            <text:p>2962374</text:p>
          </table:table-cell>
          <table:table-cell office:value-type="float" office:value="0" calcext:value-type="float">
            <text:p>0</text:p>
          </table:table-cell>
          <table:table-cell office:value-type="float" office:value="2560.8" calcext:value-type="float">
            <text:p>2560,8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HEDNO_wind_4011</text:p>
          </table:table-cell>
          <table:table-cell office:value-type="string" calcext:value-type="string">
            <text:p>Αιγίου</text:p>
          </table:table-cell>
          <table:table-cell office:value-type="float" office:value="0" calcext:value-type="float">
            <text:p>0</text:p>
          </table:table-cell>
          <table:table-cell office:value-type="float" office:value="36356598.4000004" calcext:value-type="float">
            <text:p>36356598,4000004</text:p>
          </table:table-cell>
          <table:table-cell/>
          <table:table-cell office:value-type="float" office:value="2875.2" calcext:value-type="float">
            <text:p>2875,2</text:p>
          </table:table-cell>
          <table:table-cell office:value-type="float" office:value="0" calcext:value-type="float">
            <text:p>0</text:p>
          </table:table-cell>
          <table:table-cell office:value-type="float" office:value="3029533.33333333" calcext:value-type="float">
            <text:p>3029533,33333333</text:p>
          </table:table-cell>
          <table:table-cell office:value-type="float" office:value="0" calcext:value-type="float">
            <text:p>0</text:p>
          </table:table-cell>
          <table:table-cell office:value-type="float" office:value="2780.53333333333" calcext:value-type="float">
            <text:p>2780,5333333333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HEDNO_wind_4012</text:p>
          </table:table-cell>
          <table:table-cell office:value-type="string" calcext:value-type="string">
            <text:p>Αιγίου</text:p>
          </table:table-cell>
          <table:table-cell office:value-type="float" office:value="0" calcext:value-type="float">
            <text:p>0</text:p>
          </table:table-cell>
          <table:table-cell office:value-type="float" office:value="13585032" calcext:value-type="float">
            <text:p>13585032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  <table:table-cell office:value-type="float" office:value="1132086" calcext:value-type="float">
            <text:p>1132086</text:p>
          </table:table-cell>
          <table:table-cell office:value-type="float" office:value="0" calcext:value-type="float">
            <text:p>0</text:p>
          </table:table-cell>
          <table:table-cell office:value-type="float" office:value="2237.33333333333" calcext:value-type="float">
            <text:p>2237,3333333333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HEDNO_wind_4013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4785552" calcext:value-type="float">
            <text:p>14785552</text:p>
          </table:table-cell>
          <table:table-cell/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  <table:table-cell office:value-type="float" office:value="1232128.66666667" calcext:value-type="float">
            <text:p>1232128,66666667</text:p>
          </table:table-cell>
          <table:table-cell office:value-type="float" office:value="0" calcext:value-type="float">
            <text:p>0</text:p>
          </table:table-cell>
          <table:table-cell office:value-type="float" office:value="2483.33333333333" calcext:value-type="float">
            <text:p>2483,3333333333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HEDNO_wind_4014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4384236.40000003" calcext:value-type="float">
            <text:p>4384236,40000003</text:p>
          </table:table-cell>
          <table:table-cell/>
          <table:table-cell office:value-type="float" office:value="943.8" calcext:value-type="float">
            <text:p>943,8</text:p>
          </table:table-cell>
          <table:table-cell office:value-type="float" office:value="0" calcext:value-type="float">
            <text:p>0</text:p>
          </table:table-cell>
          <table:table-cell office:value-type="float" office:value="365299.583333333" calcext:value-type="float">
            <text:p>365299,583333333</text:p>
          </table:table-cell>
          <table:table-cell office:value-type="float" office:value="0" calcext:value-type="float">
            <text:p>0</text:p>
          </table:table-cell>
          <table:table-cell office:value-type="float" office:value="861.266666666667" calcext:value-type="float">
            <text:p>861,2666666667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HEDNO_wind_4015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477361.5999999" calcext:value-type="float">
            <text:p>11477361,5999999</text:p>
          </table:table-cell>
          <table:table-cell/>
          <table:table-cell office:value-type="float" office:value="1808.1" calcext:value-type="float">
            <text:p>1808,1</text:p>
          </table:table-cell>
          <table:table-cell office:value-type="float" office:value="0" calcext:value-type="float">
            <text:p>0</text:p>
          </table:table-cell>
          <table:table-cell office:value-type="float" office:value="956337.125" calcext:value-type="float">
            <text:p>956337,125</text:p>
          </table:table-cell>
          <table:table-cell office:value-type="float" office:value="0" calcext:value-type="float">
            <text:p>0</text:p>
          </table:table-cell>
          <table:table-cell office:value-type="float" office:value="1720.35" calcext:value-type="float">
            <text:p>1720,3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HEDNO_wind_4016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4826716.8000002" calcext:value-type="float">
            <text:p>24826716,8000002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2068807.33333333" calcext:value-type="float">
            <text:p>2068807,33333333</text:p>
          </table:table-cell>
          <table:table-cell office:value-type="float" office:value="0" calcext:value-type="float">
            <text:p>0</text:p>
          </table:table-cell>
          <table:table-cell office:value-type="float" office:value="1676.86666666667" calcext:value-type="float">
            <text:p>1676,8666666667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HEDNO_wind_4017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9880770.39999993" calcext:value-type="float">
            <text:p>9880770,39999993</text:p>
          </table:table-cell>
          <table:table-cell/>
          <table:table-cell office:value-type="float" office:value="1409.6" calcext:value-type="float">
            <text:p>1409,6</text:p>
          </table:table-cell>
          <table:table-cell office:value-type="float" office:value="0" calcext:value-type="float">
            <text:p>0</text:p>
          </table:table-cell>
          <table:table-cell office:value-type="float" office:value="823336.266666667" calcext:value-type="float">
            <text:p>823336,266666667</text:p>
          </table:table-cell>
          <table:table-cell office:value-type="float" office:value="0" calcext:value-type="float">
            <text:p>0</text:p>
          </table:table-cell>
          <table:table-cell office:value-type="float" office:value="1107.93333333333" calcext:value-type="float">
            <text:p>1107,9333333333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HEDNO_wind_4018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491248.0000005" calcext:value-type="float">
            <text:p>31491248,0000005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  <table:table-cell office:value-type="float" office:value="2624143.06666667" calcext:value-type="float">
            <text:p>2624143,06666667</text:p>
          </table:table-cell>
          <table:table-cell office:value-type="float" office:value="0" calcext:value-type="float">
            <text:p>0</text:p>
          </table:table-cell>
          <table:table-cell office:value-type="float" office:value="2002.53333333333" calcext:value-type="float">
            <text:p>2002,5333333333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HEDNO_wind_401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204859.4" calcext:value-type="float">
            <text:p>4204859,4</text:p>
          </table:table-cell>
          <table:table-cell/>
          <table:table-cell office:value-type="float" office:value="315.6" calcext:value-type="float">
            <text:p>315,6</text:p>
          </table:table-cell>
          <table:table-cell office:value-type="float" office:value="0" calcext:value-type="float">
            <text:p>0</text:p>
          </table:table-cell>
          <table:table-cell office:value-type="float" office:value="350400.25" calcext:value-type="float">
            <text:p>350400,25</text:p>
          </table:table-cell>
          <table:table-cell office:value-type="float" office:value="0" calcext:value-type="float">
            <text:p>0</text:p>
          </table:table-cell>
          <table:table-cell office:value-type="float" office:value="309.55" calcext:value-type="float">
            <text:p>309,5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HEDNO_wind_402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6662369.2" calcext:value-type="float">
            <text:p>6662369,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555173.5" calcext:value-type="float">
            <text:p>555173,5</text:p>
          </table:table-cell>
          <table:table-cell office:value-type="float" office:value="0" calcext:value-type="float">
            <text:p>0</text:p>
          </table:table-cell>
          <table:table-cell office:value-type="float" office:value="441.333333333333" calcext:value-type="float">
            <text:p>441,3333333333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HEDNO_wind_4021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0406440" calcext:value-type="float">
            <text:p>10406440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867164.866666667" calcext:value-type="float">
            <text:p>867164,866666667</text:p>
          </table:table-cell>
          <table:table-cell office:value-type="float" office:value="0" calcext:value-type="float">
            <text:p>0</text:p>
          </table:table-cell>
          <table:table-cell office:value-type="float" office:value="856.8" calcext:value-type="float">
            <text:p>856,8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HEDNO_wind_402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139031.760000003" calcext:value-type="float">
            <text:p>139031,760000003</text:p>
          </table:table-cell>
          <table:table-cell/>
          <table:table-cell office:value-type="float" office:value="28.88" calcext:value-type="float">
            <text:p>28,88</text:p>
          </table:table-cell>
          <table:table-cell office:value-type="float" office:value="0" calcext:value-type="float">
            <text:p>0</text:p>
          </table:table-cell>
          <table:table-cell office:value-type="float" office:value="11585.98" calcext:value-type="float">
            <text:p>11585,98</text:p>
          </table:table-cell>
          <table:table-cell office:value-type="float" office:value="0" calcext:value-type="float">
            <text:p>0</text:p>
          </table:table-cell>
          <table:table-cell office:value-type="float" office:value="25.0733333333333" calcext:value-type="float">
            <text:p>25,0733333333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HEDNO_wind_4023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6843929.20000005" calcext:value-type="float">
            <text:p>6843929,20000005</text:p>
          </table:table-cell>
          <table:table-cell/>
          <table:table-cell office:value-type="float" office:value="779.2" calcext:value-type="float">
            <text:p>779,2</text:p>
          </table:table-cell>
          <table:table-cell office:value-type="float" office:value="0" calcext:value-type="float">
            <text:p>0</text:p>
          </table:table-cell>
          <table:table-cell office:value-type="float" office:value="570308.5" calcext:value-type="float">
            <text:p>570308,5</text:p>
          </table:table-cell>
          <table:table-cell office:value-type="float" office:value="0" calcext:value-type="float">
            <text:p>0</text:p>
          </table:table-cell>
          <table:table-cell office:value-type="float" office:value="738.733333333333" calcext:value-type="float">
            <text:p>738,7333333333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HEDNO_wind_4024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7464340.8000001" calcext:value-type="float">
            <text:p>27464340,800000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2288621.06666667" calcext:value-type="float">
            <text:p>2288621,06666667</text:p>
          </table:table-cell>
          <table:table-cell office:value-type="float" office:value="0" calcext:value-type="float">
            <text:p>0</text:p>
          </table:table-cell>
          <table:table-cell office:value-type="float" office:value="2184.4" calcext:value-type="float">
            <text:p>2184,4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HEDNO_wind_4025</text:p>
          </table:table-cell>
          <table:table-cell office:value-type="string" calcext:value-type="string">
            <text:p>Σητείας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HEDNO_wind_4026</text:p>
          </table:table-cell>
          <table:table-cell office:value-type="string" calcext:value-type="string">
            <text:p>Σητείας</text:p>
          </table:table-cell>
          <table:table-cell office:value-type="float" office:value="0" calcext:value-type="float">
            <text:p>0</text:p>
          </table:table-cell>
          <table:table-cell office:value-type="float" office:value="27598984.7999996" calcext:value-type="float">
            <text:p>27598984,7999996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  <table:table-cell office:value-type="float" office:value="2299722" calcext:value-type="float">
            <text:p>2299722</text:p>
          </table:table-cell>
          <table:table-cell office:value-type="float" office:value="0" calcext:value-type="float">
            <text:p>0</text:p>
          </table:table-cell>
          <table:table-cell office:value-type="float" office:value="2617.4" calcext:value-type="float">
            <text:p>2617,4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HEDNO_wind_4027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9626651.2" calcext:value-type="float">
            <text:p>29626651,2</text:p>
          </table:table-cell>
          <table:table-cell/>
          <table:table-cell office:value-type="float" office:value="2788.8" calcext:value-type="float">
            <text:p>2788,8</text:p>
          </table:table-cell>
          <table:table-cell office:value-type="float" office:value="0" calcext:value-type="float">
            <text:p>0</text:p>
          </table:table-cell>
          <table:table-cell office:value-type="float" office:value="2468688.6" calcext:value-type="float">
            <text:p>2468688,6</text:p>
          </table:table-cell>
          <table:table-cell office:value-type="float" office:value="0" calcext:value-type="float">
            <text:p>0</text:p>
          </table:table-cell>
          <table:table-cell office:value-type="float" office:value="2446.1" calcext:value-type="float">
            <text:p>2446,1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HEDNO_wind_4028</text:p>
          </table:table-cell>
          <table:table-cell office:value-type="string" calcext:value-type="string">
            <text:p>Τρίπολης</text:p>
          </table:table-cell>
          <table:table-cell office:value-type="float" office:value="0" calcext:value-type="float">
            <text:p>0</text:p>
          </table:table-cell>
          <table:table-cell office:value-type="float" office:value="11897510.4" calcext:value-type="float">
            <text:p>11897510,4</text:p>
          </table:table-cell>
          <table:table-cell/>
          <table:table-cell office:value-type="float" office:value="1071.2" calcext:value-type="float">
            <text:p>1071,2</text:p>
          </table:table-cell>
          <table:table-cell office:value-type="float" office:value="0" calcext:value-type="float">
            <text:p>0</text:p>
          </table:table-cell>
          <table:table-cell office:value-type="float" office:value="991379.4" calcext:value-type="float">
            <text:p>991379,4</text:p>
          </table:table-cell>
          <table:table-cell office:value-type="float" office:value="0" calcext:value-type="float">
            <text:p>0</text:p>
          </table:table-cell>
          <table:table-cell office:value-type="float" office:value="967.266666666666" calcext:value-type="float">
            <text:p>967,2666666667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HEDNO_wind_4029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9983685" calcext:value-type="float">
            <text:p>9983685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831860" calcext:value-type="float">
            <text:p>831860</text:p>
          </table:table-cell>
          <table:table-cell office:value-type="float" office:value="0" calcext:value-type="float">
            <text:p>0</text:p>
          </table:table-cell>
          <table:table-cell office:value-type="float" office:value="1393.25" calcext:value-type="float">
            <text:p>1393,2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HEDNO_wind_403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3460496.0000003" calcext:value-type="float">
            <text:p>33460496,0000003</text:p>
          </table:table-cell>
          <table:table-cell/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  <table:table-cell office:value-type="float" office:value="2788223.6" calcext:value-type="float">
            <text:p>2788223,6</text:p>
          </table:table-cell>
          <table:table-cell office:value-type="float" office:value="0" calcext:value-type="float">
            <text:p>0</text:p>
          </table:table-cell>
          <table:table-cell office:value-type="float" office:value="2720.53333333333" calcext:value-type="float">
            <text:p>2720,5333333333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HEDNO_wind_4031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921399.2" calcext:value-type="float">
            <text:p>11921399,2</text:p>
          </table:table-cell>
          <table:table-cell/>
          <table:table-cell office:value-type="float" office:value="1045.6" calcext:value-type="float">
            <text:p>1045,6</text:p>
          </table:table-cell>
          <table:table-cell office:value-type="float" office:value="0" calcext:value-type="float">
            <text:p>0</text:p>
          </table:table-cell>
          <table:table-cell office:value-type="float" office:value="993403.533333333" calcext:value-type="float">
            <text:p>993403,533333333</text:p>
          </table:table-cell>
          <table:table-cell office:value-type="float" office:value="0" calcext:value-type="float">
            <text:p>0</text:p>
          </table:table-cell>
          <table:table-cell office:value-type="float" office:value="933.733333333333" calcext:value-type="float">
            <text:p>933,7333333333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HEDNO_wind_4032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992992.25000001" calcext:value-type="float">
            <text:p>1992992,25000001</text:p>
          </table:table-cell>
          <table:table-cell/>
          <table:table-cell office:value-type="float" office:value="183.75" calcext:value-type="float">
            <text:p>183,75</text:p>
          </table:table-cell>
          <table:table-cell office:value-type="float" office:value="0" calcext:value-type="float">
            <text:p>0</text:p>
          </table:table-cell>
          <table:table-cell office:value-type="float" office:value="166079.316666667" calcext:value-type="float">
            <text:p>166079,316666667</text:p>
          </table:table-cell>
          <table:table-cell office:value-type="float" office:value="0" calcext:value-type="float">
            <text:p>0</text:p>
          </table:table-cell>
          <table:table-cell office:value-type="float" office:value="172.4" calcext:value-type="float">
            <text:p>172,4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HEDNO_wind_4033</text:p>
          </table:table-cell>
          <table:table-cell office:value-type="string" calcext:value-type="string">
            <text:p>Ρεθύμνου</text:p>
          </table:table-cell>
          <table:table-cell office:value-type="float" office:value="0" calcext:value-type="float">
            <text:p>0</text:p>
          </table:table-cell>
          <table:table-cell office:value-type="float" office:value="36630982.4000002" calcext:value-type="float">
            <text:p>36630982,4000002</text:p>
          </table:table-cell>
          <table:table-cell/>
          <table:table-cell office:value-type="float" office:value="2790.4" calcext:value-type="float">
            <text:p>2790,4</text:p>
          </table:table-cell>
          <table:table-cell office:value-type="float" office:value="0" calcext:value-type="float">
            <text:p>0</text:p>
          </table:table-cell>
          <table:table-cell office:value-type="float" office:value="3052581.86666667" calcext:value-type="float">
            <text:p>3052581,86666667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HEDNO_wind_4034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4076570.1" calcext:value-type="float">
            <text:p>4076570,1</text:p>
          </table:table-cell>
          <table:table-cell/>
          <table:table-cell office:value-type="float" office:value="617.7" calcext:value-type="float">
            <text:p>617,7</text:p>
          </table:table-cell>
          <table:table-cell office:value-type="float" office:value="0" calcext:value-type="float">
            <text:p>0</text:p>
          </table:table-cell>
          <table:table-cell office:value-type="float" office:value="339714.175" calcext:value-type="float">
            <text:p>339714,175</text:p>
          </table:table-cell>
          <table:table-cell office:value-type="float" office:value="0" calcext:value-type="float">
            <text:p>0</text:p>
          </table:table-cell>
          <table:table-cell office:value-type="float" office:value="577.483333333333" calcext:value-type="float">
            <text:p>577,4833333333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HEDNO_wind_4035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220354.719999999" calcext:value-type="float">
            <text:p>220354,719999999</text:p>
          </table:table-cell>
          <table:table-cell/>
          <table:table-cell office:value-type="float" office:value="34.88" calcext:value-type="float">
            <text:p>34,88</text:p>
          </table:table-cell>
          <table:table-cell office:value-type="float" office:value="0" calcext:value-type="float">
            <text:p>0</text:p>
          </table:table-cell>
          <table:table-cell office:value-type="float" office:value="18362.8933333333" calcext:value-type="float">
            <text:p>18362,8933333333</text:p>
          </table:table-cell>
          <table:table-cell office:value-type="float" office:value="0" calcext:value-type="float">
            <text:p>0</text:p>
          </table:table-cell>
          <table:table-cell office:value-type="float" office:value="31.6533333333333" calcext:value-type="float">
            <text:p>31,6533333333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HEDNO_wind_4036</text:p>
          </table:table-cell>
          <table:table-cell office:value-type="string" calcext:value-type="string">
            <text:p>Κεφαλληνίας</text:p>
          </table:table-cell>
          <table:table-cell office:value-type="float" office:value="0" calcext:value-type="float">
            <text:p>0</text:p>
          </table:table-cell>
          <table:table-cell office:value-type="float" office:value="26472927.9999997" calcext:value-type="float">
            <text:p>26472927,9999997</text:p>
          </table:table-cell>
          <table:table-cell/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office:value-type="float" office:value="2205953.33333333" calcext:value-type="float">
            <text:p>2205953,33333333</text:p>
          </table:table-cell>
          <table:table-cell office:value-type="float" office:value="0" calcext:value-type="float">
            <text:p>0</text:p>
          </table:table-cell>
          <table:table-cell office:value-type="float" office:value="2107.2" calcext:value-type="float">
            <text:p>2107,2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HEDNO_wind_4037</text:p>
          </table:table-cell>
          <table:table-cell office:value-type="string" calcext:value-type="string">
            <text:p>Ρεθύμνου</text:p>
          </table:table-cell>
          <table:table-cell office:value-type="float" office:value="0" calcext:value-type="float">
            <text:p>0</text:p>
          </table:table-cell>
          <table:table-cell office:value-type="float" office:value="6041080" calcext:value-type="float">
            <text:p>604108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503418.666666667" calcext:value-type="float">
            <text:p>503418,666666667</text:p>
          </table:table-cell>
          <table:table-cell office:value-type="float" office:value="0" calcext:value-type="float">
            <text:p>0</text:p>
          </table:table-cell>
          <table:table-cell office:value-type="float" office:value="695.333333333333" calcext:value-type="float">
            <text:p>695,3333333333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HEDNO_wind_4038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6824904.4999999" calcext:value-type="float">
            <text:p>16824904,4999999</text:p>
          </table:table-cell>
          <table:table-cell/>
          <table:table-cell office:value-type="float" office:value="1800.3" calcext:value-type="float">
            <text:p>1800,3</text:p>
          </table:table-cell>
          <table:table-cell office:value-type="float" office:value="0" calcext:value-type="float">
            <text:p>0</text:p>
          </table:table-cell>
          <table:table-cell office:value-type="float" office:value="1402057.325" calcext:value-type="float">
            <text:p>1402057,325</text:p>
          </table:table-cell>
          <table:table-cell office:value-type="float" office:value="0" calcext:value-type="float">
            <text:p>0</text:p>
          </table:table-cell>
          <table:table-cell office:value-type="float" office:value="1701.075" calcext:value-type="float">
            <text:p>1701,075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HEDNO_wind_4039</text:p>
          </table:table-cell>
          <table:table-cell office:value-type="string" calcext:value-type="string">
            <text:p>Πάτρας</text:p>
          </table:table-cell>
          <table:table-cell office:value-type="float" office:value="0" calcext:value-type="float">
            <text:p>0</text:p>
          </table:table-cell>
          <table:table-cell office:value-type="float" office:value="197364.440000018" calcext:value-type="float">
            <text:p>197364,440000018</text:p>
          </table:table-cell>
          <table:table-cell/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  <table:table-cell office:value-type="float" office:value="16447.0333333337" calcext:value-type="float">
            <text:p>16447,0333333337</text:p>
          </table:table-cell>
          <table:table-cell office:value-type="float" office:value="0" calcext:value-type="float">
            <text:p>0</text:p>
          </table:table-cell>
          <table:table-cell office:value-type="float" office:value="28.235" calcext:value-type="float">
            <text:p>28,23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HEDNO_wind_404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344734" calcext:value-type="float">
            <text:p>4344734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362035.25" calcext:value-type="float">
            <text:p>362035,25</text:p>
          </table:table-cell>
          <table:table-cell office:value-type="float" office:value="0" calcext:value-type="float">
            <text:p>0</text:p>
          </table:table-cell>
          <table:table-cell office:value-type="float" office:value="511.166666666667" calcext:value-type="float">
            <text:p>511,1666666667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HEDNO_wind_4041</text:p>
          </table:table-cell>
          <table:table-cell office:value-type="string" calcext:value-type="string">
            <text:p>Κεφαλληνίας</text:p>
          </table:table-cell>
          <table:table-cell office:value-type="float" office:value="0" calcext:value-type="float">
            <text:p>0</text:p>
          </table:table-cell>
          <table:table-cell office:value-type="float" office:value="9456649.5999999" calcext:value-type="float">
            <text:p>9456649,5999999</text:p>
          </table:table-cell>
          <table:table-cell/>
          <table:table-cell office:value-type="float" office:value="942.4" calcext:value-type="float">
            <text:p>942,4</text:p>
          </table:table-cell>
          <table:table-cell office:value-type="float" office:value="0" calcext:value-type="float">
            <text:p>0</text:p>
          </table:table-cell>
          <table:table-cell office:value-type="float" office:value="788022.133333333" calcext:value-type="float">
            <text:p>788022,133333333</text:p>
          </table:table-cell>
          <table:table-cell office:value-type="float" office:value="0" calcext:value-type="float">
            <text:p>0</text:p>
          </table:table-cell>
          <table:table-cell office:value-type="float" office:value="856.6" calcext:value-type="float">
            <text:p>856,6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HEDNO_wind_404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0632280" calcext:value-type="float">
            <text:p>30632280</text:p>
          </table:table-cell>
          <table:table-cell/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office:value-type="float" office:value="2552618" calcext:value-type="float">
            <text:p>2552618</text:p>
          </table:table-cell>
          <table:table-cell office:value-type="float" office:value="0" calcext:value-type="float">
            <text:p>0</text:p>
          </table:table-cell>
          <table:table-cell office:value-type="float" office:value="3398.33333333333" calcext:value-type="float">
            <text:p>3398,3333333333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HEDNO_wind_4043</text:p>
          </table:table-cell>
          <table:table-cell office:value-type="string" calcext:value-type="string">
            <text:p>Τρίπολης</text:p>
          </table:table-cell>
          <table:table-cell office:value-type="float" office:value="0" calcext:value-type="float">
            <text:p>0</text:p>
          </table:table-cell>
          <table:table-cell office:value-type="float" office:value="37869918" calcext:value-type="float">
            <text:p>37869918</text:p>
          </table:table-cell>
          <table:table-cell/>
          <table:table-cell office:value-type="float" office:value="3444" calcext:value-type="float">
            <text:p>3444</text:p>
          </table:table-cell>
          <table:table-cell office:value-type="float" office:value="0" calcext:value-type="float">
            <text:p>0</text:p>
          </table:table-cell>
          <table:table-cell office:value-type="float" office:value="3155685.5" calcext:value-type="float">
            <text:p>3155685,5</text:p>
          </table:table-cell>
          <table:table-cell office:value-type="float" office:value="0" calcext:value-type="float">
            <text:p>0</text:p>
          </table:table-cell>
          <table:table-cell office:value-type="float" office:value="3181.5" calcext:value-type="float">
            <text:p>3181,5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HEDNO_wind_4044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16412468" calcext:value-type="float">
            <text:p>16412468</text:p>
          </table:table-cell>
          <table:table-cell/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float" office:value="1367510.66666667" calcext:value-type="float">
            <text:p>1367510,66666667</text:p>
          </table:table-cell>
          <table:table-cell office:value-type="float" office:value="0" calcext:value-type="float">
            <text:p>0</text:p>
          </table:table-cell>
          <table:table-cell office:value-type="float" office:value="2305.66666666667" calcext:value-type="float">
            <text:p>2305,6666666667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HEDNO_wind_4045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941944.200000012" calcext:value-type="float">
            <text:p>941944,200000012</text:p>
          </table:table-cell>
          <table:table-cell/>
          <table:table-cell office:value-type="float" office:value="104.64" calcext:value-type="float">
            <text:p>104,64</text:p>
          </table:table-cell>
          <table:table-cell office:value-type="float" office:value="0" calcext:value-type="float">
            <text:p>0</text:p>
          </table:table-cell>
          <table:table-cell office:value-type="float" office:value="78492.9125" calcext:value-type="float">
            <text:p>78492,9125</text:p>
          </table:table-cell>
          <table:table-cell office:value-type="float" office:value="0" calcext:value-type="float">
            <text:p>0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HEDNO_wind_4046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963961.6" calcext:value-type="float">
            <text:p>11963961,6</text:p>
          </table:table-cell>
          <table:table-cell/>
          <table:table-cell office:value-type="float" office:value="1461.6" calcext:value-type="float">
            <text:p>1461,6</text:p>
          </table:table-cell>
          <table:table-cell office:value-type="float" office:value="0" calcext:value-type="float">
            <text:p>0</text:p>
          </table:table-cell>
          <table:table-cell office:value-type="float" office:value="996996.8" calcext:value-type="float">
            <text:p>996996,8</text:p>
          </table:table-cell>
          <table:table-cell office:value-type="float" office:value="0" calcext:value-type="float">
            <text:p>0</text:p>
          </table:table-cell>
          <table:table-cell office:value-type="float" office:value="1393.2" calcext:value-type="float">
            <text:p>1393,2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HEDNO_wind_4047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991110.5" calcext:value-type="float">
            <text:p>3991110,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32580.5" calcext:value-type="float">
            <text:p>332580,5</text:p>
          </table:table-cell>
          <table:table-cell office:value-type="float" office:value="0" calcext:value-type="float">
            <text:p>0</text:p>
          </table:table-cell>
          <table:table-cell office:value-type="float" office:value="288.583333333333" calcext:value-type="float">
            <text:p>288,5833333333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HEDNO_wind_4048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5378521.20000003" calcext:value-type="float">
            <text:p>5378521,20000003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48197.85" calcext:value-type="float">
            <text:p>448197,85</text:p>
          </table:table-cell>
          <table:table-cell office:value-type="float" office:value="0" calcext:value-type="float">
            <text:p>0</text:p>
          </table:table-cell>
          <table:table-cell office:value-type="float" office:value="443.05" calcext:value-type="float">
            <text:p>443,0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HEDNO_wind_404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214217.400000001" calcext:value-type="float">
            <text:p>214217,400000001</text:p>
          </table:table-cell>
          <table:table-cell/>
          <table:table-cell office:value-type="float" office:value="35.8" calcext:value-type="float">
            <text:p>35,8</text:p>
          </table:table-cell>
          <table:table-cell office:value-type="float" office:value="0" calcext:value-type="float">
            <text:p>0</text:p>
          </table:table-cell>
          <table:table-cell office:value-type="float" office:value="17851.45" calcext:value-type="float">
            <text:p>17851,45</text:p>
          </table:table-cell>
          <table:table-cell office:value-type="float" office:value="0" calcext:value-type="float">
            <text:p>0</text:p>
          </table:table-cell>
          <table:table-cell office:value-type="float" office:value="29.0833333333333" calcext:value-type="float">
            <text:p>29,083333333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HEDNO_wind_405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895142" calcext:value-type="float">
            <text:p>489514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407928.5" calcext:value-type="float">
            <text:p>407928,5</text:p>
          </table:table-cell>
          <table:table-cell office:value-type="float" office:value="0" calcext:value-type="float">
            <text:p>0</text:p>
          </table:table-cell>
          <table:table-cell office:value-type="float" office:value="779.5" calcext:value-type="float">
            <text:p>779,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HEDNO_commercial_MV_5001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598384.56000001" calcext:value-type="float">
            <text:p>598384,56000001</text:p>
          </table:table-cell>
          <table:table-cell office:value-type="float" office:value="0" calcext:value-type="float">
            <text:p>0</text:p>
          </table:table-cell>
          <table:table-cell office:value-type="float" office:value="85.68" calcext:value-type="float">
            <text:p>85,68</text:p>
          </table:table-cell>
          <table:table-cell/>
          <table:table-cell office:value-type="float" office:value="49864.61" calcext:value-type="float">
            <text:p>49864,61</text:p>
          </table:table-cell>
          <table:table-cell office:value-type="float" office:value="0" calcext:value-type="float">
            <text:p>0</text:p>
          </table:table-cell>
          <table:table-cell office:value-type="float" office:value="47.81" calcext:value-type="float">
            <text:p>47,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HEDNO_commercial_MV_5002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577247.520000003" calcext:value-type="float">
            <text:p>577247,520000003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,6</text:p>
          </table:table-cell>
          <table:table-cell/>
          <table:table-cell office:value-type="float" office:value="48103.2066666667" calcext:value-type="float">
            <text:p>48103,2066666667</text:p>
          </table:table-cell>
          <table:table-cell office:value-type="float" office:value="0" calcext:value-type="float">
            <text:p>0</text:p>
          </table:table-cell>
          <table:table-cell office:value-type="float" office:value="27.22" calcext:value-type="float">
            <text:p>27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HEDNO_commercial_MV_5003</text:p>
          </table:table-cell>
          <table:table-cell office:value-type="string" calcext:value-type="string">
            <text:p>Κοζάνης</text:p>
          </table:table-cell>
          <table:table-cell office:value-type="float" office:value="326844.319999999" calcext:value-type="float">
            <text:p>326844,319999999</text:p>
          </table:table-cell>
          <table:table-cell office:value-type="float" office:value="0" calcext:value-type="float">
            <text:p>0</text:p>
          </table:table-cell>
          <table:table-cell office:value-type="float" office:value="19.92" calcext:value-type="float">
            <text:p>19,92</text:p>
          </table:table-cell>
          <table:table-cell/>
          <table:table-cell office:value-type="float" office:value="27236.54" calcext:value-type="float">
            <text:p>27236,54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HEDNO_commercial_MV_5004</text:p>
          </table:table-cell>
          <table:table-cell office:value-type="string" calcext:value-type="string">
            <text:p>Μ.Τ Περ. Αθηνών</text:p>
          </table:table-cell>
          <table:table-cell office:value-type="float" office:value="8267735.03999999" calcext:value-type="float">
            <text:p>8267735,03999999</text:p>
          </table:table-cell>
          <table:table-cell office:value-type="float" office:value="0" calcext:value-type="float">
            <text:p>0</text:p>
          </table:table-cell>
          <table:table-cell office:value-type="float" office:value="418.56" calcext:value-type="float">
            <text:p>418,56</text:p>
          </table:table-cell>
          <table:table-cell/>
          <table:table-cell office:value-type="float" office:value="688961.48" calcext:value-type="float">
            <text:p>688961,48</text:p>
          </table:table-cell>
          <table:table-cell office:value-type="float" office:value="0" calcext:value-type="float">
            <text:p>0</text:p>
          </table:table-cell>
          <table:table-cell office:value-type="float" office:value="341.9" calcext:value-type="float">
            <text:p>34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HEDNO_commercial_MV_5005</text:p>
          </table:table-cell>
          <table:table-cell office:value-type="string" calcext:value-type="string">
            <text:p>Πτολεμαϊδας</text:p>
          </table:table-cell>
          <table:table-cell office:value-type="float" office:value="251588.08" calcext:value-type="float">
            <text:p>251588,08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float" office:value="20965.4" calcext:value-type="float">
            <text:p>20965,4</text:p>
          </table:table-cell>
          <table:table-cell office:value-type="float" office:value="0" calcext:value-type="float">
            <text:p>0</text:p>
          </table:table-cell>
          <table:table-cell office:value-type="float" office:value="14.0533333333333" calcext:value-type="float">
            <text:p>14,0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HEDNO_commercial_MV_5006</text:p>
          </table:table-cell>
          <table:table-cell office:value-type="string" calcext:value-type="string">
            <text:p>Κοζάνης</text:p>
          </table:table-cell>
          <table:table-cell office:value-type="float" office:value="934218.08" calcext:value-type="float">
            <text:p>934218,08</text:p>
          </table:table-cell>
          <table:table-cell office:value-type="float" office:value="0" calcext:value-type="float">
            <text:p>0</text:p>
          </table:table-cell>
          <table:table-cell office:value-type="float" office:value="53.36" calcext:value-type="float">
            <text:p>53,36</text:p>
          </table:table-cell>
          <table:table-cell/>
          <table:table-cell office:value-type="float" office:value="77850.38" calcext:value-type="float">
            <text:p>77850,38</text:p>
          </table:table-cell>
          <table:table-cell office:value-type="float" office:value="0" calcext:value-type="float">
            <text:p>0</text:p>
          </table:table-cell>
          <table:table-cell office:value-type="float" office:value="48.26" calcext:value-type="float">
            <text:p>48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HEDNO_commercial_MV_5007</text:p>
          </table:table-cell>
          <table:table-cell office:value-type="string" calcext:value-type="string">
            <text:p>Κοζάνης</text:p>
          </table:table-cell>
          <table:table-cell office:value-type="float" office:value="303741.120000001" calcext:value-type="float">
            <text:p>303741,120000001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25311.36" calcext:value-type="float">
            <text:p>25311,36</text:p>
          </table:table-cell>
          <table:table-cell office:value-type="float" office:value="0" calcext:value-type="float">
            <text:p>0</text:p>
          </table:table-cell>
          <table:table-cell office:value-type="float" office:value="15.5133333333333" calcext:value-type="float">
            <text:p>15,5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HEDNO_commercial_MV_5008</text:p>
          </table:table-cell>
          <table:table-cell office:value-type="string" calcext:value-type="string">
            <text:p>Μ.Τ Περ. Αθηνών</text:p>
          </table:table-cell>
          <table:table-cell office:value-type="float" office:value="376052.879999978" calcext:value-type="float">
            <text:p>376052,879999978</text:p>
          </table:table-cell>
          <table:table-cell office:value-type="float" office:value="0" calcext:value-type="float">
            <text:p>0</text:p>
          </table:table-cell>
          <table:table-cell office:value-type="float" office:value="65.04" calcext:value-type="float">
            <text:p>65,04</text:p>
          </table:table-cell>
          <table:table-cell/>
          <table:table-cell office:value-type="float" office:value="31337.3800000001" calcext:value-type="float">
            <text:p>31337,3800000001</text:p>
          </table:table-cell>
          <table:table-cell office:value-type="float" office:value="0" calcext:value-type="float">
            <text:p>0</text:p>
          </table:table-cell>
          <table:table-cell office:value-type="float" office:value="44.04" calcext:value-type="float">
            <text:p>44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HEDNO_commercial_MV_5009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06509.199999994" calcext:value-type="float">
            <text:p>106509,199999994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,68</text:p>
          </table:table-cell>
          <table:table-cell/>
          <table:table-cell office:value-type="float" office:value="8875.67333333336" calcext:value-type="float">
            <text:p>8875,6733333334</text:p>
          </table:table-cell>
          <table:table-cell office:value-type="float" office:value="0" calcext:value-type="float">
            <text:p>0</text:p>
          </table:table-cell>
          <table:table-cell office:value-type="float" office:value="11.9133333333333" calcext:value-type="float">
            <text:p>11,9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HEDNO_commercial_MV_5010</text:p>
          </table:table-cell>
          <table:table-cell office:value-type="string" calcext:value-type="string">
            <text:p>Πάτρας</text:p>
          </table:table-cell>
          <table:table-cell office:value-type="float" office:value="558788.000000002" calcext:value-type="float">
            <text:p>558788,00000000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,4</text:p>
          </table:table-cell>
          <table:table-cell/>
          <table:table-cell office:value-type="float" office:value="46563.9166666667" calcext:value-type="float">
            <text:p>46563,9166666667</text:p>
          </table:table-cell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HEDNO_commercial_MV_5011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428721.399999997" calcext:value-type="float">
            <text:p>428721,399999997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,72</text:p>
          </table:table-cell>
          <table:table-cell/>
          <table:table-cell office:value-type="float" office:value="35725.84" calcext:value-type="float">
            <text:p>35725,84</text:p>
          </table:table-cell>
          <table:table-cell office:value-type="float" office:value="0" calcext:value-type="float">
            <text:p>0</text:p>
          </table:table-cell>
          <table:table-cell office:value-type="float" office:value="15.95" calcext:value-type="float">
            <text:p>15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HEDNO_commercial_MV_5012</text:p>
          </table:table-cell>
          <table:table-cell office:value-type="string" calcext:value-type="string">
            <text:p>Μ.Τ Περ. Αθηνών</text:p>
          </table:table-cell>
          <table:table-cell office:value-type="float" office:value="1813791.36" calcext:value-type="float">
            <text:p>1813791,36</text:p>
          </table:table-cell>
          <table:table-cell office:value-type="float" office:value="0" calcext:value-type="float">
            <text:p>0</text:p>
          </table:table-cell>
          <table:table-cell office:value-type="float" office:value="102.08" calcext:value-type="float">
            <text:p>102,08</text:p>
          </table:table-cell>
          <table:table-cell/>
          <table:table-cell office:value-type="float" office:value="151147.446666667" calcext:value-type="float">
            <text:p>151147,446666667</text:p>
          </table:table-cell>
          <table:table-cell office:value-type="float" office:value="0" calcext:value-type="float">
            <text:p>0</text:p>
          </table:table-cell>
          <table:table-cell office:value-type="float" office:value="90.44" calcext:value-type="float">
            <text:p>90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HEDNO_commercial_MV_5013</text:p>
          </table:table-cell>
          <table:table-cell office:value-type="string" calcext:value-type="string">
            <text:p>Καρδίτσας</text:p>
          </table:table-cell>
          <table:table-cell office:value-type="float" office:value="131510.00000001" calcext:value-type="float">
            <text:p>131510,00000001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/>
          <table:table-cell office:value-type="float" office:value="10958.9533333333" calcext:value-type="float">
            <text:p>10958,9533333333</text:p>
          </table:table-cell>
          <table:table-cell office:value-type="float" office:value="0" calcext:value-type="float">
            <text:p>0</text:p>
          </table:table-cell>
          <table:table-cell office:value-type="float" office:value="19.8333333333333" calcext:value-type="float">
            <text:p>19,8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HEDNO_commercial_MV_5014</text:p>
          </table:table-cell>
          <table:table-cell office:value-type="string" calcext:value-type="string">
            <text:p>Καρδίτσας</text:p>
          </table:table-cell>
          <table:table-cell office:value-type="float" office:value="826900.560000006" calcext:value-type="float">
            <text:p>826900,560000006</text:p>
          </table:table-cell>
          <table:table-cell office:value-type="float" office:value="0" calcext:value-type="float">
            <text:p>0</text:p>
          </table:table-cell>
          <table:table-cell office:value-type="float" office:value="53.68" calcext:value-type="float">
            <text:p>53,68</text:p>
          </table:table-cell>
          <table:table-cell/>
          <table:table-cell office:value-type="float" office:value="68907.3333333334" calcext:value-type="float">
            <text:p>68907,3333333334</text:p>
          </table:table-cell>
          <table:table-cell office:value-type="float" office:value="0" calcext:value-type="float">
            <text:p>0</text:p>
          </table:table-cell>
          <table:table-cell office:value-type="float" office:value="48.36" calcext:value-type="float">
            <text:p>48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HEDNO_commercial_MV_5015</text:p>
          </table:table-cell>
          <table:table-cell office:value-type="string" calcext:value-type="string">
            <text:p>Μ.Τ Περ. Αθηνών</text:p>
          </table:table-cell>
          <table:table-cell office:value-type="float" office:value="363937.056000026" calcext:value-type="float">
            <text:p>363937,056000026</text:p>
          </table:table-cell>
          <table:table-cell office:value-type="float" office:value="0" calcext:value-type="float">
            <text:p>0</text:p>
          </table:table-cell>
          <table:table-cell office:value-type="float" office:value="44.064" calcext:value-type="float">
            <text:p>44,064</text:p>
          </table:table-cell>
          <table:table-cell/>
          <table:table-cell office:value-type="float" office:value="30327.696" calcext:value-type="float">
            <text:p>30327,696</text:p>
          </table:table-cell>
          <table:table-cell office:value-type="float" office:value="0" calcext:value-type="float">
            <text:p>0</text:p>
          </table:table-cell>
          <table:table-cell office:value-type="float" office:value="36.008" calcext:value-type="float">
            <text:p>36,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HEDNO_commercial_MV_5016</text:p>
          </table:table-cell>
          <table:table-cell office:value-type="string" calcext:value-type="string">
            <text:p>Μ.Τ Περ. Αθηνών</text:p>
          </table:table-cell>
          <table:table-cell office:value-type="float" office:value="2535828.39999998" calcext:value-type="float">
            <text:p>2535828,39999998</text:p>
          </table:table-cell>
          <table:table-cell office:value-type="float" office:value="0" calcext:value-type="float">
            <text:p>0</text:p>
          </table:table-cell>
          <table:table-cell office:value-type="float" office:value="261.6" calcext:value-type="float">
            <text:p>261,6</text:p>
          </table:table-cell>
          <table:table-cell/>
          <table:table-cell office:value-type="float" office:value="211316.066666667" calcext:value-type="float">
            <text:p>211316,0666666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HEDNO_commercial_MV_5017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529851.839999999" calcext:value-type="float">
            <text:p>529851,839999999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,6</text:p>
          </table:table-cell>
          <table:table-cell/>
          <table:table-cell office:value-type="float" office:value="44153.3333333333" calcext:value-type="float">
            <text:p>44153,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.7133333333333" calcext:value-type="float">
            <text:p>28,7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HEDNO_commercial_MV_5018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408638.6" calcext:value-type="float">
            <text:p>408638,6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29,04</text:p>
          </table:table-cell>
          <table:table-cell/>
          <table:table-cell office:value-type="float" office:value="34052.61" calcext:value-type="float">
            <text:p>34052,6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HEDNO_commercial_MV_5019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713526.999999999" calcext:value-type="float">
            <text:p>713526,999999999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,96</text:p>
          </table:table-cell>
          <table:table-cell/>
          <table:table-cell office:value-type="float" office:value="59459.6166666667" calcext:value-type="float">
            <text:p>59459,6166666667</text:p>
          </table:table-cell>
          <table:table-cell office:value-type="float" office:value="0" calcext:value-type="float">
            <text:p>0</text:p>
          </table:table-cell>
          <table:table-cell office:value-type="float" office:value="33.96" calcext:value-type="float">
            <text:p>33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HEDNO_commercial_MV_5020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1334670.23999998" calcext:value-type="float">
            <text:p>1334670,2399999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,4</text:p>
          </table:table-cell>
          <table:table-cell/>
          <table:table-cell office:value-type="float" office:value="111221.22" calcext:value-type="float">
            <text:p>111221,22</text:p>
          </table:table-cell>
          <table:table-cell office:value-type="float" office:value="0" calcext:value-type="float">
            <text:p>0</text:p>
          </table:table-cell>
          <table:table-cell office:value-type="float" office:value="106.94" calcext:value-type="float">
            <text:p>106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HEDNO_commercial_MV_5021</text:p>
          </table:table-cell>
          <table:table-cell office:value-type="string" calcext:value-type="string">
            <text:p>Κεντρ. Θεσ/κης</text:p>
          </table:table-cell>
          <table:table-cell office:value-type="float" office:value="332033.520000007" calcext:value-type="float">
            <text:p>332033,520000007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,2</text:p>
          </table:table-cell>
          <table:table-cell/>
          <table:table-cell office:value-type="float" office:value="27669.1" calcext:value-type="float">
            <text:p>27669,1</text:p>
          </table:table-cell>
          <table:table-cell office:value-type="float" office:value="0" calcext:value-type="float">
            <text:p>0</text:p>
          </table:table-cell>
          <table:table-cell office:value-type="float" office:value="32.82" calcext:value-type="float">
            <text:p>32,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HEDNO_commercial_MV_5022</text:p>
          </table:table-cell>
          <table:table-cell office:value-type="string" calcext:value-type="string">
            <text:p>Κεντρ. Θεσ/κης</text:p>
          </table:table-cell>
          <table:table-cell office:value-type="float" office:value="1951776.87999998" calcext:value-type="float">
            <text:p>1951776,87999998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/>
          <table:table-cell office:value-type="float" office:value="162644.02" calcext:value-type="float">
            <text:p>162644,02</text:p>
          </table:table-cell>
          <table:table-cell office:value-type="float" office:value="0" calcext:value-type="float">
            <text:p>0</text:p>
          </table:table-cell>
          <table:table-cell office:value-type="float" office:value="73.2866666666667" calcext:value-type="float">
            <text:p>73,2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HEDNO_commercial_MV_5023</text:p>
          </table:table-cell>
          <table:table-cell office:value-type="string" calcext:value-type="string">
            <text:p>Κεντρ. Θεσ/κης</text:p>
          </table:table-cell>
          <table:table-cell office:value-type="float" office:value="523885.119999999" calcext:value-type="float">
            <text:p>523885,119999999</text:p>
          </table:table-cell>
          <table:table-cell office:value-type="float" office:value="0" calcext:value-type="float">
            <text:p>0</text:p>
          </table:table-cell>
          <table:table-cell office:value-type="float" office:value="53.28" calcext:value-type="float">
            <text:p>53,28</text:p>
          </table:table-cell>
          <table:table-cell/>
          <table:table-cell office:value-type="float" office:value="43655.9466666667" calcext:value-type="float">
            <text:p>43655,9466666667</text:p>
          </table:table-cell>
          <table:table-cell office:value-type="float" office:value="0" calcext:value-type="float">
            <text:p>0</text:p>
          </table:table-cell>
          <table:table-cell office:value-type="float" office:value="38.8666666666667" calcext:value-type="float">
            <text:p>38,8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HEDNO_commercial_MV_5024</text:p>
          </table:table-cell>
          <table:table-cell office:value-type="string" calcext:value-type="string">
            <text:p>Κεντρ. Θεσ/κης</text:p>
          </table:table-cell>
          <table:table-cell office:value-type="float" office:value="626393.600000007" calcext:value-type="float">
            <text:p>626393,600000007</text:p>
          </table:table-cell>
          <table:table-cell office:value-type="float" office:value="0" calcext:value-type="float">
            <text:p>0</text:p>
          </table:table-cell>
          <table:table-cell office:value-type="float" office:value="50.08" calcext:value-type="float">
            <text:p>50,08</text:p>
          </table:table-cell>
          <table:table-cell/>
          <table:table-cell office:value-type="float" office:value="52199.3066666667" calcext:value-type="float">
            <text:p>52199,3066666667</text:p>
          </table:table-cell>
          <table:table-cell office:value-type="float" office:value="0" calcext:value-type="float">
            <text:p>0</text:p>
          </table:table-cell>
          <table:table-cell office:value-type="float" office:value="42.0466666666667" calcext:value-type="float">
            <text:p>42,0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HEDNO_commercial_MV_5025</text:p>
          </table:table-cell>
          <table:table-cell office:value-type="string" calcext:value-type="string">
            <text:p>Κεντρ. Θεσ/κης</text:p>
          </table:table-cell>
          <table:table-cell office:value-type="float" office:value="393463.44" calcext:value-type="float">
            <text:p>393463,44</text:p>
          </table:table-cell>
          <table:table-cell office:value-type="float" office:value="0" calcext:value-type="float">
            <text:p>0</text:p>
          </table:table-cell>
          <table:table-cell office:value-type="float" office:value="48.72" calcext:value-type="float">
            <text:p>48,72</text:p>
          </table:table-cell>
          <table:table-cell/>
          <table:table-cell office:value-type="float" office:value="32788.0533333333" calcext:value-type="float">
            <text:p>32788,0533333333</text:p>
          </table:table-cell>
          <table:table-cell office:value-type="float" office:value="0" calcext:value-type="float">
            <text:p>0</text:p>
          </table:table-cell>
          <table:table-cell office:value-type="float" office:value="30.8866666666667" calcext:value-type="float">
            <text:p>30,8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HEDNO_commercial_MV_5026</text:p>
          </table:table-cell>
          <table:table-cell office:value-type="string" calcext:value-type="string">
            <text:p>Κεντρ. Θεσ/κης</text:p>
          </table:table-cell>
          <table:table-cell office:value-type="float" office:value="656322.399999997" calcext:value-type="float">
            <text:p>656322,399999997</text:p>
          </table:table-cell>
          <table:table-cell office:value-type="float" office:value="0" calcext:value-type="float">
            <text:p>0</text:p>
          </table:table-cell>
          <table:table-cell office:value-type="float" office:value="71.68" calcext:value-type="float">
            <text:p>71,68</text:p>
          </table:table-cell>
          <table:table-cell/>
          <table:table-cell office:value-type="float" office:value="54692.0066666667" calcext:value-type="float">
            <text:p>54692,0066666667</text:p>
          </table:table-cell>
          <table:table-cell office:value-type="float" office:value="0" calcext:value-type="float">
            <text:p>0</text:p>
          </table:table-cell>
          <table:table-cell office:value-type="float" office:value="56.8666666666667" calcext:value-type="float">
            <text:p>56,8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HEDNO_commercial_MV_5027</text:p>
          </table:table-cell>
          <table:table-cell office:value-type="string" calcext:value-type="string">
            <text:p>Κεντρ. Θεσ/κης</text:p>
          </table:table-cell>
          <table:table-cell office:value-type="float" office:value="120210.719999991" calcext:value-type="float">
            <text:p>120210,719999991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,84</text:p>
          </table:table-cell>
          <table:table-cell/>
          <table:table-cell office:value-type="float" office:value="10017.32" calcext:value-type="float">
            <text:p>10017,32</text:p>
          </table:table-cell>
          <table:table-cell office:value-type="float" office:value="0" calcext:value-type="float">
            <text:p>0</text:p>
          </table:table-cell>
          <table:table-cell office:value-type="float" office:value="13.98" calcext:value-type="float">
            <text:p>13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HEDNO_commercial_MV_5028</text:p>
          </table:table-cell>
          <table:table-cell office:value-type="string" calcext:value-type="string">
            <text:p>Κεντρ. Θεσ/κης</text:p>
          </table:table-cell>
          <table:table-cell office:value-type="float" office:value="359877.440000002" calcext:value-type="float">
            <text:p>359877,440000002</text:p>
          </table:table-cell>
          <table:table-cell office:value-type="float" office:value="0" calcext:value-type="float">
            <text:p>0</text:p>
          </table:table-cell>
          <table:table-cell office:value-type="float" office:value="43.12" calcext:value-type="float">
            <text:p>43,12</text:p>
          </table:table-cell>
          <table:table-cell/>
          <table:table-cell office:value-type="float" office:value="29989.4799999999" calcext:value-type="float">
            <text:p>29989,4799999999</text:p>
          </table:table-cell>
          <table:table-cell office:value-type="float" office:value="0" calcext:value-type="float">
            <text:p>0</text:p>
          </table:table-cell>
          <table:table-cell office:value-type="float" office:value="35.2866666666667" calcext:value-type="float">
            <text:p>35,2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HEDNO_commercial_MV_5029</text:p>
          </table:table-cell>
          <table:table-cell office:value-type="string" calcext:value-type="string">
            <text:p>Κεντρ. Θεσ/κης</text:p>
          </table:table-cell>
          <table:table-cell office:value-type="float" office:value="7797959.28000003" calcext:value-type="float">
            <text:p>7797959,28000003</text:p>
          </table:table-cell>
          <table:table-cell office:value-type="float" office:value="0" calcext:value-type="float">
            <text:p>0</text:p>
          </table:table-cell>
          <table:table-cell office:value-type="float" office:value="351.36" calcext:value-type="float">
            <text:p>351,36</text:p>
          </table:table-cell>
          <table:table-cell/>
          <table:table-cell office:value-type="float" office:value="649814.66" calcext:value-type="float">
            <text:p>649814,66</text:p>
          </table:table-cell>
          <table:table-cell office:value-type="float" office:value="0" calcext:value-type="float">
            <text:p>0</text:p>
          </table:table-cell>
          <table:table-cell office:value-type="float" office:value="286.58" calcext:value-type="float">
            <text:p>286,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HEDNO_commercial_MV_5030</text:p>
          </table:table-cell>
          <table:table-cell office:value-type="string" calcext:value-type="string">
            <text:p>Πτολεμαϊδας</text:p>
          </table:table-cell>
          <table:table-cell office:value-type="float" office:value="645647.499999994" calcext:value-type="float">
            <text:p>645647,499999994</text:p>
          </table:table-cell>
          <table:table-cell office:value-type="float" office:value="0" calcext:value-type="float">
            <text:p>0</text:p>
          </table:table-cell>
          <table:table-cell office:value-type="float" office:value="39.06" calcext:value-type="float">
            <text:p>39,06</text:p>
          </table:table-cell>
          <table:table-cell/>
          <table:table-cell office:value-type="float" office:value="53803.16" calcext:value-type="float">
            <text:p>53803,16</text:p>
          </table:table-cell>
          <table:table-cell office:value-type="float" office:value="0" calcext:value-type="float">
            <text:p>0</text:p>
          </table:table-cell>
          <table:table-cell office:value-type="float" office:value="35.9666666666667" calcext:value-type="float">
            <text:p>35,9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HEDNO_biomhxanikoi_6047</text:p>
          </table:table-cell>
          <table:table-cell office:value-type="string" calcext:value-type="string">
            <text:p>Κορωπίου</text:p>
          </table:table-cell>
          <table:table-cell office:value-type="float" office:value="32867.828" calcext:value-type="float">
            <text:p>32867,828</text:p>
          </table:table-cell>
          <table:table-cell office:value-type="float" office:value="0" calcext:value-type="float">
            <text:p>0</text:p>
          </table:table-cell>
          <table:table-cell office:value-type="float" office:value="15.956" calcext:value-type="float">
            <text:p>15,956</text:p>
          </table:table-cell>
          <table:table-cell/>
          <table:table-cell office:value-type="float" office:value="2738.932" calcext:value-type="float">
            <text:p>2738,932</text:p>
          </table:table-cell>
          <table:table-cell office:value-type="float" office:value="0" calcext:value-type="float">
            <text:p>0</text:p>
          </table:table-cell>
          <table:table-cell office:value-type="float" office:value="10.3026666666667" calcext:value-type="float">
            <text:p>10,30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HEDNO_biomhxanikoi_6048</text:p>
          </table:table-cell>
          <table:table-cell office:value-type="string" calcext:value-type="string">
            <text:p>Αιγάλεω</text:p>
          </table:table-cell>
          <table:table-cell office:value-type="float" office:value="63653.6040000027" calcext:value-type="float">
            <text:p>63653,6040000027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,34</text:p>
          </table:table-cell>
          <table:table-cell/>
          <table:table-cell office:value-type="float" office:value="5304.42966666666" calcext:value-type="float">
            <text:p>5304,4296666667</text:p>
          </table:table-cell>
          <table:table-cell office:value-type="float" office:value="0" calcext:value-type="float">
            <text:p>0</text:p>
          </table:table-cell>
          <table:table-cell office:value-type="float" office:value="9.46033333333333" calcext:value-type="float">
            <text:p>9,46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HEDNO_biomhxanikoi_6049</text:p>
          </table:table-cell>
          <table:table-cell office:value-type="string" calcext:value-type="string">
            <text:p>Δυτ. Θεσ/κης</text:p>
          </table:table-cell>
          <table:table-cell office:value-type="float" office:value="541681.616000007" calcext:value-type="float">
            <text:p>541681,616000007</text:p>
          </table:table-cell>
          <table:table-cell office:value-type="float" office:value="0" calcext:value-type="float">
            <text:p>0</text:p>
          </table:table-cell>
          <table:table-cell office:value-type="float" office:value="43.568" calcext:value-type="float">
            <text:p>43,568</text:p>
          </table:table-cell>
          <table:table-cell/>
          <table:table-cell office:value-type="float" office:value="45140.1233333334" calcext:value-type="float">
            <text:p>45140,1233333334</text:p>
          </table:table-cell>
          <table:table-cell office:value-type="float" office:value="0" calcext:value-type="float">
            <text:p>0</text:p>
          </table:table-cell>
          <table:table-cell office:value-type="float" office:value="38.962" calcext:value-type="float">
            <text:p>38,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HEDNO_biomhxanikoi_6050</text:p>
          </table:table-cell>
          <table:table-cell office:value-type="string" calcext:value-type="string">
            <text:p>Δυτ. Θεσ/κης</text:p>
          </table:table-cell>
          <table:table-cell office:value-type="float" office:value="13717.4839999993" calcext:value-type="float">
            <text:p>13717,4839999993</text:p>
          </table:table-cell>
          <table:table-cell office:value-type="float" office:value="0" calcext:value-type="float">
            <text:p>0</text:p>
          </table:table-cell>
          <table:table-cell office:value-type="float" office:value="3.472" calcext:value-type="float">
            <text:p>3,472</text:p>
          </table:table-cell>
          <table:table-cell/>
          <table:table-cell office:value-type="float" office:value="1143.076" calcext:value-type="float">
            <text:p>1143,076</text:p>
          </table:table-cell>
          <table:table-cell office:value-type="float" office:value="0" calcext:value-type="float">
            <text:p>0</text:p>
          </table:table-cell>
          <table:table-cell office:value-type="float" office:value="2.09433333333333" calcext:value-type="float">
            <text:p>2,09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HEDNO_biomhxanikoi_MV_7001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314567.040000032" calcext:value-type="float">
            <text:p>314567,040000032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,8</text:p>
          </table:table-cell>
          <table:table-cell/>
          <table:table-cell office:value-type="float" office:value="26213.8733333333" calcext:value-type="float">
            <text:p>26213,8733333333</text:p>
          </table:table-cell>
          <table:table-cell office:value-type="float" office:value="0" calcext:value-type="float">
            <text:p>0</text:p>
          </table:table-cell>
          <table:table-cell office:value-type="float" office:value="37.3266666666667" calcext:value-type="float">
            <text:p>37,3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HEDNO_biomhxanikoi_MV_7002</text:p>
          </table:table-cell>
          <table:table-cell office:value-type="string" calcext:value-type="string">
            <text:p>Δυτ. Θεσ/κης</text:p>
          </table:table-cell>
          <table:table-cell office:value-type="float" office:value="38445.7999999997" calcext:value-type="float">
            <text:p>38445,79999999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03.73333333335" calcext:value-type="float">
            <text:p>3203,7333333334</text:p>
          </table:table-cell>
          <table:table-cell office:value-type="float" office:value="0" calcext:value-type="float">
            <text:p>0</text:p>
          </table:table-cell>
          <table:table-cell office:value-type="float" office:value="4.23333333333333" calcext:value-type="float">
            <text:p>4,2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HEDNO_biomhxanikoi_MV_7003</text:p>
          </table:table-cell>
          <table:table-cell office:value-type="string" calcext:value-type="string">
            <text:p>Κιλκίς</text:p>
          </table:table-cell>
          <table:table-cell office:value-type="float" office:value="6532005.60000002" calcext:value-type="float">
            <text:p>6532005,60000002</text:p>
          </table:table-cell>
          <table:table-cell office:value-type="float" office:value="0" calcext:value-type="float">
            <text:p>0</text:p>
          </table:table-cell>
          <table:table-cell office:value-type="float" office:value="477.6" calcext:value-type="float">
            <text:p>477,6</text:p>
          </table:table-cell>
          <table:table-cell/>
          <table:table-cell office:value-type="float" office:value="544331.733333333" calcext:value-type="float">
            <text:p>544331,733333333</text:p>
          </table:table-cell>
          <table:table-cell office:value-type="float" office:value="0" calcext:value-type="float">
            <text:p>0</text:p>
          </table:table-cell>
          <table:table-cell office:value-type="float" office:value="431.6" calcext:value-type="float">
            <text:p>43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HEDNO_biomhxanikoi_MV_7004</text:p>
          </table:table-cell>
          <table:table-cell office:value-type="string" calcext:value-type="string">
            <text:p>Βόλου</text:p>
          </table:table-cell>
          <table:table-cell office:value-type="float" office:value="567204.000000023" calcext:value-type="float">
            <text:p>567204,000000023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/>
          <table:table-cell office:value-type="float" office:value="47266.6000000001" calcext:value-type="float">
            <text:p>47266,6000000001</text:p>
          </table:table-cell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HEDNO_biomhxanikoi_MV_7005</text:p>
          </table:table-cell>
          <table:table-cell office:value-type="string" calcext:value-type="string">
            <text:p>Βόλου</text:p>
          </table:table-cell>
          <table:table-cell office:value-type="float" office:value="1260329.6" calcext:value-type="float">
            <text:p>1260329,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5027.183333333" calcext:value-type="float">
            <text:p>105027,183333333</text:p>
          </table:table-cell>
          <table:table-cell office:value-type="float" office:value="0" calcext:value-type="float">
            <text:p>0</text:p>
          </table:table-cell>
          <table:table-cell office:value-type="float" office:value="135.483333333333" calcext:value-type="float">
            <text:p>135,4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HEDNO_biomhxanikoi_MV_7006</text:p>
          </table:table-cell>
          <table:table-cell office:value-type="string" calcext:value-type="string">
            <text:p>Βόλου</text:p>
          </table:table-cell>
          <table:table-cell office:value-type="float" office:value="3941788.79999989" calcext:value-type="float">
            <text:p>3941788,79999989</text:p>
          </table:table-cell>
          <table:table-cell office:value-type="float" office:value="0" calcext:value-type="float">
            <text:p>0</text:p>
          </table:table-cell>
          <table:table-cell office:value-type="float" office:value="217.44" calcext:value-type="float">
            <text:p>217,44</text:p>
          </table:table-cell>
          <table:table-cell/>
          <table:table-cell office:value-type="float" office:value="328481.86" calcext:value-type="float">
            <text:p>328481,86</text:p>
          </table:table-cell>
          <table:table-cell office:value-type="float" office:value="0" calcext:value-type="float">
            <text:p>0</text:p>
          </table:table-cell>
          <table:table-cell office:value-type="float" office:value="207.06" calcext:value-type="float">
            <text:p>207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HEDNO_biomhxanikoi_MV_7007</text:p>
          </table:table-cell>
          <table:table-cell office:value-type="string" calcext:value-type="string">
            <text:p>Βόλου</text:p>
          </table:table-cell>
          <table:table-cell office:value-type="float" office:value="504437.199999971" calcext:value-type="float">
            <text:p>504437,199999971</text:p>
          </table:table-cell>
          <table:table-cell office:value-type="float" office:value="0" calcext:value-type="float">
            <text:p>0</text:p>
          </table:table-cell>
          <table:table-cell office:value-type="float" office:value="402.8" calcext:value-type="float">
            <text:p>402,8</text:p>
          </table:table-cell>
          <table:table-cell/>
          <table:table-cell office:value-type="float" office:value="42036.133333333" calcext:value-type="float">
            <text:p>42036,133333333</text:p>
          </table:table-cell>
          <table:table-cell office:value-type="float" office:value="0" calcext:value-type="float">
            <text:p>0</text:p>
          </table:table-cell>
          <table:table-cell office:value-type="float" office:value="322.766666666667" calcext:value-type="float">
            <text:p>322,7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HEDNO_biomhxanikoi_MV_7008</text:p>
          </table:table-cell>
          <table:table-cell office:value-type="string" calcext:value-type="string">
            <text:p>Δυτ. Θεσ/κης</text:p>
          </table:table-cell>
          <table:table-cell office:value-type="float" office:value="1778539.60000004" calcext:value-type="float">
            <text:p>1778539,60000004</text:p>
          </table:table-cell>
          <table:table-cell office:value-type="float" office:value="0" calcext:value-type="float">
            <text:p>0</text:p>
          </table:table-cell>
          <table:table-cell office:value-type="float" office:value="158.8" calcext:value-type="float">
            <text:p>158,8</text:p>
          </table:table-cell>
          <table:table-cell/>
          <table:table-cell office:value-type="float" office:value="148210.133333334" calcext:value-type="float">
            <text:p>148210,133333334</text:p>
          </table:table-cell>
          <table:table-cell office:value-type="float" office:value="0" calcext:value-type="float">
            <text:p>0</text:p>
          </table:table-cell>
          <table:table-cell office:value-type="float" office:value="122.066666666667" calcext:value-type="float">
            <text:p>122,0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HEDNO_biomhxanikoi_MV_7009</text:p>
          </table:table-cell>
          <table:table-cell office:value-type="string" calcext:value-type="string">
            <text:p>Κιλκίς</text:p>
          </table:table-cell>
          <table:table-cell office:value-type="float" office:value="28441.1999999985" calcext:value-type="float">
            <text:p>28441,1999999985</text:p>
          </table:table-cell>
          <table:table-cell office:value-type="float" office:value="0" calcext:value-type="float">
            <text:p>0</text:p>
          </table:table-cell>
          <table:table-cell office:value-type="float" office:value="34.06" calcext:value-type="float">
            <text:p>34,06</text:p>
          </table:table-cell>
          <table:table-cell/>
          <table:table-cell office:value-type="float" office:value="2370.045" calcext:value-type="float">
            <text:p>2370,045</text:p>
          </table:table-cell>
          <table:table-cell office:value-type="float" office:value="0" calcext:value-type="float">
            <text:p>0</text:p>
          </table:table-cell>
          <table:table-cell office:value-type="float" office:value="14.715" calcext:value-type="float">
            <text:p>14,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HEDNO_biomhxanikoi_MV_7010</text:p>
          </table:table-cell>
          <table:table-cell office:value-type="string" calcext:value-type="string">
            <text:p>Δυτ. Θεσ/κης</text:p>
          </table:table-cell>
          <table:table-cell office:value-type="float" office:value="4124975.99999999" calcext:value-type="float">
            <text:p>4124975,99999999</text:p>
          </table:table-cell>
          <table:table-cell office:value-type="float" office:value="0" calcext:value-type="float">
            <text:p>0</text:p>
          </table:table-cell>
          <table:table-cell office:value-type="float" office:value="212.2" calcext:value-type="float">
            <text:p>212,2</text:p>
          </table:table-cell>
          <table:table-cell/>
          <table:table-cell office:value-type="float" office:value="343744.616666667" calcext:value-type="float">
            <text:p>343744,616666667</text:p>
          </table:table-cell>
          <table:table-cell office:value-type="float" office:value="0" calcext:value-type="float">
            <text:p>0</text:p>
          </table:table-cell>
          <table:table-cell office:value-type="float" office:value="192.283333333333" calcext:value-type="float">
            <text:p>192,2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HEDNO_biomhxanikoi_MV_7011</text:p>
          </table:table-cell>
          <table:table-cell office:value-type="string" calcext:value-type="string">
            <text:p>Δυτ. Θεσ/κης</text:p>
          </table:table-cell>
          <table:table-cell office:value-type="float" office:value="3932211.4" calcext:value-type="float">
            <text:p>3932211,4</text:p>
          </table:table-cell>
          <table:table-cell office:value-type="float" office:value="0" calcext:value-type="float">
            <text:p>0</text:p>
          </table:table-cell>
          <table:table-cell office:value-type="float" office:value="218.6" calcext:value-type="float">
            <text:p>218,6</text:p>
          </table:table-cell>
          <table:table-cell/>
          <table:table-cell office:value-type="float" office:value="327682.266666666" calcext:value-type="float">
            <text:p>327682,266666666</text:p>
          </table:table-cell>
          <table:table-cell office:value-type="float" office:value="0" calcext:value-type="float">
            <text:p>0</text:p>
          </table:table-cell>
          <table:table-cell office:value-type="float" office:value="197.85" calcext:value-type="float">
            <text:p>197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HEDNO_biomhxanikoi_MV_7012</text:p>
          </table:table-cell>
          <table:table-cell office:value-type="string" calcext:value-type="string">
            <text:p>Δυτ. Θεσ/κης</text:p>
          </table:table-cell>
          <table:table-cell office:value-type="float" office:value="33782.6399999945" calcext:value-type="float">
            <text:p>33782,6399999945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/>
          <table:table-cell office:value-type="float" office:value="2815.15999999996" calcext:value-type="float">
            <text:p>2815,16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HEDNO_biomhxanikoi_MV_7013</text:p>
          </table:table-cell>
          <table:table-cell office:value-type="string" calcext:value-type="string">
            <text:p>Κιλκίς</text:p>
          </table:table-cell>
          <table:table-cell office:value-type="float" office:value="509567.68" calcext:value-type="float">
            <text:p>509567,68</text:p>
          </table:table-cell>
          <table:table-cell office:value-type="float" office:value="0" calcext:value-type="float">
            <text:p>0</text:p>
          </table:table-cell>
          <table:table-cell office:value-type="float" office:value="36.08" calcext:value-type="float">
            <text:p>36,08</text:p>
          </table:table-cell>
          <table:table-cell/>
          <table:table-cell office:value-type="float" office:value="42463.12" calcext:value-type="float">
            <text:p>42463,12</text:p>
          </table:table-cell>
          <table:table-cell office:value-type="float" office:value="0" calcext:value-type="float">
            <text:p>0</text:p>
          </table:table-cell>
          <table:table-cell office:value-type="float" office:value="33.1333333333333" calcext:value-type="float">
            <text:p>33,1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HEDNO_biomhxanikoi_MV_7014</text:p>
          </table:table-cell>
          <table:table-cell office:value-type="string" calcext:value-type="string">
            <text:p>Κιλκίς</text:p>
          </table:table-cell>
          <table:table-cell office:value-type="float" office:value="1106067.20000001" calcext:value-type="float">
            <text:p>1106067,20000001</text:p>
          </table:table-cell>
          <table:table-cell office:value-type="float" office:value="0" calcext:value-type="float">
            <text:p>0</text:p>
          </table:table-cell>
          <table:table-cell office:value-type="float" office:value="81.92" calcext:value-type="float">
            <text:p>81,92</text:p>
          </table:table-cell>
          <table:table-cell/>
          <table:table-cell office:value-type="float" office:value="92171.6733333333" calcext:value-type="float">
            <text:p>92171,67333333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HEDNO_biomhxanikoi_MV_7015</text:p>
          </table:table-cell>
          <table:table-cell office:value-type="string" calcext:value-type="string">
            <text:p>Κιλκίς</text:p>
          </table:table-cell>
          <table:table-cell office:value-type="float" office:value="99537.2000000106" calcext:value-type="float">
            <text:p>99537,2000000106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,84</text:p>
          </table:table-cell>
          <table:table-cell/>
          <table:table-cell office:value-type="float" office:value="8294.47999999987" calcext:value-type="float">
            <text:p>8294,4799999999</text:p>
          </table:table-cell>
          <table:table-cell office:value-type="float" office:value="0" calcext:value-type="float">
            <text:p>0</text:p>
          </table:table-cell>
          <table:table-cell office:value-type="float" office:value="5.24" calcext:value-type="float">
            <text:p>5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HEDNO_biomhxanikoi_MV_7016</text:p>
          </table:table-cell>
          <table:table-cell office:value-type="string" calcext:value-type="string">
            <text:p>Κιλκίς</text:p>
          </table:table-cell>
          <table:table-cell office:value-type="float" office:value="2398729.20000004" calcext:value-type="float">
            <text:p>2398729,20000004</text:p>
          </table:table-cell>
          <table:table-cell office:value-type="float" office:value="0" calcext:value-type="float">
            <text:p>0</text:p>
          </table:table-cell>
          <table:table-cell office:value-type="float" office:value="174.8" calcext:value-type="float">
            <text:p>174,8</text:p>
          </table:table-cell>
          <table:table-cell/>
          <table:table-cell office:value-type="float" office:value="199893.8" calcext:value-type="float">
            <text:p>199893,8</text:p>
          </table:table-cell>
          <table:table-cell office:value-type="float" office:value="0" calcext:value-type="float">
            <text:p>0</text:p>
          </table:table-cell>
          <table:table-cell office:value-type="float" office:value="166.966666666667" calcext:value-type="float">
            <text:p>166,9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HEDNO_biomhxanikoi_MV_7017</text:p>
          </table:table-cell>
          <table:table-cell office:value-type="string" calcext:value-type="string">
            <text:p>Κιλκίς</text:p>
          </table:table-cell>
          <table:table-cell office:value-type="float" office:value="583997.279999946" calcext:value-type="float">
            <text:p>583997,279999946</text:p>
          </table:table-cell>
          <table:table-cell office:value-type="float" office:value="0" calcext:value-type="float">
            <text:p>0</text:p>
          </table:table-cell>
          <table:table-cell office:value-type="float" office:value="117.6" calcext:value-type="float">
            <text:p>117,6</text:p>
          </table:table-cell>
          <table:table-cell/>
          <table:table-cell office:value-type="float" office:value="48666.33" calcext:value-type="float">
            <text:p>48666,33</text:p>
          </table:table-cell>
          <table:table-cell office:value-type="float" office:value="0" calcext:value-type="float">
            <text:p>0</text:p>
          </table:table-cell>
          <table:table-cell office:value-type="float" office:value="101.82" calcext:value-type="float">
            <text:p>101,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HEDNO_biomhxanikoi_MV_7018</text:p>
          </table:table-cell>
          <table:table-cell office:value-type="string" calcext:value-type="string">
            <text:p>Κιλκίς</text:p>
          </table:table-cell>
          <table:table-cell office:value-type="float" office:value="19063.0399999959" calcext:value-type="float">
            <text:p>19063,0399999959</text:p>
          </table:table-cell>
          <table:table-cell office:value-type="float" office:value="0" calcext:value-type="float">
            <text:p>0</text:p>
          </table:table-cell>
          <table:table-cell office:value-type="float" office:value="15.76" calcext:value-type="float">
            <text:p>15,76</text:p>
          </table:table-cell>
          <table:table-cell/>
          <table:table-cell office:value-type="float" office:value="1588.55333333333" calcext:value-type="float">
            <text:p>1588,5533333333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HEDNO_biomhxanikoi_MV_7019</text:p>
          </table:table-cell>
          <table:table-cell office:value-type="string" calcext:value-type="string">
            <text:p>Κιλκίς</text:p>
          </table:table-cell>
          <table:table-cell office:value-type="float" office:value="2946657.11999997" calcext:value-type="float">
            <text:p>2946657,11999997</text:p>
          </table:table-cell>
          <table:table-cell office:value-type="float" office:value="0" calcext:value-type="float">
            <text:p>0</text:p>
          </table:table-cell>
          <table:table-cell office:value-type="float" office:value="195.72" calcext:value-type="float">
            <text:p>195,72</text:p>
          </table:table-cell>
          <table:table-cell/>
          <table:table-cell office:value-type="float" office:value="245549.53" calcext:value-type="float">
            <text:p>245549,53</text:p>
          </table:table-cell>
          <table:table-cell office:value-type="float" office:value="0" calcext:value-type="float">
            <text:p>0</text:p>
          </table:table-cell>
          <table:table-cell office:value-type="float" office:value="180.03" calcext:value-type="float">
            <text:p>18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HEDNO_biomhxanikoi_MV_7020</text:p>
          </table:table-cell>
          <table:table-cell office:value-type="string" calcext:value-type="string">
            <text:p>Κεντρ. Θεσ/κης</text:p>
          </table:table-cell>
          <table:table-cell office:value-type="float" office:value="86473.6000000053" calcext:value-type="float">
            <text:p>86473,6000000053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,76</text:p>
          </table:table-cell>
          <table:table-cell/>
          <table:table-cell office:value-type="float" office:value="7206.07333333341" calcext:value-type="float">
            <text:p>7206,0733333334</text:p>
          </table:table-cell>
          <table:table-cell office:value-type="float" office:value="0" calcext:value-type="float">
            <text:p>0</text:p>
          </table:table-cell>
          <table:table-cell office:value-type="float" office:value="12.54" calcext:value-type="float">
            <text:p>12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HEDNO_biomhxanikoi_MV_7021</text:p>
          </table:table-cell>
          <table:table-cell office:value-type="string" calcext:value-type="string">
            <text:p>Δυτ. Θεσ/κης</text:p>
          </table:table-cell>
          <table:table-cell office:value-type="float" office:value="2027613.2" calcext:value-type="float">
            <text:p>2027613,2</text:p>
          </table:table-cell>
          <table:table-cell office:value-type="float" office:value="0" calcext:value-type="float">
            <text:p>0</text:p>
          </table:table-cell>
          <table:table-cell office:value-type="float" office:value="333.6" calcext:value-type="float">
            <text:p>333,6</text:p>
          </table:table-cell>
          <table:table-cell/>
          <table:table-cell office:value-type="float" office:value="168965.466666667" calcext:value-type="float">
            <text:p>168965,466666667</text:p>
          </table:table-cell>
          <table:table-cell office:value-type="float" office:value="0" calcext:value-type="float">
            <text:p>0</text:p>
          </table:table-cell>
          <table:table-cell office:value-type="float" office:value="258.966666666667" calcext:value-type="float">
            <text:p>258,9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HEDNO_biomhxanikoi_MV_7022</text:p>
          </table:table-cell>
          <table:table-cell office:value-type="string" calcext:value-type="string">
            <text:p>Αρναίας</text:p>
          </table:table-cell>
          <table:table-cell office:value-type="float" office:value="55969.4399999901" calcext:value-type="float">
            <text:p>55969,4399999901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,44</text:p>
          </table:table-cell>
          <table:table-cell/>
          <table:table-cell office:value-type="float" office:value="4663.99" calcext:value-type="float">
            <text:p>4663,99</text:p>
          </table:table-cell>
          <table:table-cell office:value-type="float" office:value="0" calcext:value-type="float">
            <text:p>0</text:p>
          </table:table-cell>
          <table:table-cell office:value-type="float" office:value="9.97" calcext:value-type="float">
            <text:p>9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HEDNO_biomhxanikoi_MV_7023</text:p>
          </table:table-cell>
          <table:table-cell office:value-type="string" calcext:value-type="string">
            <text:p>Κιλκίς</text:p>
          </table:table-cell>
          <table:table-cell office:value-type="float" office:value="68199.9199999968" calcext:value-type="float">
            <text:p>68199,9199999968</text:p>
          </table:table-cell>
          <table:table-cell office:value-type="float" office:value="0" calcext:value-type="float">
            <text:p>0</text:p>
          </table:table-cell>
          <table:table-cell office:value-type="float" office:value="28.24" calcext:value-type="float">
            <text:p>28,24</text:p>
          </table:table-cell>
          <table:table-cell/>
          <table:table-cell office:value-type="float" office:value="5683.24666666668" calcext:value-type="float">
            <text:p>5683,2466666667</text:p>
          </table:table-cell>
          <table:table-cell office:value-type="float" office:value="0" calcext:value-type="float">
            <text:p>0</text:p>
          </table:table-cell>
          <table:table-cell office:value-type="float" office:value="22.2266666666667" calcext:value-type="float">
            <text:p>22,2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HEDNO_biomhxanikoi_MV_7024</text:p>
          </table:table-cell>
          <table:table-cell office:value-type="string" calcext:value-type="string">
            <text:p>Βόλου</text:p>
          </table:table-cell>
          <table:table-cell office:value-type="float" office:value="28947073.2000001" calcext:value-type="float">
            <text:p>28947073,2000001</text:p>
          </table:table-cell>
          <table:table-cell office:value-type="float" office:value="0" calcext:value-type="float">
            <text:p>0</text:p>
          </table:table-cell>
          <table:table-cell office:value-type="float" office:value="2414.4" calcext:value-type="float">
            <text:p>2414,4</text:p>
          </table:table-cell>
          <table:table-cell/>
          <table:table-cell office:value-type="float" office:value="2412249.8" calcext:value-type="float">
            <text:p>2412249,8</text:p>
          </table:table-cell>
          <table:table-cell office:value-type="float" office:value="0" calcext:value-type="float">
            <text:p>0</text:p>
          </table:table-cell>
          <table:table-cell office:value-type="float" office:value="2279.5" calcext:value-type="float">
            <text:p>227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HEDNO_biomhxanikoi_MV_7025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2102346.54" calcext:value-type="float">
            <text:p>2102346,54</text:p>
          </table:table-cell>
          <table:table-cell office:value-type="float" office:value="0" calcext:value-type="float">
            <text:p>0</text:p>
          </table:table-cell>
          <table:table-cell office:value-type="float" office:value="134.31" calcext:value-type="float">
            <text:p>134,31</text:p>
          </table:table-cell>
          <table:table-cell/>
          <table:table-cell office:value-type="float" office:value="175191.58" calcext:value-type="float">
            <text:p>175191,58</text:p>
          </table:table-cell>
          <table:table-cell office:value-type="float" office:value="0" calcext:value-type="float">
            <text:p>0</text:p>
          </table:table-cell>
          <table:table-cell office:value-type="float" office:value="109.7325" calcext:value-type="float">
            <text:p>109,7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HEDNO_biomhxanikoi_MV_7026</text:p>
          </table:table-cell>
          <table:table-cell office:value-type="string" calcext:value-type="string">
            <text:p>Βόλου</text:p>
          </table:table-cell>
          <table:table-cell office:value-type="float" office:value="3825030.70000002" calcext:value-type="float">
            <text:p>3825030,70000002</text:p>
          </table:table-cell>
          <table:table-cell office:value-type="float" office:value="0" calcext:value-type="float">
            <text:p>0</text:p>
          </table:table-cell>
          <table:table-cell office:value-type="float" office:value="201.75" calcext:value-type="float">
            <text:p>201,75</text:p>
          </table:table-cell>
          <table:table-cell/>
          <table:table-cell office:value-type="float" office:value="318749.970833333" calcext:value-type="float">
            <text:p>318749,970833333</text:p>
          </table:table-cell>
          <table:table-cell office:value-type="float" office:value="0" calcext:value-type="float">
            <text:p>0</text:p>
          </table:table-cell>
          <table:table-cell office:value-type="float" office:value="194.591666666667" calcext:value-type="float">
            <text:p>194,59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HEDNO_biomhxanikoi_MV_7027</text:p>
          </table:table-cell>
          <table:table-cell office:value-type="string" calcext:value-type="string">
            <text:p>Βόλου</text:p>
          </table:table-cell>
          <table:table-cell office:value-type="float" office:value="62936.4799999984" calcext:value-type="float">
            <text:p>62936,479999998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5244.54666666663" calcext:value-type="float">
            <text:p>5244,5466666666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HEDNO_biomhxanikoi_MV_7028</text:p>
          </table:table-cell>
          <table:table-cell office:value-type="string" calcext:value-type="string">
            <text:p>Βόλου</text:p>
          </table:table-cell>
          <table:table-cell office:value-type="float" office:value="9040.80000000063" calcext:value-type="float">
            <text:p>9040,8000000006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753.399999999991" calcext:value-type="float">
            <text:p>753,4</text:p>
          </table:table-cell>
          <table:table-cell office:value-type="float" office:value="0" calcext:value-type="float">
            <text:p>0</text:p>
          </table:table-cell>
          <table:table-cell office:value-type="float" office:value="2.26666666666667" calcext:value-type="float">
            <text:p>2,2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HEDNO_biomhxanikoi_MV_7029</text:p>
          </table:table-cell>
          <table:table-cell office:value-type="string" calcext:value-type="string">
            <text:p>Βόλου</text:p>
          </table:table-cell>
          <table:table-cell office:value-type="float" office:value="548987.52" calcext:value-type="float">
            <text:p>548987,52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,72</text:p>
          </table:table-cell>
          <table:table-cell/>
          <table:table-cell office:value-type="float" office:value="45747.6133333333" calcext:value-type="float">
            <text:p>45747,6133333333</text:p>
          </table:table-cell>
          <table:table-cell office:value-type="float" office:value="0" calcext:value-type="float">
            <text:p>0</text:p>
          </table:table-cell>
          <table:table-cell office:value-type="float" office:value="24.24" calcext:value-type="float">
            <text:p>24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HEDNO_biomhxanikoi_MV_7030</text:p>
          </table:table-cell>
          <table:table-cell office:value-type="string" calcext:value-type="string">
            <text:p>Πάτρας</text:p>
          </table:table-cell>
          <table:table-cell office:value-type="float" office:value="1746266.4" calcext:value-type="float">
            <text:p>1746266,4</text:p>
          </table:table-cell>
          <table:table-cell office:value-type="float" office:value="0" calcext:value-type="float">
            <text:p>0</text:p>
          </table:table-cell>
          <table:table-cell office:value-type="float" office:value="133.8" calcext:value-type="float">
            <text:p>133,8</text:p>
          </table:table-cell>
          <table:table-cell/>
          <table:table-cell office:value-type="float" office:value="145521.25" calcext:value-type="float">
            <text:p>145521,25</text:p>
          </table:table-cell>
          <table:table-cell office:value-type="float" office:value="0" calcext:value-type="float">
            <text:p>0</text:p>
          </table:table-cell>
          <table:table-cell office:value-type="float" office:value="111.5" calcext:value-type="float">
            <text:p>11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HEDNO_biomhxanikoi_MV_7031</text:p>
          </table:table-cell>
          <table:table-cell office:value-type="string" calcext:value-type="string">
            <text:p>Πάτρας</text:p>
          </table:table-cell>
          <table:table-cell office:value-type="float" office:value="19965150" calcext:value-type="float">
            <text:p>1996515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1663760.625" calcext:value-type="float">
            <text:p>1663760,625</text:p>
          </table:table-cell>
          <table:table-cell office:value-type="float" office:value="0" calcext:value-type="float">
            <text:p>0</text:p>
          </table:table-cell>
          <table:table-cell office:value-type="float" office:value="722.625" calcext:value-type="float">
            <text:p>722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HEDNO_biomhxanikoi_MV_7032</text:p>
          </table:table-cell>
          <table:table-cell office:value-type="string" calcext:value-type="string">
            <text:p>Πάτρας</text:p>
          </table:table-cell>
          <table:table-cell office:value-type="float" office:value="1305916" calcext:value-type="float">
            <text:p>1305916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,5</text:p>
          </table:table-cell>
          <table:table-cell/>
          <table:table-cell office:value-type="float" office:value="108825.083333333" calcext:value-type="float">
            <text:p>108825,083333333</text:p>
          </table:table-cell>
          <table:table-cell office:value-type="float" office:value="0" calcext:value-type="float">
            <text:p>0</text:p>
          </table:table-cell>
          <table:table-cell office:value-type="float" office:value="117.708333333333" calcext:value-type="float">
            <text:p>117,70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HEDNO_biomhxanikoi_MV_7033</text:p>
          </table:table-cell>
          <table:table-cell office:value-type="string" calcext:value-type="string">
            <text:p>Πάτρας</text:p>
          </table:table-cell>
          <table:table-cell office:value-type="float" office:value="9686797.5" calcext:value-type="float">
            <text:p>9686797,5</text:p>
          </table:table-cell>
          <table:table-cell office:value-type="float" office:value="0" calcext:value-type="float">
            <text:p>0</text:p>
          </table:table-cell>
          <table:table-cell office:value-type="float" office:value="442.5" calcext:value-type="float">
            <text:p>442,5</text:p>
          </table:table-cell>
          <table:table-cell/>
          <table:table-cell office:value-type="float" office:value="807217.875" calcext:value-type="float">
            <text:p>807217,875</text:p>
          </table:table-cell>
          <table:table-cell office:value-type="float" office:value="0" calcext:value-type="float">
            <text:p>0</text:p>
          </table:table-cell>
          <table:table-cell office:value-type="float" office:value="410.25" calcext:value-type="float">
            <text:p>410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HEDNO_biomhxanikoi_MV_7034</text:p>
          </table:table-cell>
          <table:table-cell office:value-type="string" calcext:value-type="string">
            <text:p>Πάτρας</text:p>
          </table:table-cell>
          <table:table-cell office:value-type="float" office:value="2260039.00000004" calcext:value-type="float">
            <text:p>2260039,00000004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/>
          <table:table-cell office:value-type="float" office:value="188336.433333334" calcext:value-type="float">
            <text:p>188336,433333334</text:p>
          </table:table-cell>
          <table:table-cell office:value-type="float" office:value="0" calcext:value-type="float">
            <text:p>0</text:p>
          </table:table-cell>
          <table:table-cell office:value-type="float" office:value="129.666666666667" calcext:value-type="float">
            <text:p>129,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HEDNO_biomhxanikoi_MV_7035</text:p>
          </table:table-cell>
          <table:table-cell office:value-type="string" calcext:value-type="string">
            <text:p>Πάτρας</text:p>
          </table:table-cell>
          <table:table-cell office:value-type="float" office:value="12462226" calcext:value-type="float">
            <text:p>1246222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038515.83333333" calcext:value-type="float">
            <text:p>1038515,83333333</text:p>
          </table:table-cell>
          <table:table-cell office:value-type="float" office:value="0" calcext:value-type="float">
            <text:p>0</text:p>
          </table:table-cell>
          <table:table-cell office:value-type="float" office:value="545.666666666667" calcext:value-type="float">
            <text:p>545,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HEDNO_biomhxanikoi_MV_7036</text:p>
          </table:table-cell>
          <table:table-cell office:value-type="string" calcext:value-type="string">
            <text:p>Πάτρας</text:p>
          </table:table-cell>
          <table:table-cell office:value-type="float" office:value="149139.600000009" calcext:value-type="float">
            <text:p>149139,600000009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,8</text:p>
          </table:table-cell>
          <table:table-cell/>
          <table:table-cell office:value-type="float" office:value="12428.2333333334" calcext:value-type="float">
            <text:p>12428,2333333334</text:p>
          </table:table-cell>
          <table:table-cell office:value-type="float" office:value="0" calcext:value-type="float">
            <text:p>0</text:p>
          </table:table-cell>
          <table:table-cell office:value-type="float" office:value="32.7666666666667" calcext:value-type="float">
            <text:p>32,7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HEDNO_biomhxanikoi_MV_7037</text:p>
          </table:table-cell>
          <table:table-cell office:value-type="string" calcext:value-type="string">
            <text:p>Πάτρας</text:p>
          </table:table-cell>
          <table:table-cell office:value-type="float" office:value="235771" calcext:value-type="float">
            <text:p>23577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647" calcext:value-type="float">
            <text:p>19647</text:p>
          </table:table-cell>
          <table:table-cell office:value-type="float" office:value="0" calcext:value-type="float">
            <text:p>0</text:p>
          </table:table-cell>
          <table:table-cell office:value-type="float" office:value="12.3333333333333" calcext:value-type="float">
            <text:p>12,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HEDNO_biomhxanikoi_MV_7038</text:p>
          </table:table-cell>
          <table:table-cell office:value-type="string" calcext:value-type="string">
            <text:p>Πάτρας</text:p>
          </table:table-cell>
          <table:table-cell office:value-type="float" office:value="14760.2000000012" calcext:value-type="float">
            <text:p>14760,200000001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0.883333333333333" calcext:value-type="float">
            <text:p>0,8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HEDNO_biomhxanikoi_MV_7039</text:p>
          </table:table-cell>
          <table:table-cell office:value-type="string" calcext:value-type="string">
            <text:p>Πάτρας</text:p>
          </table:table-cell>
          <table:table-cell office:value-type="float" office:value="617037.000000016" calcext:value-type="float">
            <text:p>617037,000000016</text:p>
          </table:table-cell>
          <table:table-cell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/>
          <table:table-cell office:value-type="float" office:value="51419.6666666667" calcext:value-type="float">
            <text:p>51419,6666666667</text:p>
          </table:table-cell>
          <table:table-cell office:value-type="float" office:value="0" calcext:value-type="float">
            <text:p>0</text:p>
          </table:table-cell>
          <table:table-cell office:value-type="float" office:value="40.6333333333333" calcext:value-type="float">
            <text:p>40,6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HEDNO_biomhxanikoi_MV_7040</text:p>
          </table:table-cell>
          <table:table-cell office:value-type="string" calcext:value-type="string">
            <text:p>Βόλου</text:p>
          </table:table-cell>
          <table:table-cell office:value-type="float" office:value="40325.9200000001" calcext:value-type="float">
            <text:p>40325,9200000001</text:p>
          </table:table-cell>
          <table:table-cell office:value-type="float" office:value="0" calcext:value-type="float">
            <text:p>0</text:p>
          </table:table-cell>
          <table:table-cell office:value-type="float" office:value="20.88" calcext:value-type="float">
            <text:p>20,88</text:p>
          </table:table-cell>
          <table:table-cell/>
          <table:table-cell office:value-type="float" office:value="3360.38666666667" calcext:value-type="float">
            <text:p>3360,3866666667</text:p>
          </table:table-cell>
          <table:table-cell office:value-type="float" office:value="0" calcext:value-type="float">
            <text:p>0</text:p>
          </table:table-cell>
          <table:table-cell office:value-type="float" office:value="11.2933333333333" calcext:value-type="float">
            <text:p>11,2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HEDNO_biomhxanikoi_MV_7041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78742.2000000151" calcext:value-type="float">
            <text:p>78742,2000000151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,4</text:p>
          </table:table-cell>
          <table:table-cell/>
          <table:table-cell office:value-type="float" office:value="6561.78333333344" calcext:value-type="float">
            <text:p>6561,7833333335</text:p>
          </table:table-cell>
          <table:table-cell office:value-type="float" office:value="0" calcext:value-type="float">
            <text:p>0</text:p>
          </table:table-cell>
          <table:table-cell office:value-type="float" office:value="10.7333333333333" calcext:value-type="float">
            <text:p>10,7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HEDNO_biomhxanikoi_MV_7042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601058.3" calcext:value-type="float">
            <text:p>601058,3</text:p>
          </table:table-cell>
          <table:table-cell office:value-type="float" office:value="0" calcext:value-type="float">
            <text:p>0</text:p>
          </table:table-cell>
          <table:table-cell office:value-type="float" office:value="62.08" calcext:value-type="float">
            <text:p>62,08</text:p>
          </table:table-cell>
          <table:table-cell/>
          <table:table-cell office:value-type="float" office:value="50087.4216666667" calcext:value-type="float">
            <text:p>50087,4216666667</text:p>
          </table:table-cell>
          <table:table-cell office:value-type="float" office:value="0" calcext:value-type="float">
            <text:p>0</text:p>
          </table:table-cell>
          <table:table-cell office:value-type="float" office:value="53.68" calcext:value-type="float">
            <text:p>53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HEDNO_biomhxanikoi_MV_7043</text:p>
          </table:table-cell>
          <table:table-cell office:value-type="string" calcext:value-type="string">
            <text:p>Πάτρας</text:p>
          </table:table-cell>
          <table:table-cell office:value-type="float" office:value="19940469" calcext:value-type="float">
            <text:p>19940469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1661697.25" calcext:value-type="float">
            <text:p>1661697,25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HEDNO_biomhxanikoi_MV_7044</text:p>
          </table:table-cell>
          <table:table-cell office:value-type="string" calcext:value-type="string">
            <text:p>Κεντρ. Θεσ/κης</text:p>
          </table:table-cell>
          <table:table-cell office:value-type="float" office:value="198956.52" calcext:value-type="float">
            <text:p>198956,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579.4" calcext:value-type="float">
            <text:p>16579,4</text:p>
          </table:table-cell>
          <table:table-cell office:value-type="float" office:value="0" calcext:value-type="float">
            <text:p>0</text:p>
          </table:table-cell>
          <table:table-cell office:value-type="float" office:value="18.89" calcext:value-type="float">
            <text:p>18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HEDNO_biomhxanikoi_MV_7045</text:p>
          </table:table-cell>
          <table:table-cell office:value-type="string" calcext:value-type="string">
            <text:p>Δυτ. Θεσ/κης</text:p>
          </table:table-cell>
          <table:table-cell office:value-type="float" office:value="225992.239999994" calcext:value-type="float">
            <text:p>225992,239999994</text:p>
          </table:table-cell>
          <table:table-cell office:value-type="float" office:value="0" calcext:value-type="float">
            <text:p>0</text:p>
          </table:table-cell>
          <table:table-cell office:value-type="float" office:value="65.12" calcext:value-type="float">
            <text:p>65,12</text:p>
          </table:table-cell>
          <table:table-cell/>
          <table:table-cell office:value-type="float" office:value="18832.5266666667" calcext:value-type="float">
            <text:p>18832,5266666667</text:p>
          </table:table-cell>
          <table:table-cell office:value-type="float" office:value="0" calcext:value-type="float">
            <text:p>0</text:p>
          </table:table-cell>
          <table:table-cell office:value-type="float" office:value="59.22" calcext:value-type="float">
            <text:p>59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HEDNO_biomhxanikoi_MV_7046</text:p>
          </table:table-cell>
          <table:table-cell office:value-type="string" calcext:value-type="string">
            <text:p>Βόλου</text:p>
          </table:table-cell>
          <table:table-cell office:value-type="float" office:value="3556472.49999997" calcext:value-type="float">
            <text:p>3556472,49999997</text:p>
          </table:table-cell>
          <table:table-cell office:value-type="float" office:value="0" calcext:value-type="float">
            <text:p>0</text:p>
          </table:table-cell>
          <table:table-cell office:value-type="float" office:value="303.7" calcext:value-type="float">
            <text:p>303,7</text:p>
          </table:table-cell>
          <table:table-cell/>
          <table:table-cell office:value-type="float" office:value="296370.558333333" calcext:value-type="float">
            <text:p>296370,558333333</text:p>
          </table:table-cell>
          <table:table-cell office:value-type="float" office:value="0" calcext:value-type="float">
            <text:p>0</text:p>
          </table:table-cell>
          <table:table-cell office:value-type="float" office:value="227.141666666667" calcext:value-type="float">
            <text:p>227,14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HEDNO_biomhxanikoi_MV_7047</text:p>
          </table:table-cell>
          <table:table-cell office:value-type="string" calcext:value-type="string">
            <text:p>Βόλου</text:p>
          </table:table-cell>
          <table:table-cell office:value-type="float" office:value="139462.399999998" calcext:value-type="float">
            <text:p>139462,3999999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621.6933333333" calcext:value-type="float">
            <text:p>11621,6933333333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HEDNO_biomhxanikoi_MV_7048</text:p>
          </table:table-cell>
          <table:table-cell office:value-type="string" calcext:value-type="string">
            <text:p>Κιλκίς</text:p>
          </table:table-cell>
          <table:table-cell office:value-type="float" office:value="1194649.80000003" calcext:value-type="float">
            <text:p>1194649,80000003</text:p>
          </table:table-cell>
          <table:table-cell office:value-type="float" office:value="0" calcext:value-type="float">
            <text:p>0</text:p>
          </table:table-cell>
          <table:table-cell office:value-type="float" office:value="114.84" calcext:value-type="float">
            <text:p>114,84</text:p>
          </table:table-cell>
          <table:table-cell/>
          <table:table-cell office:value-type="float" office:value="99553.69" calcext:value-type="float">
            <text:p>99553,69</text:p>
          </table:table-cell>
          <table:table-cell office:value-type="float" office:value="0" calcext:value-type="float">
            <text:p>0</text:p>
          </table:table-cell>
          <table:table-cell office:value-type="float" office:value="103.23" calcext:value-type="float">
            <text:p>103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HEDNO_biomhxanikoi_MV_7049</text:p>
          </table:table-cell>
          <table:table-cell office:value-type="string" calcext:value-type="string">
            <text:p>Πάτρας</text:p>
          </table:table-cell>
          <table:table-cell office:value-type="float" office:value="178558.800000002" calcext:value-type="float">
            <text:p>178558,80000000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,3</text:p>
          </table:table-cell>
          <table:table-cell/>
          <table:table-cell office:value-type="float" office:value="14879.8333333332" calcext:value-type="float">
            <text:p>14879,8333333332</text:p>
          </table:table-cell>
          <table:table-cell office:value-type="float" office:value="0" calcext:value-type="float">
            <text:p>0</text:p>
          </table:table-cell>
          <table:table-cell office:value-type="float" office:value="27.6833333333333" calcext:value-type="float">
            <text:p>27,6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HEDNO_biomhxanikoi_MV_7050</text:p>
          </table:table-cell>
          <table:table-cell office:value-type="string" calcext:value-type="string">
            <text:p>Δυτ. Θεσ/κης</text:p>
          </table:table-cell>
          <table:table-cell office:value-type="float" office:value="222432.200000001" calcext:value-type="float">
            <text:p>222432,200000001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/>
          <table:table-cell office:value-type="float" office:value="18535.7666666666" calcext:value-type="float">
            <text:p>18535,7666666666</text:p>
          </table:table-cell>
          <table:table-cell office:value-type="float" office:value="0" calcext:value-type="float">
            <text:p>0</text:p>
          </table:table-cell>
          <table:table-cell office:value-type="float" office:value="57.55" calcext:value-type="float">
            <text:p>57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HEDNO_epaggelmatikoi_8001</text:p>
          </table:table-cell>
          <table:table-cell office:value-type="string" calcext:value-type="string">
            <text:p>Δυτ. Θεσ/κης</text:p>
          </table:table-cell>
          <table:table-cell office:value-type="float" office:value="104005.919999996" calcext:value-type="float">
            <text:p>104005,919999996</text:p>
          </table:table-cell>
          <table:table-cell office:value-type="float" office:value="0" calcext:value-type="float">
            <text:p>0</text:p>
          </table:table-cell>
          <table:table-cell office:value-type="float" office:value="33.872" calcext:value-type="float">
            <text:p>33,872</text:p>
          </table:table-cell>
          <table:table-cell/>
          <table:table-cell office:value-type="float" office:value="8667.15666666666" calcext:value-type="float">
            <text:p>8667,1566666667</text:p>
          </table:table-cell>
          <table:table-cell office:value-type="float" office:value="0" calcext:value-type="float">
            <text:p>0</text:p>
          </table:table-cell>
          <table:table-cell office:value-type="float" office:value="28.7853333333333" calcext:value-type="float">
            <text:p>28,78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HEDNO_epaggelmatikoi_8002</text:p>
          </table:table-cell>
          <table:table-cell office:value-type="string" calcext:value-type="string">
            <text:p>Κορωπίου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HEDNO_epaggelmatikoi_8003</text:p>
          </table:table-cell>
          <table:table-cell office:value-type="string" calcext:value-type="string">
            <text:p>Καβάλας</text:p>
          </table:table-cell>
          <table:table-cell office:value-type="float" office:value="157844.096000001" calcext:value-type="float">
            <text:p>157844,096000001</text:p>
          </table:table-cell>
          <table:table-cell office:value-type="float" office:value="0" calcext:value-type="float">
            <text:p>0</text:p>
          </table:table-cell>
          <table:table-cell office:value-type="float" office:value="23.072" calcext:value-type="float">
            <text:p>23,072</text:p>
          </table:table-cell>
          <table:table-cell/>
          <table:table-cell office:value-type="float" office:value="13153.569" calcext:value-type="float">
            <text:p>13153,569</text:p>
          </table:table-cell>
          <table:table-cell office:value-type="float" office:value="0" calcext:value-type="float">
            <text:p>0</text:p>
          </table:table-cell>
          <table:table-cell office:value-type="float" office:value="19.0656666666667" calcext:value-type="float">
            <text:p>19,06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HEDNO_epaggelmatikoi_8004</text:p>
          </table:table-cell>
          <table:table-cell office:value-type="string" calcext:value-type="string">
            <text:p>Ν.Ιωνι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HEDNO_epaggelmatikoi_8005</text:p>
          </table:table-cell>
          <table:table-cell office:value-type="string" calcext:value-type="string">
            <text:p>Βόλου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HEDNO_epaggelmatikoi_8006</text:p>
          </table:table-cell>
          <table:table-cell office:value-type="string" calcext:value-type="string">
            <text:p>Δυτ. Θεσ/κης</text:p>
          </table:table-cell>
          <table:table-cell office:value-type="float" office:value="70974.48" calcext:value-type="float">
            <text:p>70974,48</text:p>
          </table:table-cell>
          <table:table-cell office:value-type="float" office:value="0" calcext:value-type="float">
            <text:p>0</text:p>
          </table:table-cell>
          <table:table-cell office:value-type="float" office:value="8.056" calcext:value-type="float">
            <text:p>8,056</text:p>
          </table:table-cell>
          <table:table-cell/>
          <table:table-cell office:value-type="float" office:value="5914.49133333333" calcext:value-type="float">
            <text:p>5914,4913333333</text:p>
          </table:table-cell>
          <table:table-cell office:value-type="float" office:value="0" calcext:value-type="float">
            <text:p>0</text:p>
          </table:table-cell>
          <table:table-cell office:value-type="float" office:value="6.93466666666667" calcext:value-type="float">
            <text:p>6,93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HEDNO_epaggelmatikoi_8007</text:p>
          </table:table-cell>
          <table:table-cell office:value-type="string" calcext:value-type="string">
            <text:p>Κορωπίου</text:p>
          </table:table-cell>
          <table:table-cell office:value-type="float" office:value="61666.6800000023" calcext:value-type="float">
            <text:p>61666,6800000023</text:p>
          </table:table-cell>
          <table:table-cell office:value-type="float" office:value="0" calcext:value-type="float">
            <text:p>0</text:p>
          </table:table-cell>
          <table:table-cell office:value-type="float" office:value="9.724" calcext:value-type="float">
            <text:p>9,724</text:p>
          </table:table-cell>
          <table:table-cell/>
          <table:table-cell office:value-type="float" office:value="5138.82233333333" calcext:value-type="float">
            <text:p>5138,8223333333</text:p>
          </table:table-cell>
          <table:table-cell office:value-type="float" office:value="0" calcext:value-type="float">
            <text:p>0</text:p>
          </table:table-cell>
          <table:table-cell office:value-type="float" office:value="7.89766666666667" calcext:value-type="float">
            <text:p>7,89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HEDNO_epaggelmatikoi_8008</text:p>
          </table:table-cell>
          <table:table-cell office:value-type="string" calcext:value-type="string">
            <text:p>Κορωπίου</text:p>
          </table:table-cell>
          <table:table-cell office:value-type="float" office:value="153607.016" calcext:value-type="float">
            <text:p>153607,016</text:p>
          </table:table-cell>
          <table:table-cell office:value-type="float" office:value="0" calcext:value-type="float">
            <text:p>0</text:p>
          </table:table-cell>
          <table:table-cell office:value-type="float" office:value="29.272" calcext:value-type="float">
            <text:p>29,272</text:p>
          </table:table-cell>
          <table:table-cell/>
          <table:table-cell office:value-type="float" office:value="12799.8366666667" calcext:value-type="float">
            <text:p>12799,8366666667</text:p>
          </table:table-cell>
          <table:table-cell office:value-type="float" office:value="0" calcext:value-type="float">
            <text:p>0</text:p>
          </table:table-cell>
          <table:table-cell office:value-type="float" office:value="14.6283333333333" calcext:value-type="float">
            <text:p>14,62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HEDNO_epaggelmatikoi_8009</text:p>
          </table:table-cell>
          <table:table-cell office:value-type="string" calcext:value-type="string">
            <text:p>Κορωπίου</text:p>
          </table:table-cell>
          <table:table-cell office:value-type="float" office:value="3605.21000000234" calcext:value-type="float">
            <text:p>3605,2100000023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float" office:value="300.434166666669" calcext:value-type="float">
            <text:p>300,4341666667</text:p>
          </table:table-cell>
          <table:table-cell office:value-type="float" office:value="0" calcext:value-type="float">
            <text:p>0</text:p>
          </table:table-cell>
          <table:table-cell office:value-type="float" office:value="1.18083333333333" calcext:value-type="float">
            <text:p>1,180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HEDNO_epaggelmatikoi_8010</text:p>
          </table:table-cell>
          <table:table-cell office:value-type="string" calcext:value-type="string">
            <text:p>Πάτρας</text:p>
          </table:table-cell>
          <table:table-cell office:value-type="float" office:value="88957.6120000013" calcext:value-type="float">
            <text:p>88957,6120000013</text:p>
          </table:table-cell>
          <table:table-cell office:value-type="float" office:value="0" calcext:value-type="float">
            <text:p>0</text:p>
          </table:table-cell>
          <table:table-cell office:value-type="float" office:value="24.972" calcext:value-type="float">
            <text:p>24,972</text:p>
          </table:table-cell>
          <table:table-cell/>
          <table:table-cell office:value-type="float" office:value="7413.05366666667" calcext:value-type="float">
            <text:p>7413,0536666667</text:p>
          </table:table-cell>
          <table:table-cell office:value-type="float" office:value="0" calcext:value-type="float">
            <text:p>0</text:p>
          </table:table-cell>
          <table:table-cell office:value-type="float" office:value="19.1656666666667" calcext:value-type="float">
            <text:p>19,16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HEDNO_epaggelmatikoi_8011</text:p>
          </table:table-cell>
          <table:table-cell office:value-type="string" calcext:value-type="string">
            <text:p>Πάτρας</text:p>
          </table:table-cell>
          <table:table-cell office:value-type="float" office:value="61221.6360000001" calcext:value-type="float">
            <text:p>61221,6360000001</text:p>
          </table:table-cell>
          <table:table-cell office:value-type="float" office:value="0" calcext:value-type="float">
            <text:p>0</text:p>
          </table:table-cell>
          <table:table-cell office:value-type="float" office:value="29.608" calcext:value-type="float">
            <text:p>29,608</text:p>
          </table:table-cell>
          <table:table-cell/>
          <table:table-cell office:value-type="float" office:value="5100.558" calcext:value-type="float">
            <text:p>5100,558</text:p>
          </table:table-cell>
          <table:table-cell office:value-type="float" office:value="0" calcext:value-type="float">
            <text:p>0</text:p>
          </table:table-cell>
          <table:table-cell office:value-type="float" office:value="18.0866666666667" calcext:value-type="float">
            <text:p>18,0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HEDNO_epaggelmatikoi_8012</text:p>
          </table:table-cell>
          <table:table-cell office:value-type="string" calcext:value-type="string">
            <text:p>Δυτ. Θεσ/κης</text:p>
          </table:table-cell>
          <table:table-cell office:value-type="float" office:value="291810.336000001" calcext:value-type="float">
            <text:p>291810,336000001</text:p>
          </table:table-cell>
          <table:table-cell office:value-type="float" office:value="0" calcext:value-type="float">
            <text:p>0</text:p>
          </table:table-cell>
          <table:table-cell office:value-type="float" office:value="19.048" calcext:value-type="float">
            <text:p>19,048</text:p>
          </table:table-cell>
          <table:table-cell/>
          <table:table-cell office:value-type="float" office:value="24317.064" calcext:value-type="float">
            <text:p>24317,064</text:p>
          </table:table-cell>
          <table:table-cell office:value-type="float" office:value="0" calcext:value-type="float">
            <text:p>0</text:p>
          </table:table-cell>
          <table:table-cell office:value-type="float" office:value="15.739" calcext:value-type="float">
            <text:p>15,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HEDNO_epaggelmatikoi_8013</text:p>
          </table:table-cell>
          <table:table-cell office:value-type="string" calcext:value-type="string">
            <text:p>Ανατ. Θεσ/κης</text:p>
          </table:table-cell>
          <table:table-cell office:value-type="float" office:value="59526.192" calcext:value-type="float">
            <text:p>59526,192</text:p>
          </table:table-cell>
          <table:table-cell office:value-type="float" office:value="0" calcext:value-type="float">
            <text:p>0</text:p>
          </table:table-cell>
          <table:table-cell office:value-type="float" office:value="5.624" calcext:value-type="float">
            <text:p>5,624</text:p>
          </table:table-cell>
          <table:table-cell/>
          <table:table-cell office:value-type="float" office:value="4960.434" calcext:value-type="float">
            <text:p>4960,434</text:p>
          </table:table-cell>
          <table:table-cell office:value-type="float" office:value="0" calcext:value-type="float">
            <text:p>0</text:p>
          </table:table-cell>
          <table:table-cell office:value-type="float" office:value="4.159" calcext:value-type="float">
            <text:p>4,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HEDNO_epaggelmatikoi_8014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HEDNO_epaggelmatikoi_8015</text:p>
          </table:table-cell>
          <table:table-cell office:value-type="string" calcext:value-type="string">
            <text:p>Καλλιθέας</text:p>
          </table:table-cell>
          <table:table-cell office:value-type="float" office:value="76151.2639999993" calcext:value-type="float">
            <text:p>76151,2639999993</text:p>
          </table:table-cell>
          <table:table-cell office:value-type="float" office:value="0" calcext:value-type="float">
            <text:p>0</text:p>
          </table:table-cell>
          <table:table-cell office:value-type="float" office:value="12.748" calcext:value-type="float">
            <text:p>12,748</text:p>
          </table:table-cell>
          <table:table-cell/>
          <table:table-cell office:value-type="float" office:value="6345.90366666668" calcext:value-type="float">
            <text:p>6345,9036666667</text:p>
          </table:table-cell>
          <table:table-cell office:value-type="float" office:value="0" calcext:value-type="float">
            <text:p>0</text:p>
          </table:table-cell>
          <table:table-cell office:value-type="float" office:value="10.8576666666667" calcext:value-type="float">
            <text:p>10,85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HEDNO_epaggelmatikoi_8016</text:p>
          </table:table-cell>
          <table:table-cell office:value-type="string" calcext:value-type="string">
            <text:p>Αιγάλεω</text:p>
          </table:table-cell>
          <table:table-cell office:value-type="float" office:value="219798.848000002" calcext:value-type="float">
            <text:p>219798,848000002</text:p>
          </table:table-cell>
          <table:table-cell office:value-type="float" office:value="0" calcext:value-type="float">
            <text:p>0</text:p>
          </table:table-cell>
          <table:table-cell office:value-type="float" office:value="34.032" calcext:value-type="float">
            <text:p>34,032</text:p>
          </table:table-cell>
          <table:table-cell/>
          <table:table-cell office:value-type="float" office:value="18316.4666666667" calcext:value-type="float">
            <text:p>18316,4666666667</text:p>
          </table:table-cell>
          <table:table-cell office:value-type="float" office:value="0" calcext:value-type="float">
            <text:p>0</text:p>
          </table:table-cell>
          <table:table-cell office:value-type="float" office:value="28.3536666666667" calcext:value-type="float">
            <text:p>28,35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HEDNO_epaggelmatikoi_8017</text:p>
          </table:table-cell>
          <table:table-cell office:value-type="string" calcext:value-type="string">
            <text:p>Ανατ. Θεσ/κης</text:p>
          </table:table-cell>
          <table:table-cell office:value-type="float" office:value="44843.8360000003" calcext:value-type="float">
            <text:p>44843,8360000003</text:p>
          </table:table-cell>
          <table:table-cell office:value-type="float" office:value="0" calcext:value-type="float">
            <text:p>0</text:p>
          </table:table-cell>
          <table:table-cell office:value-type="float" office:value="9.008" calcext:value-type="float">
            <text:p>9,008</text:p>
          </table:table-cell>
          <table:table-cell/>
          <table:table-cell office:value-type="float" office:value="3736.98" calcext:value-type="float">
            <text:p>3736,98</text:p>
          </table:table-cell>
          <table:table-cell office:value-type="float" office:value="0" calcext:value-type="float">
            <text:p>0</text:p>
          </table:table-cell>
          <table:table-cell office:value-type="float" office:value="6.82766666666667" calcext:value-type="float">
            <text:p>6,82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string" calcext:value-type="string">
            <text:p>HEDNO_epaggelmatikoi_8018</text:p>
          </table:table-cell>
          <table:table-cell office:value-type="string" calcext:value-type="string">
            <text:p>Κορωπίου</text:p>
          </table:table-cell>
          <table:table-cell office:value-type="float" office:value="241086.672000001" calcext:value-type="float">
            <text:p>241086,672000001</text:p>
          </table:table-cell>
          <table:table-cell office:value-type="float" office:value="0" calcext:value-type="float">
            <text:p>0</text:p>
          </table:table-cell>
          <table:table-cell office:value-type="float" office:value="37.632" calcext:value-type="float">
            <text:p>37,632</text:p>
          </table:table-cell>
          <table:table-cell/>
          <table:table-cell office:value-type="float" office:value="20090.378" calcext:value-type="float">
            <text:p>20090,378</text:p>
          </table:table-cell>
          <table:table-cell office:value-type="float" office:value="0" calcext:value-type="float">
            <text:p>0</text:p>
          </table:table-cell>
          <table:table-cell office:value-type="float" office:value="27.7106666666667" calcext:value-type="float">
            <text:p>27,71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HEDNO_epaggelmatikoi_8019</text:p>
          </table:table-cell>
          <table:table-cell office:value-type="string" calcext:value-type="string">
            <text:p>Ανατ. Θεσ/κης</text:p>
          </table:table-cell>
          <table:table-cell office:value-type="float" office:value="250112.219999998" calcext:value-type="float">
            <text:p>250112,219999998</text:p>
          </table:table-cell>
          <table:table-cell office:value-type="float" office:value="0" calcext:value-type="float">
            <text:p>0</text:p>
          </table:table-cell>
          <table:table-cell office:value-type="float" office:value="28.616" calcext:value-type="float">
            <text:p>28,616</text:p>
          </table:table-cell>
          <table:table-cell/>
          <table:table-cell office:value-type="float" office:value="20842.6743333333" calcext:value-type="float">
            <text:p>20842,6743333333</text:p>
          </table:table-cell>
          <table:table-cell office:value-type="float" office:value="0" calcext:value-type="float">
            <text:p>0</text:p>
          </table:table-cell>
          <table:table-cell office:value-type="float" office:value="25.068" calcext:value-type="float">
            <text:p>25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HEDNO_epaggelmatikoi_8020</text:p>
          </table:table-cell>
          <table:table-cell office:value-type="string" calcext:value-type="string">
            <text:p>Πάτρας</text:p>
          </table:table-cell>
          <table:table-cell office:value-type="float" office:value="103637.056" calcext:value-type="float">
            <text:p>103637,056</text:p>
          </table:table-cell>
          <table:table-cell office:value-type="float" office:value="0" calcext:value-type="float">
            <text:p>0</text:p>
          </table:table-cell>
          <table:table-cell office:value-type="float" office:value="9.472" calcext:value-type="float">
            <text:p>9,472</text:p>
          </table:table-cell>
          <table:table-cell/>
          <table:table-cell office:value-type="float" office:value="8636.38833333333" calcext:value-type="float">
            <text:p>8636,3883333333</text:p>
          </table:table-cell>
          <table:table-cell office:value-type="float" office:value="0" calcext:value-type="float">
            <text:p>0</text:p>
          </table:table-cell>
          <table:table-cell office:value-type="float" office:value="8.86466666666667" calcext:value-type="float">
            <text:p>8,86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string" calcext:value-type="string">
            <text:p>HEDNO_epaggelmatikoi_8021</text:p>
          </table:table-cell>
          <table:table-cell office:value-type="string" calcext:value-type="string">
            <text:p>Πάτρας</text:p>
          </table:table-cell>
          <table:table-cell office:value-type="float" office:value="6701.784" calcext:value-type="float">
            <text:p>6701,784</text:p>
          </table:table-cell>
          <table:table-cell office:value-type="float" office:value="0" calcext:value-type="float">
            <text:p>0</text:p>
          </table:table-cell>
          <table:table-cell office:value-type="float" office:value="4.428" calcext:value-type="float">
            <text:p>4,428</text:p>
          </table:table-cell>
          <table:table-cell/>
          <table:table-cell office:value-type="float" office:value="558.470333333332" calcext:value-type="float">
            <text:p>558,4703333333</text:p>
          </table:table-cell>
          <table:table-cell office:value-type="float" office:value="0" calcext:value-type="float">
            <text:p>0</text:p>
          </table:table-cell>
          <table:table-cell office:value-type="float" office:value="1.248" calcext:value-type="float">
            <text:p>1,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HEDNO_epaggelmatikoi_8022</text:p>
          </table:table-cell>
          <table:table-cell office:value-type="string" calcext:value-type="string">
            <text:p>Πάτρας</text:p>
          </table:table-cell>
          <table:table-cell office:value-type="float" office:value="15486.168" calcext:value-type="float">
            <text:p>15486,168</text:p>
          </table:table-cell>
          <table:table-cell office:value-type="float" office:value="0" calcext:value-type="float">
            <text:p>0</text:p>
          </table:table-cell>
          <table:table-cell office:value-type="float" office:value="9.908" calcext:value-type="float">
            <text:p>9,908</text:p>
          </table:table-cell>
          <table:table-cell/>
          <table:table-cell office:value-type="float" office:value="1290.493" calcext:value-type="float">
            <text:p>1290,493</text:p>
          </table:table-cell>
          <table:table-cell office:value-type="float" office:value="0" calcext:value-type="float">
            <text:p>0</text:p>
          </table:table-cell>
          <table:table-cell office:value-type="float" office:value="4.506" calcext:value-type="float">
            <text:p>4,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HEDNO_epaggelmatikoi_8023</text:p>
          </table:table-cell>
          <table:table-cell office:value-type="string" calcext:value-type="string">
            <text:p>Κ.Αχαϊας</text:p>
          </table:table-cell>
          <table:table-cell office:value-type="float" office:value="124814.964" calcext:value-type="float">
            <text:p>124814,964</text:p>
          </table:table-cell>
          <table:table-cell office:value-type="float" office:value="0" calcext:value-type="float">
            <text:p>0</text:p>
          </table:table-cell>
          <table:table-cell office:value-type="float" office:value="16.492" calcext:value-type="float">
            <text:p>16,492</text:p>
          </table:table-cell>
          <table:table-cell/>
          <table:table-cell office:value-type="float" office:value="10401.101" calcext:value-type="float">
            <text:p>10401,101</text:p>
          </table:table-cell>
          <table:table-cell office:value-type="float" office:value="0" calcext:value-type="float">
            <text:p>0</text:p>
          </table:table-cell>
          <table:table-cell office:value-type="float" office:value="15.185" calcext:value-type="float">
            <text:p>15,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HEDNO_epaggelmatikoi_8024</text:p>
          </table:table-cell>
          <table:table-cell office:value-type="string" calcext:value-type="string">
            <text:p>Βόλου</text:p>
          </table:table-cell>
          <table:table-cell office:value-type="float" office:value="16981.0280000002" calcext:value-type="float">
            <text:p>16981,0280000002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,084</text:p>
          </table:table-cell>
          <table:table-cell/>
          <table:table-cell office:value-type="float" office:value="1415.065" calcext:value-type="float">
            <text:p>1415,065</text:p>
          </table:table-cell>
          <table:table-cell office:value-type="float" office:value="0" calcext:value-type="float">
            <text:p>0</text:p>
          </table:table-cell>
          <table:table-cell office:value-type="float" office:value="2.44666666666667" calcext:value-type="float">
            <text:p>2,4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HEDNO_epaggelmatikoi_8025</text:p>
          </table:table-cell>
          <table:table-cell office:value-type="string" calcext:value-type="string">
            <text:p>Αγρινίου</text:p>
          </table:table-cell>
          <table:table-cell office:value-type="float" office:value="68992.1959999985" calcext:value-type="float">
            <text:p>68992,1959999985</text:p>
          </table:table-cell>
          <table:table-cell office:value-type="float" office:value="0" calcext:value-type="float">
            <text:p>0</text:p>
          </table:table-cell>
          <table:table-cell office:value-type="float" office:value="14.476" calcext:value-type="float">
            <text:p>14,476</text:p>
          </table:table-cell>
          <table:table-cell/>
          <table:table-cell office:value-type="float" office:value="5749.32933333333" calcext:value-type="float">
            <text:p>5749,3293333333</text:p>
          </table:table-cell>
          <table:table-cell office:value-type="float" office:value="0" calcext:value-type="float">
            <text:p>0</text:p>
          </table:table-cell>
          <table:table-cell office:value-type="float" office:value="8.216" calcext:value-type="float">
            <text:p>8,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string" calcext:value-type="string">
            <text:p>HEDNO_epaggelmatikoi_8026</text:p>
          </table:table-cell>
          <table:table-cell office:value-type="string" calcext:value-type="string">
            <text:p>Καβάλας</text:p>
          </table:table-cell>
          <table:table-cell office:value-type="float" office:value="207100.016" calcext:value-type="float">
            <text:p>207100,016</text:p>
          </table:table-cell>
          <table:table-cell office:value-type="float" office:value="0" calcext:value-type="float">
            <text:p>0</text:p>
          </table:table-cell>
          <table:table-cell office:value-type="float" office:value="20.796" calcext:value-type="float">
            <text:p>20,796</text:p>
          </table:table-cell>
          <table:table-cell/>
          <table:table-cell office:value-type="float" office:value="17258.3346666667" calcext:value-type="float">
            <text:p>17258,3346666667</text:p>
          </table:table-cell>
          <table:table-cell office:value-type="float" office:value="0" calcext:value-type="float">
            <text:p>0</text:p>
          </table:table-cell>
          <table:table-cell office:value-type="float" office:value="19.868" calcext:value-type="float">
            <text:p>19,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HEDNO_epaggelmatikoi_8027</text:p>
          </table:table-cell>
          <table:table-cell office:value-type="string" calcext:value-type="string">
            <text:p>Καβάλας</text:p>
          </table:table-cell>
          <table:table-cell office:value-type="float" office:value="64192.5999999982" calcext:value-type="float">
            <text:p>64192,5999999982</text:p>
          </table:table-cell>
          <table:table-cell office:value-type="float" office:value="0" calcext:value-type="float">
            <text:p>0</text:p>
          </table:table-cell>
          <table:table-cell office:value-type="float" office:value="20.98" calcext:value-type="float">
            <text:p>20,98</text:p>
          </table:table-cell>
          <table:table-cell/>
          <table:table-cell office:value-type="float" office:value="5349.38333333336" calcext:value-type="float">
            <text:p>5349,3833333334</text:p>
          </table:table-cell>
          <table:table-cell office:value-type="float" office:value="0" calcext:value-type="float">
            <text:p>0</text:p>
          </table:table-cell>
          <table:table-cell office:value-type="float" office:value="5.295" calcext:value-type="float">
            <text:p>5,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HEDNO_epaggelmatikoi_8028</text:p>
          </table:table-cell>
          <table:table-cell office:value-type="string" calcext:value-type="string">
            <text:p>Γλυφάδ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string" calcext:value-type="string">
            <text:p>HEDNO_epaggelmatikoi_8029</text:p>
          </table:table-cell>
          <table:table-cell office:value-type="string" calcext:value-type="string">
            <text:p>Δυτ. Θεσ/κης</text:p>
          </table:table-cell>
          <table:table-cell office:value-type="float" office:value="8553.36399999992" calcext:value-type="float">
            <text:p>8553,3639999999</text:p>
          </table:table-cell>
          <table:table-cell office:value-type="float" office:value="0" calcext:value-type="float">
            <text:p>0</text:p>
          </table:table-cell>
          <table:table-cell office:value-type="float" office:value="3.396" calcext:value-type="float">
            <text:p>3,396</text:p>
          </table:table-cell>
          <table:table-cell/>
          <table:table-cell office:value-type="float" office:value="712.775000000001" calcext:value-type="float">
            <text:p>712,775</text:p>
          </table:table-cell>
          <table:table-cell office:value-type="float" office:value="0" calcext:value-type="float">
            <text:p>0</text:p>
          </table:table-cell>
          <table:table-cell office:value-type="float" office:value="2.93933333333333" calcext:value-type="float">
            <text:p>2,93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HEDNO_epaggelmatikoi_8030</text:p>
          </table:table-cell>
          <table:table-cell office:value-type="string" calcext:value-type="string">
            <text:p>Ανατ. Θεσ/κης</text:p>
          </table:table-cell>
          <table:table-cell office:value-type="float" office:value="26011.3920000001" calcext:value-type="float">
            <text:p>26011,3920000001</text:p>
          </table:table-cell>
          <table:table-cell office:value-type="float" office:value="0" calcext:value-type="float">
            <text:p>0</text:p>
          </table:table-cell>
          <table:table-cell office:value-type="float" office:value="10.144" calcext:value-type="float">
            <text:p>10,144</text:p>
          </table:table-cell>
          <table:table-cell/>
          <table:table-cell office:value-type="float" office:value="2167.459" calcext:value-type="float">
            <text:p>2167,459</text:p>
          </table:table-cell>
          <table:table-cell office:value-type="float" office:value="0" calcext:value-type="float">
            <text:p>0</text:p>
          </table:table-cell>
          <table:table-cell office:value-type="float" office:value="4.65633333333333" calcext:value-type="float">
            <text:p>4,65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string" calcext:value-type="string">
            <text:p>HEDNO_epaggelmatikoi_8031</text:p>
          </table:table-cell>
          <table:table-cell office:value-type="string" calcext:value-type="string">
            <text:p>Πάτρας</text:p>
          </table:table-cell>
          <table:table-cell office:value-type="float" office:value="25031.576000002" calcext:value-type="float">
            <text:p>25031,576000002</text:p>
          </table:table-cell>
          <table:table-cell office:value-type="float" office:value="0" calcext:value-type="float">
            <text:p>0</text:p>
          </table:table-cell>
          <table:table-cell office:value-type="float" office:value="5.996" calcext:value-type="float">
            <text:p>5,996</text:p>
          </table:table-cell>
          <table:table-cell/>
          <table:table-cell office:value-type="float" office:value="2085.961" calcext:value-type="float">
            <text:p>2085,961</text:p>
          </table:table-cell>
          <table:table-cell office:value-type="float" office:value="0" calcext:value-type="float">
            <text:p>0</text:p>
          </table:table-cell>
          <table:table-cell office:value-type="float" office:value="3.93766666666667" calcext:value-type="float">
            <text:p>3,93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string" calcext:value-type="string">
            <text:p>HEDNO_epaggelmatikoi_8032</text:p>
          </table:table-cell>
          <table:table-cell office:value-type="string" calcext:value-type="string">
            <text:p>Δυτ. Θεσ/κης</text:p>
          </table:table-cell>
          <table:table-cell office:value-type="float" office:value="212095.228" calcext:value-type="float">
            <text:p>212095,228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,82</text:p>
          </table:table-cell>
          <table:table-cell/>
          <table:table-cell office:value-type="float" office:value="17674.3546666667" calcext:value-type="float">
            <text:p>17674,3546666667</text:p>
          </table:table-cell>
          <table:table-cell office:value-type="float" office:value="0" calcext:value-type="float">
            <text:p>0</text:p>
          </table:table-cell>
          <table:table-cell office:value-type="float" office:value="10.65" calcext:value-type="float">
            <text:p>10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HEDNO_epaggelmatikoi_8033</text:p>
          </table:table-cell>
          <table:table-cell office:value-type="string" calcext:value-type="string">
            <text:p>Κορωπίου</text:p>
          </table:table-cell>
          <table:table-cell office:value-type="float" office:value="3087.88399999978" calcext:value-type="float">
            <text:p>3087,8839999998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,52</text:p>
          </table:table-cell>
          <table:table-cell/>
          <table:table-cell office:value-type="float" office:value="257.323666666667" calcext:value-type="float">
            <text:p>257,3236666667</text:p>
          </table:table-cell>
          <table:table-cell office:value-type="float" office:value="0" calcext:value-type="float">
            <text:p>0</text:p>
          </table:table-cell>
          <table:table-cell office:value-type="float" office:value="1.99366666666667" calcext:value-type="float">
            <text:p>1,99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EDNO_epaggelmatikoi_8034</text:p>
          </table:table-cell>
          <table:table-cell office:value-type="string" calcext:value-type="string">
            <text:p>Καλλιθέας</text:p>
          </table:table-cell>
          <table:table-cell office:value-type="float" office:value="355818.192000003" calcext:value-type="float">
            <text:p>355818,192000003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,24</text:p>
          </table:table-cell>
          <table:table-cell/>
          <table:table-cell office:value-type="float" office:value="29651.066" calcext:value-type="float">
            <text:p>29651,066</text:p>
          </table:table-cell>
          <table:table-cell office:value-type="float" office:value="0" calcext:value-type="float">
            <text:p>0</text:p>
          </table:table-cell>
          <table:table-cell office:value-type="float" office:value="21.3046666666667" calcext:value-type="float">
            <text:p>21,30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string" calcext:value-type="string">
            <text:p>HEDNO_epaggelmatikoi_8035</text:p>
          </table:table-cell>
          <table:table-cell office:value-type="string" calcext:value-type="string">
            <text:p>Αιγάλεω</text:p>
          </table:table-cell>
          <table:table-cell office:value-type="float" office:value="72542.6279999998" calcext:value-type="float">
            <text:p>72542,6279999998</text:p>
          </table:table-cell>
          <table:table-cell office:value-type="float" office:value="0" calcext:value-type="float">
            <text:p>0</text:p>
          </table:table-cell>
          <table:table-cell office:value-type="float" office:value="17.696" calcext:value-type="float">
            <text:p>17,696</text:p>
          </table:table-cell>
          <table:table-cell/>
          <table:table-cell office:value-type="float" office:value="6045.18033333333" calcext:value-type="float">
            <text:p>6045,1803333333</text:p>
          </table:table-cell>
          <table:table-cell office:value-type="float" office:value="0" calcext:value-type="float">
            <text:p>0</text:p>
          </table:table-cell>
          <table:table-cell office:value-type="float" office:value="12.2393333333333" calcext:value-type="float">
            <text:p>12,23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string" calcext:value-type="string">
            <text:p>HEDNO_epaggelmatikoi_8036</text:p>
          </table:table-cell>
          <table:table-cell office:value-type="string" calcext:value-type="string">
            <text:p>Πάτρας</text:p>
          </table:table-cell>
          <table:table-cell office:value-type="float" office:value="27180.0240000024" calcext:value-type="float">
            <text:p>27180,0240000024</text:p>
          </table:table-cell>
          <table:table-cell office:value-type="float" office:value="0" calcext:value-type="float">
            <text:p>0</text:p>
          </table:table-cell>
          <table:table-cell office:value-type="float" office:value="10.248" calcext:value-type="float">
            <text:p>10,248</text:p>
          </table:table-cell>
          <table:table-cell/>
          <table:table-cell office:value-type="float" office:value="2264.95999999999" calcext:value-type="float">
            <text:p>2264,96</text:p>
          </table:table-cell>
          <table:table-cell office:value-type="float" office:value="0" calcext:value-type="float">
            <text:p>0</text:p>
          </table:table-cell>
          <table:table-cell office:value-type="float" office:value="7.67033333333333" calcext:value-type="float">
            <text:p>7,67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HEDNO_epaggelmatikoi_8037</text:p>
          </table:table-cell>
          <table:table-cell office:value-type="string" calcext:value-type="string">
            <text:p>Λάρισ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string" calcext:value-type="string">
            <text:p>HEDNO_epaggelmatikoi_8038</text:p>
          </table:table-cell>
          <table:table-cell office:value-type="string" calcext:value-type="string">
            <text:p>Δυτ. Θεσ/κης</text:p>
          </table:table-cell>
          <table:table-cell office:value-type="float" office:value="85924.6599999997" calcext:value-type="float">
            <text:p>85924,6599999997</text:p>
          </table:table-cell>
          <table:table-cell office:value-type="float" office:value="0" calcext:value-type="float">
            <text:p>0</text:p>
          </table:table-cell>
          <table:table-cell office:value-type="float" office:value="10.02" calcext:value-type="float">
            <text:p>10,02</text:p>
          </table:table-cell>
          <table:table-cell/>
          <table:table-cell office:value-type="float" office:value="7160.31466666666" calcext:value-type="float">
            <text:p>7160,3146666667</text:p>
          </table:table-cell>
          <table:table-cell office:value-type="float" office:value="0" calcext:value-type="float">
            <text:p>0</text:p>
          </table:table-cell>
          <table:table-cell office:value-type="float" office:value="8.131" calcext:value-type="float">
            <text:p>8,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string" calcext:value-type="string">
            <text:p>HEDNO_epaggelmatikoi_8039</text:p>
          </table:table-cell>
          <table:table-cell office:value-type="string" calcext:value-type="string">
            <text:p>Δυτ. Θεσ/κης</text:p>
          </table:table-cell>
          <table:table-cell office:value-type="float" office:value="166197.088" calcext:value-type="float">
            <text:p>166197,088</text:p>
          </table:table-cell>
          <table:table-cell office:value-type="float" office:value="0" calcext:value-type="float">
            <text:p>0</text:p>
          </table:table-cell>
          <table:table-cell office:value-type="float" office:value="10.048" calcext:value-type="float">
            <text:p>10,048</text:p>
          </table:table-cell>
          <table:table-cell/>
          <table:table-cell office:value-type="float" office:value="13849.5826666667" calcext:value-type="float">
            <text:p>13849,5826666667</text:p>
          </table:table-cell>
          <table:table-cell office:value-type="float" office:value="0" calcext:value-type="float">
            <text:p>0</text:p>
          </table:table-cell>
          <table:table-cell office:value-type="float" office:value="8.69366666666667" calcext:value-type="float">
            <text:p>8,69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string" calcext:value-type="string">
            <text:p>HEDNO_epaggelmatikoi_8040</text:p>
          </table:table-cell>
          <table:table-cell office:value-type="string" calcext:value-type="string">
            <text:p>Αιγίου</text:p>
          </table:table-cell>
          <table:table-cell office:value-type="float" office:value="44818.3999999997" calcext:value-type="float">
            <text:p>44818,3999999997</text:p>
          </table:table-cell>
          <table:table-cell office:value-type="float" office:value="0" calcext:value-type="float">
            <text:p>0</text:p>
          </table:table-cell>
          <table:table-cell office:value-type="float" office:value="8.42" calcext:value-type="float">
            <text:p>8,42</text:p>
          </table:table-cell>
          <table:table-cell/>
          <table:table-cell office:value-type="float" office:value="3734.841" calcext:value-type="float">
            <text:p>3734,841</text:p>
          </table:table-cell>
          <table:table-cell office:value-type="float" office:value="0" calcext:value-type="float">
            <text:p>0</text:p>
          </table:table-cell>
          <table:table-cell office:value-type="float" office:value="6.35066666666667" calcext:value-type="float">
            <text:p>6,35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HEDNO_epaggelmatikoi_8041</text:p>
          </table:table-cell>
          <table:table-cell office:value-type="string" calcext:value-type="string">
            <text:p>Βόλου</text:p>
          </table:table-cell>
          <table:table-cell office:value-type="float" office:value="243834.788000001" calcext:value-type="float">
            <text:p>243834,788000001</text:p>
          </table:table-cell>
          <table:table-cell office:value-type="float" office:value="0" calcext:value-type="float">
            <text:p>0</text:p>
          </table:table-cell>
          <table:table-cell office:value-type="float" office:value="15.388" calcext:value-type="float">
            <text:p>15,388</text:p>
          </table:table-cell>
          <table:table-cell/>
          <table:table-cell office:value-type="float" office:value="20319.2883333333" calcext:value-type="float">
            <text:p>20319,2883333333</text:p>
          </table:table-cell>
          <table:table-cell office:value-type="float" office:value="0" calcext:value-type="float">
            <text:p>0</text:p>
          </table:table-cell>
          <table:table-cell office:value-type="float" office:value="13.9483333333333" calcext:value-type="float">
            <text:p>13,94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HEDNO_epaggelmatikoi_8042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HEDNO_epaggelmatikoi_8043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HEDNO_epaggelmatikoi_8044</text:p>
          </table:table-cell>
          <table:table-cell office:value-type="string" calcext:value-type="string">
            <text:p>Λάρισ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string" calcext:value-type="string">
            <text:p>HEDNO_epaggelmatikoi_8045</text:p>
          </table:table-cell>
          <table:table-cell office:value-type="string" calcext:value-type="string">
            <text:p>Κορωπίου</text:p>
          </table:table-cell>
          <table:table-cell office:value-type="float" office:value="8.79" calcext:value-type="float">
            <text:p>8,79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/>
          <table:table-cell office:value-type="float" office:value="0.7325" calcext:value-type="float">
            <text:p>0,73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string" calcext:value-type="string">
            <text:p>HEDNO_epaggelmatikoi_8046</text:p>
          </table:table-cell>
          <table:table-cell office:value-type="string" calcext:value-type="string">
            <text:p>Κορωπίου</text:p>
          </table:table-cell>
          <table:table-cell office:value-type="float" office:value="82066.2800000001" calcext:value-type="float">
            <text:p>82066,2800000001</text:p>
          </table:table-cell>
          <table:table-cell office:value-type="float" office:value="0" calcext:value-type="float">
            <text:p>0</text:p>
          </table:table-cell>
          <table:table-cell office:value-type="float" office:value="16.828" calcext:value-type="float">
            <text:p>16,828</text:p>
          </table:table-cell>
          <table:table-cell/>
          <table:table-cell office:value-type="float" office:value="6838.76" calcext:value-type="float">
            <text:p>6838,76</text:p>
          </table:table-cell>
          <table:table-cell office:value-type="float" office:value="0" calcext:value-type="float">
            <text:p>0</text:p>
          </table:table-cell>
          <table:table-cell office:value-type="float" office:value="12.0783333333333" calcext:value-type="float">
            <text:p>12,07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string" calcext:value-type="string">
            <text:p>HEDNO_epaggelmatikoi_8047</text:p>
          </table:table-cell>
          <table:table-cell office:value-type="string" calcext:value-type="string">
            <text:p>Βόλου</text:p>
          </table:table-cell>
          <table:table-cell office:value-type="float" office:value="335777.883999999" calcext:value-type="float">
            <text:p>335777,883999999</text:p>
          </table:table-cell>
          <table:table-cell office:value-type="float" office:value="0" calcext:value-type="float">
            <text:p>0</text:p>
          </table:table-cell>
          <table:table-cell office:value-type="float" office:value="26.676" calcext:value-type="float">
            <text:p>26,676</text:p>
          </table:table-cell>
          <table:table-cell/>
          <table:table-cell office:value-type="float" office:value="27981.368" calcext:value-type="float">
            <text:p>27981,368</text:p>
          </table:table-cell>
          <table:table-cell office:value-type="float" office:value="0" calcext:value-type="float">
            <text:p>0</text:p>
          </table:table-cell>
          <table:table-cell office:value-type="float" office:value="25.0176666666667" calcext:value-type="float">
            <text:p>25,01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string" calcext:value-type="string">
            <text:p>HEDNO_epaggelmatikoi_8048</text:p>
          </table:table-cell>
          <table:table-cell office:value-type="string" calcext:value-type="string">
            <text:p>Αιγίου</text:p>
          </table:table-cell>
          <table:table-cell office:value-type="float" office:value="79255.956" calcext:value-type="float">
            <text:p>79255,956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/>
          <table:table-cell office:value-type="float" office:value="6604.38733333333" calcext:value-type="float">
            <text:p>6604,3873333333</text:p>
          </table:table-cell>
          <table:table-cell office:value-type="float" office:value="0" calcext:value-type="float">
            <text:p>0</text:p>
          </table:table-cell>
          <table:table-cell office:value-type="float" office:value="7.217" calcext:value-type="float">
            <text:p>7,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HEDNO_epaggelmatikoi_8049</text:p>
          </table:table-cell>
          <table:table-cell office:value-type="string" calcext:value-type="string">
            <text:p>Ανατ. Θεσ/κης</text:p>
          </table:table-cell>
          <table:table-cell office:value-type="float" office:value="284749.732000002" calcext:value-type="float">
            <text:p>284749,732000002</text:p>
          </table:table-cell>
          <table:table-cell office:value-type="float" office:value="0" calcext:value-type="float">
            <text:p>0</text:p>
          </table:table-cell>
          <table:table-cell office:value-type="float" office:value="19.972" calcext:value-type="float">
            <text:p>19,972</text:p>
          </table:table-cell>
          <table:table-cell/>
          <table:table-cell office:value-type="float" office:value="23729.0313333333" calcext:value-type="float">
            <text:p>23729,0313333333</text:p>
          </table:table-cell>
          <table:table-cell office:value-type="float" office:value="0" calcext:value-type="float">
            <text:p>0</text:p>
          </table:table-cell>
          <table:table-cell office:value-type="float" office:value="17.439" calcext:value-type="float">
            <text:p>17,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string" calcext:value-type="string">
            <text:p>HEDNO_epaggelmatikoi_8050</text:p>
          </table:table-cell>
          <table:table-cell office:value-type="string" calcext:value-type="string">
            <text:p>Αιγίου</text:p>
          </table:table-cell>
          <table:table-cell office:value-type="float" office:value="31501.5759999999" calcext:value-type="float">
            <text:p>31501,5759999999</text:p>
          </table:table-cell>
          <table:table-cell office:value-type="float" office:value="0" calcext:value-type="float">
            <text:p>0</text:p>
          </table:table-cell>
          <table:table-cell office:value-type="float" office:value="10.268" calcext:value-type="float">
            <text:p>10,268</text:p>
          </table:table-cell>
          <table:table-cell/>
          <table:table-cell office:value-type="float" office:value="2624.78066666666" calcext:value-type="float">
            <text:p>2624,7806666667</text:p>
          </table:table-cell>
          <table:table-cell office:value-type="float" office:value="0" calcext:value-type="float">
            <text:p>0</text:p>
          </table:table-cell>
          <table:table-cell office:value-type="float" office:value="5.78566666666667" calcext:value-type="float">
            <text:p>5,78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HEDNO_fwtismos_odwn_plateiwn_9001</text:p>
          </table:table-cell>
          <table:table-cell office:value-type="string" calcext:value-type="string">
            <text:p>Δράμας</text:p>
          </table:table-cell>
          <table:table-cell office:value-type="float" office:value="39906.0899999999" calcext:value-type="float">
            <text:p>39906,089999999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3325.00916666667" calcext:value-type="float">
            <text:p>3325,0091666667</text:p>
          </table:table-cell>
          <table:table-cell office:value-type="float" office:value="0" calcext:value-type="float">
            <text:p>0</text:p>
          </table:table-cell>
          <table:table-cell office:value-type="float" office:value="4.18833333333333" calcext:value-type="float">
            <text:p>4,18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HEDNO_fwtismos_odwn_plateiwn_9002</text:p>
          </table:table-cell>
          <table:table-cell office:value-type="string" calcext:value-type="string">
            <text:p>Ανατ. Θεσ/κης</text:p>
          </table:table-cell>
          <table:table-cell office:value-type="float" office:value="28491.7199999997" calcext:value-type="float">
            <text:p>28491,7199999997</text:p>
          </table:table-cell>
          <table:table-cell office:value-type="float" office:value="0" calcext:value-type="float">
            <text:p>0</text:p>
          </table:table-cell>
          <table:table-cell office:value-type="float" office:value="5.752" calcext:value-type="float">
            <text:p>5,752</text:p>
          </table:table-cell>
          <table:table-cell/>
          <table:table-cell office:value-type="float" office:value="2374.10666666667" calcext:value-type="float">
            <text:p>2374,1066666667</text:p>
          </table:table-cell>
          <table:table-cell office:value-type="float" office:value="0" calcext:value-type="float">
            <text:p>0</text:p>
          </table:table-cell>
          <table:table-cell office:value-type="float" office:value="3.32766666666667" calcext:value-type="float">
            <text:p>3,32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EDNO_fwtismos_odwn_plateiwn_9003</text:p>
          </table:table-cell>
          <table:table-cell office:value-type="string" calcext:value-type="string">
            <text:p>Κηφισιάς</text:p>
          </table:table-cell>
          <table:table-cell office:value-type="float" office:value="82356.1500000022" calcext:value-type="float">
            <text:p>82356,1500000022</text:p>
          </table:table-cell>
          <table:table-cell office:value-type="float" office:value="0" calcext:value-type="float">
            <text:p>0</text:p>
          </table:table-cell>
          <table:table-cell office:value-type="float" office:value="13.99" calcext:value-type="float">
            <text:p>13,99</text:p>
          </table:table-cell>
          <table:table-cell/>
          <table:table-cell office:value-type="float" office:value="6862.87583333333" calcext:value-type="float">
            <text:p>6862,8758333333</text:p>
          </table:table-cell>
          <table:table-cell office:value-type="float" office:value="0" calcext:value-type="float">
            <text:p>0</text:p>
          </table:table-cell>
          <table:table-cell office:value-type="float" office:value="9.115" calcext:value-type="float">
            <text:p>9,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HEDNO_fwtismos_odwn_plateiwn_9004</text:p>
          </table:table-cell>
          <table:table-cell office:value-type="string" calcext:value-type="string">
            <text:p>Λ.Πύργου</text:p>
          </table:table-cell>
          <table:table-cell office:value-type="float" office:value="51527.0760000006" calcext:value-type="float">
            <text:p>51527,0760000006</text:p>
          </table:table-cell>
          <table:table-cell office:value-type="float" office:value="0" calcext:value-type="float">
            <text:p>0</text:p>
          </table:table-cell>
          <table:table-cell office:value-type="float" office:value="7.208" calcext:value-type="float">
            <text:p>7,208</text:p>
          </table:table-cell>
          <table:table-cell/>
          <table:table-cell office:value-type="float" office:value="4293.88933333333" calcext:value-type="float">
            <text:p>4293,8893333333</text:p>
          </table:table-cell>
          <table:table-cell office:value-type="float" office:value="0" calcext:value-type="float">
            <text:p>0</text:p>
          </table:table-cell>
          <table:table-cell office:value-type="float" office:value="5.758" calcext:value-type="float">
            <text:p>5,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string" calcext:value-type="string">
            <text:p>HEDNO_fwtismos_odwn_plateiwn_9005</text:p>
          </table:table-cell>
          <table:table-cell office:value-type="string" calcext:value-type="string">
            <text:p>Ωρωπού</text:p>
          </table:table-cell>
          <table:table-cell office:value-type="float" office:value="25476.2960000009" calcext:value-type="float">
            <text:p>25476,2960000009</text:p>
          </table:table-cell>
          <table:table-cell office:value-type="float" office:value="0" calcext:value-type="float">
            <text:p>0</text:p>
          </table:table-cell>
          <table:table-cell office:value-type="float" office:value="8.948" calcext:value-type="float">
            <text:p>8,948</text:p>
          </table:table-cell>
          <table:table-cell/>
          <table:table-cell office:value-type="float" office:value="2122.98566666667" calcext:value-type="float">
            <text:p>2122,9856666667</text:p>
          </table:table-cell>
          <table:table-cell office:value-type="float" office:value="0" calcext:value-type="float">
            <text:p>0</text:p>
          </table:table-cell>
          <table:table-cell office:value-type="float" office:value="3.14466666666667" calcext:value-type="float">
            <text:p>3,14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HEDNO_fwtismos_odwn_plateiwn_9006</text:p>
          </table:table-cell>
          <table:table-cell office:value-type="string" calcext:value-type="string">
            <text:p>Ξυλοκάστρου</text:p>
          </table:table-cell>
          <table:table-cell office:value-type="float" office:value="33893.4759999999" calcext:value-type="float">
            <text:p>33893,4759999999</text:p>
          </table:table-cell>
          <table:table-cell office:value-type="float" office:value="0" calcext:value-type="float">
            <text:p>0</text:p>
          </table:table-cell>
          <table:table-cell office:value-type="float" office:value="4.412" calcext:value-type="float">
            <text:p>4,412</text:p>
          </table:table-cell>
          <table:table-cell/>
          <table:table-cell office:value-type="float" office:value="2824.405" calcext:value-type="float">
            <text:p>2824,405</text:p>
          </table:table-cell>
          <table:table-cell office:value-type="float" office:value="0" calcext:value-type="float">
            <text:p>0</text:p>
          </table:table-cell>
          <table:table-cell office:value-type="float" office:value="3.23033333333333" calcext:value-type="float">
            <text:p>3,23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HEDNO_fwtismos_odwn_plateiwn_9007</text:p>
          </table:table-cell>
          <table:table-cell office:value-type="string" calcext:value-type="string">
            <text:p>Κορωπίου</text:p>
          </table:table-cell>
          <table:table-cell office:value-type="float" office:value="64704.2200000006" calcext:value-type="float">
            <text:p>64704,2200000006</text:p>
          </table:table-cell>
          <table:table-cell office:value-type="float" office:value="0" calcext:value-type="float">
            <text:p>0</text:p>
          </table:table-cell>
          <table:table-cell office:value-type="float" office:value="9.676" calcext:value-type="float">
            <text:p>9,676</text:p>
          </table:table-cell>
          <table:table-cell/>
          <table:table-cell office:value-type="float" office:value="5391.88466666666" calcext:value-type="float">
            <text:p>5391,8846666667</text:p>
          </table:table-cell>
          <table:table-cell office:value-type="float" office:value="0" calcext:value-type="float">
            <text:p>0</text:p>
          </table:table-cell>
          <table:table-cell office:value-type="float" office:value="6.73266666666667" calcext:value-type="float">
            <text:p>6,73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string" calcext:value-type="string">
            <text:p>HEDNO_fwtismos_odwn_plateiwn_9008</text:p>
          </table:table-cell>
          <table:table-cell office:value-type="string" calcext:value-type="string">
            <text:p>Κηφισιάς</text:p>
          </table:table-cell>
          <table:table-cell office:value-type="float" office:value="37384.9960000001" calcext:value-type="float">
            <text:p>37384,9960000001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,38</text:p>
          </table:table-cell>
          <table:table-cell/>
          <table:table-cell office:value-type="float" office:value="3115.37966666667" calcext:value-type="float">
            <text:p>3115,3796666667</text:p>
          </table:table-cell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,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string" calcext:value-type="string">
            <text:p>HEDNO_fwtismos_odwn_plateiwn_9009</text:p>
          </table:table-cell>
          <table:table-cell office:value-type="string" calcext:value-type="string">
            <text:p>Γλυφάδας</text:p>
          </table:table-cell>
          <table:table-cell office:value-type="float" office:value="9188.0680000001" calcext:value-type="float">
            <text:p>9188,068000000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765.628333333334" calcext:value-type="float">
            <text:p>765,6283333333</text:p>
          </table:table-cell>
          <table:table-cell office:value-type="float" office:value="0" calcext:value-type="float">
            <text:p>0</text:p>
          </table:table-cell>
          <table:table-cell office:value-type="float" office:value="1.378" calcext:value-type="float">
            <text:p>1,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HEDNO_fwtismos_odwn_plateiwn_9010</text:p>
          </table:table-cell>
          <table:table-cell office:value-type="string" calcext:value-type="string">
            <text:p>Καλλιθέας</text:p>
          </table:table-cell>
          <table:table-cell office:value-type="float" office:value="6418.84699999998" calcext:value-type="float">
            <text:p>6418,847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,531</text:p>
          </table:table-cell>
          <table:table-cell/>
          <table:table-cell office:value-type="float" office:value="534.893166666667" calcext:value-type="float">
            <text:p>534,8931666667</text:p>
          </table:table-cell>
          <table:table-cell office:value-type="float" office:value="0" calcext:value-type="float">
            <text:p>0</text:p>
          </table:table-cell>
          <table:table-cell office:value-type="float" office:value="1.45358333333333" calcext:value-type="float">
            <text:p>1,453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HEDNO_fwtismos_odwn_plateiwn_9011</text:p>
          </table:table-cell>
          <table:table-cell office:value-type="string" calcext:value-type="string">
            <text:p>Χαλανδρίου</text:p>
          </table:table-cell>
          <table:table-cell office:value-type="float" office:value="168576.020000001" calcext:value-type="float">
            <text:p>168576,020000001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,58</text:p>
          </table:table-cell>
          <table:table-cell/>
          <table:table-cell office:value-type="float" office:value="14047.5933333333" calcext:value-type="float">
            <text:p>14047,5933333333</text:p>
          </table:table-cell>
          <table:table-cell office:value-type="float" office:value="0" calcext:value-type="float">
            <text:p>0</text:p>
          </table:table-cell>
          <table:table-cell office:value-type="float" office:value="9.08083333333333" calcext:value-type="float">
            <text:p>9,080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HEDNO_fwtismos_odwn_plateiwn_9012</text:p>
          </table:table-cell>
          <table:table-cell office:value-type="string" calcext:value-type="string">
            <text:p>Ανατ. Θεσ/κης</text:p>
          </table:table-cell>
          <table:table-cell office:value-type="float" office:value="19184.8000000003" calcext:value-type="float">
            <text:p>19184,8000000003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/>
          <table:table-cell office:value-type="float" office:value="1598.67833333333" calcext:value-type="float">
            <text:p>1598,6783333333</text:p>
          </table:table-cell>
          <table:table-cell office:value-type="float" office:value="0" calcext:value-type="float">
            <text:p>0</text:p>
          </table:table-cell>
          <table:table-cell office:value-type="float" office:value="2.551" calcext:value-type="float">
            <text:p>2,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string" calcext:value-type="string">
            <text:p>HEDNO_fwtismos_odwn_plateiwn_9013</text:p>
          </table:table-cell>
          <table:table-cell office:value-type="string" calcext:value-type="string">
            <text:p>Κορωπίου</text:p>
          </table:table-cell>
          <table:table-cell office:value-type="float" office:value="40608.9320000001" calcext:value-type="float">
            <text:p>40608,9320000001</text:p>
          </table:table-cell>
          <table:table-cell office:value-type="float" office:value="0" calcext:value-type="float">
            <text:p>0</text:p>
          </table:table-cell>
          <table:table-cell office:value-type="float" office:value="6.304" calcext:value-type="float">
            <text:p>6,304</text:p>
          </table:table-cell>
          <table:table-cell/>
          <table:table-cell office:value-type="float" office:value="3384.032" calcext:value-type="float">
            <text:p>3384,032</text:p>
          </table:table-cell>
          <table:table-cell office:value-type="float" office:value="0" calcext:value-type="float">
            <text:p>0</text:p>
          </table:table-cell>
          <table:table-cell office:value-type="float" office:value="3.82366666666667" calcext:value-type="float">
            <text:p>3,82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string" calcext:value-type="string">
            <text:p>HEDNO_fwtismos_odwn_plateiwn_9014</text:p>
          </table:table-cell>
          <table:table-cell office:value-type="string" calcext:value-type="string">
            <text:p>Κηφισιάς</text:p>
          </table:table-cell>
          <table:table-cell office:value-type="float" office:value="34601.6299999999" calcext:value-type="float">
            <text:p>34601,629999999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883.31" calcext:value-type="float">
            <text:p>2883,31</text:p>
          </table:table-cell>
          <table:table-cell office:value-type="float" office:value="0" calcext:value-type="float">
            <text:p>0</text:p>
          </table:table-cell>
          <table:table-cell office:value-type="float" office:value="2.68583333333333" calcext:value-type="float">
            <text:p>2,685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HEDNO_fwtismos_odwn_plateiwn_9015</text:p>
          </table:table-cell>
          <table:table-cell office:value-type="string" calcext:value-type="string">
            <text:p>Αθηνών</text:p>
          </table:table-cell>
          <table:table-cell office:value-type="float" office:value="970.932000000452" calcext:value-type="float">
            <text:p>970,9320000005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  <table:table-cell/>
          <table:table-cell office:value-type="float" office:value="80.9086666666676" calcext:value-type="float">
            <text:p>80,9086666667</text:p>
          </table:table-cell>
          <table:table-cell office:value-type="float" office:value="0" calcext:value-type="float">
            <text:p>0</text:p>
          </table:table-cell>
          <table:table-cell office:value-type="float" office:value="0.0753333333333333" calcext:value-type="float">
            <text:p>0,07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HEDNO_fwtismos_odwn_plateiwn_9016</text:p>
          </table:table-cell>
          <table:table-cell office:value-type="string" calcext:value-type="string">
            <text:p>Κορωπίου</text:p>
          </table:table-cell>
          <table:table-cell office:value-type="float" office:value="90224.6510000005" calcext:value-type="float">
            <text:p>90224,6510000005</text:p>
          </table:table-cell>
          <table:table-cell office:value-type="float" office:value="0" calcext:value-type="float">
            <text:p>0</text:p>
          </table:table-cell>
          <table:table-cell office:value-type="float" office:value="6.528" calcext:value-type="float">
            <text:p>6,528</text:p>
          </table:table-cell>
          <table:table-cell/>
          <table:table-cell office:value-type="float" office:value="7518.44566666667" calcext:value-type="float">
            <text:p>7518,4456666667</text:p>
          </table:table-cell>
          <table:table-cell office:value-type="float" office:value="0" calcext:value-type="float">
            <text:p>0</text:p>
          </table:table-cell>
          <table:table-cell office:value-type="float" office:value="4.82658333333333" calcext:value-type="float">
            <text:p>4,826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string" calcext:value-type="string">
            <text:p>HEDNO_fwtismos_odwn_plateiwn_9017</text:p>
          </table:table-cell>
          <table:table-cell office:value-type="string" calcext:value-type="string">
            <text:p>Κηφισιάς</text:p>
          </table:table-cell>
          <table:table-cell office:value-type="float" office:value="16392.8359999999" calcext:value-type="float">
            <text:p>16392,8359999999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1366.04133333333" calcext:value-type="float">
            <text:p>1366,0413333333</text:p>
          </table:table-cell>
          <table:table-cell office:value-type="float" office:value="0" calcext:value-type="float">
            <text:p>0</text:p>
          </table:table-cell>
          <table:table-cell office:value-type="float" office:value="3.438" calcext:value-type="float">
            <text:p>3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HEDNO_fwtismos_odwn_plateiwn_9018</text:p>
          </table:table-cell>
          <table:table-cell office:value-type="string" calcext:value-type="string">
            <text:p>Κηφισιάς</text:p>
          </table:table-cell>
          <table:table-cell office:value-type="float" office:value="73044.2800000006" calcext:value-type="float">
            <text:p>73044,2800000006</text:p>
          </table:table-cell>
          <table:table-cell office:value-type="float" office:value="0" calcext:value-type="float">
            <text:p>0</text:p>
          </table:table-cell>
          <table:table-cell office:value-type="float" office:value="7.508" calcext:value-type="float">
            <text:p>7,508</text:p>
          </table:table-cell>
          <table:table-cell/>
          <table:table-cell office:value-type="float" office:value="6086.505" calcext:value-type="float">
            <text:p>6086,505</text:p>
          </table:table-cell>
          <table:table-cell office:value-type="float" office:value="0" calcext:value-type="float">
            <text:p>0</text:p>
          </table:table-cell>
          <table:table-cell office:value-type="float" office:value="4.37766666666667" calcext:value-type="float">
            <text:p>4,37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string" calcext:value-type="string">
            <text:p>HEDNO_fwtismos_odwn_plateiwn_9019</text:p>
          </table:table-cell>
          <table:table-cell office:value-type="string" calcext:value-type="string">
            <text:p>Θηβών</text:p>
          </table:table-cell>
          <table:table-cell office:value-type="float" office:value="42063.7479999999" calcext:value-type="float">
            <text:p>42063,7479999999</text:p>
          </table:table-cell>
          <table:table-cell office:value-type="float" office:value="0" calcext:value-type="float">
            <text:p>0</text:p>
          </table:table-cell>
          <table:table-cell office:value-type="float" office:value="5.816" calcext:value-type="float">
            <text:p>5,816</text:p>
          </table:table-cell>
          <table:table-cell/>
          <table:table-cell office:value-type="float" office:value="3505.16633333333" calcext:value-type="float">
            <text:p>3505,1663333333</text:p>
          </table:table-cell>
          <table:table-cell office:value-type="float" office:value="0" calcext:value-type="float">
            <text:p>0</text:p>
          </table:table-cell>
          <table:table-cell office:value-type="float" office:value="4.61433333333333" calcext:value-type="float">
            <text:p>4,61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HEDNO_fwtismos_odwn_plateiwn_9020</text:p>
          </table:table-cell>
          <table:table-cell office:value-type="string" calcext:value-type="string">
            <text:p>Γλυφάδας</text:p>
          </table:table-cell>
          <table:table-cell office:value-type="float" office:value="50897.4440000007" calcext:value-type="float">
            <text:p>50897,4440000007</text:p>
          </table:table-cell>
          <table:table-cell office:value-type="float" office:value="0" calcext:value-type="float">
            <text:p>0</text:p>
          </table:table-cell>
          <table:table-cell office:value-type="float" office:value="8.928" calcext:value-type="float">
            <text:p>8,928</text:p>
          </table:table-cell>
          <table:table-cell/>
          <table:table-cell office:value-type="float" office:value="4241.33466666667" calcext:value-type="float">
            <text:p>4241,3346666667</text:p>
          </table:table-cell>
          <table:table-cell office:value-type="float" office:value="0" calcext:value-type="float">
            <text:p>0</text:p>
          </table:table-cell>
          <table:table-cell office:value-type="float" office:value="4.14566666666667" calcext:value-type="float">
            <text:p>4,14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string" calcext:value-type="string">
            <text:p>HEDNO_fwtismos_odwn_plateiwn_9021</text:p>
          </table:table-cell>
          <table:table-cell office:value-type="string" calcext:value-type="string">
            <text:p>Γλυφάδας</text:p>
          </table:table-cell>
          <table:table-cell office:value-type="float" office:value="127186.588000001" calcext:value-type="float">
            <text:p>127186,588000001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,068</text:p>
          </table:table-cell>
          <table:table-cell/>
          <table:table-cell office:value-type="float" office:value="10598.2996666667" calcext:value-type="float">
            <text:p>10598,2996666667</text:p>
          </table:table-cell>
          <table:table-cell office:value-type="float" office:value="0" calcext:value-type="float">
            <text:p>0</text:p>
          </table:table-cell>
          <table:table-cell office:value-type="float" office:value="7.91033333333333" calcext:value-type="float">
            <text:p>7,91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HEDNO_fwtismos_odwn_plateiwn_9022</text:p>
          </table:table-cell>
          <table:table-cell office:value-type="string" calcext:value-type="string">
            <text:p>Κηφισιάς</text:p>
          </table:table-cell>
          <table:table-cell office:value-type="float" office:value="9010.36799999997" calcext:value-type="float">
            <text:p>9010,368</text:p>
          </table:table-cell>
          <table:table-cell office:value-type="float" office:value="0" calcext:value-type="float">
            <text:p>0</text:p>
          </table:table-cell>
          <table:table-cell office:value-type="float" office:value="2.716" calcext:value-type="float">
            <text:p>2,716</text:p>
          </table:table-cell>
          <table:table-cell/>
          <table:table-cell office:value-type="float" office:value="750.827333333334" calcext:value-type="float">
            <text:p>750,8273333333</text:p>
          </table:table-cell>
          <table:table-cell office:value-type="float" office:value="0" calcext:value-type="float">
            <text:p>0</text:p>
          </table:table-cell>
          <table:table-cell office:value-type="float" office:value="1.15533333333333" calcext:value-type="float">
            <text:p>1,15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string" calcext:value-type="string">
            <text:p>HEDNO_fwtismos_odwn_plateiwn_9023</text:p>
          </table:table-cell>
          <table:table-cell office:value-type="string" calcext:value-type="string">
            <text:p>Κηφισιάς</text:p>
          </table:table-cell>
          <table:table-cell office:value-type="float" office:value="46915.6120000002" calcext:value-type="float">
            <text:p>46915,6120000002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/>
          <table:table-cell office:value-type="float" office:value="3909.495" calcext:value-type="float">
            <text:p>3909,495</text:p>
          </table:table-cell>
          <table:table-cell office:value-type="float" office:value="0" calcext:value-type="float">
            <text:p>0</text:p>
          </table:table-cell>
          <table:table-cell office:value-type="float" office:value="3.355" calcext:value-type="float">
            <text:p>3,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string" calcext:value-type="string">
            <text:p>HEDNO_fwtismos_odwn_plateiwn_9024</text:p>
          </table:table-cell>
          <table:table-cell office:value-type="string" calcext:value-type="string">
            <text:p>Κηφισιάς</text:p>
          </table:table-cell>
          <table:table-cell office:value-type="float" office:value="52943.7600000002" calcext:value-type="float">
            <text:p>52943,7600000002</text:p>
          </table:table-cell>
          <table:table-cell office:value-type="float" office:value="0" calcext:value-type="float">
            <text:p>0</text:p>
          </table:table-cell>
          <table:table-cell office:value-type="float" office:value="4.372" calcext:value-type="float">
            <text:p>4,372</text:p>
          </table:table-cell>
          <table:table-cell/>
          <table:table-cell office:value-type="float" office:value="4411.88366666666" calcext:value-type="float">
            <text:p>4411,8836666667</text:p>
          </table:table-cell>
          <table:table-cell office:value-type="float" office:value="0" calcext:value-type="float">
            <text:p>0</text:p>
          </table:table-cell>
          <table:table-cell office:value-type="float" office:value="3.42566666666667" calcext:value-type="float">
            <text:p>3,42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string" calcext:value-type="string">
            <text:p>HEDNO_fwtismos_odwn_plateiwn_9025</text:p>
          </table:table-cell>
          <table:table-cell office:value-type="string" calcext:value-type="string">
            <text:p>Κηφισιάς</text:p>
          </table:table-cell>
          <table:table-cell office:value-type="float" office:value="52832.3239999997" calcext:value-type="float">
            <text:p>52832,3239999997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,96</text:p>
          </table:table-cell>
          <table:table-cell/>
          <table:table-cell office:value-type="float" office:value="4402.46466666667" calcext:value-type="float">
            <text:p>4402,4646666667</text:p>
          </table:table-cell>
          <table:table-cell office:value-type="float" office:value="0" calcext:value-type="float">
            <text:p>0</text:p>
          </table:table-cell>
          <table:table-cell office:value-type="float" office:value="3.70866666666667" calcext:value-type="float">
            <text:p>3,70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string" calcext:value-type="string">
            <text:p>HEDNO_fwtismos_odwn_plateiwn_9026</text:p>
          </table:table-cell>
          <table:table-cell office:value-type="string" calcext:value-type="string">
            <text:p>Κομοτηνής</text:p>
          </table:table-cell>
          <table:table-cell office:value-type="float" office:value="21996.2320000002" calcext:value-type="float">
            <text:p>21996,2320000002</text:p>
          </table:table-cell>
          <table:table-cell office:value-type="float" office:value="0" calcext:value-type="float">
            <text:p>0</text:p>
          </table:table-cell>
          <table:table-cell office:value-type="float" office:value="3.928" calcext:value-type="float">
            <text:p>3,928</text:p>
          </table:table-cell>
          <table:table-cell/>
          <table:table-cell office:value-type="float" office:value="1832.84066666667" calcext:value-type="float">
            <text:p>1832,8406666667</text:p>
          </table:table-cell>
          <table:table-cell office:value-type="float" office:value="0" calcext:value-type="float">
            <text:p>0</text:p>
          </table:table-cell>
          <table:table-cell office:value-type="float" office:value="2.772" calcext:value-type="float">
            <text:p>2,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string" calcext:value-type="string">
            <text:p>HEDNO_fwtismos_odwn_plateiwn_9027</text:p>
          </table:table-cell>
          <table:table-cell office:value-type="string" calcext:value-type="string">
            <text:p>Πελ.Αχαρνών</text:p>
          </table:table-cell>
          <table:table-cell office:value-type="float" office:value="31553.1999999998" calcext:value-type="float">
            <text:p>31553,1999999998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629.23416666667" calcext:value-type="float">
            <text:p>2629,2341666667</text:p>
          </table:table-cell>
          <table:table-cell office:value-type="float" office:value="0" calcext:value-type="float">
            <text:p>0</text:p>
          </table:table-cell>
          <table:table-cell office:value-type="float" office:value="2.92416666666667" calcext:value-type="float">
            <text:p>2,924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string" calcext:value-type="string">
            <text:p>HEDNO_fwtismos_odwn_plateiwn_9028</text:p>
          </table:table-cell>
          <table:table-cell office:value-type="string" calcext:value-type="string">
            <text:p>Κηφισιάς</text:p>
          </table:table-cell>
          <table:table-cell office:value-type="float" office:value="68597.7880000001" calcext:value-type="float">
            <text:p>68597,7880000001</text:p>
          </table:table-cell>
          <table:table-cell office:value-type="float" office:value="0" calcext:value-type="float">
            <text:p>0</text:p>
          </table:table-cell>
          <table:table-cell office:value-type="float" office:value="8.412" calcext:value-type="float">
            <text:p>8,412</text:p>
          </table:table-cell>
          <table:table-cell/>
          <table:table-cell office:value-type="float" office:value="5716.233" calcext:value-type="float">
            <text:p>5716,233</text:p>
          </table:table-cell>
          <table:table-cell office:value-type="float" office:value="0" calcext:value-type="float">
            <text:p>0</text:p>
          </table:table-cell>
          <table:table-cell office:value-type="float" office:value="7.31666666666667" calcext:value-type="float">
            <text:p>7,3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string" calcext:value-type="string">
            <text:p>HEDNO_fwtismos_odwn_plateiwn_9029</text:p>
          </table:table-cell>
          <table:table-cell office:value-type="string" calcext:value-type="string">
            <text:p>Αθηνών</text:p>
          </table:table-cell>
          <table:table-cell office:value-type="float" office:value="62863.492" calcext:value-type="float">
            <text:p>62863,492</text:p>
          </table:table-cell>
          <table:table-cell office:value-type="float" office:value="0" calcext:value-type="float">
            <text:p>0</text:p>
          </table:table-cell>
          <table:table-cell office:value-type="float" office:value="9.544" calcext:value-type="float">
            <text:p>9,544</text:p>
          </table:table-cell>
          <table:table-cell/>
          <table:table-cell office:value-type="float" office:value="5238.55266666667" calcext:value-type="float">
            <text:p>5238,5526666667</text:p>
          </table:table-cell>
          <table:table-cell office:value-type="float" office:value="0" calcext:value-type="float">
            <text:p>0</text:p>
          </table:table-cell>
          <table:table-cell office:value-type="float" office:value="6.30266666666667" calcext:value-type="float">
            <text:p>6,30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HEDNO_fwtismos_odwn_plateiwn_9030</text:p>
          </table:table-cell>
          <table:table-cell office:value-type="string" calcext:value-type="string">
            <text:p>Κηφισιάς</text:p>
          </table:table-cell>
          <table:table-cell office:value-type="float" office:value="25407.692" calcext:value-type="float">
            <text:p>25407,692</text:p>
          </table:table-cell>
          <table:table-cell office:value-type="float" office:value="0" calcext:value-type="float">
            <text:p>0</text:p>
          </table:table-cell>
          <table:table-cell office:value-type="float" office:value="4.892" calcext:value-type="float">
            <text:p>4,892</text:p>
          </table:table-cell>
          <table:table-cell/>
          <table:table-cell office:value-type="float" office:value="2117.26366666667" calcext:value-type="float">
            <text:p>2117,2636666667</text:p>
          </table:table-cell>
          <table:table-cell office:value-type="float" office:value="0" calcext:value-type="float">
            <text:p>0</text:p>
          </table:table-cell>
          <table:table-cell office:value-type="float" office:value="3.97366666666667" calcext:value-type="float">
            <text:p>3,97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string" calcext:value-type="string">
            <text:p>HEDNO_fwtismos_odwn_plateiwn_9031</text:p>
          </table:table-cell>
          <table:table-cell office:value-type="string" calcext:value-type="string">
            <text:p>Γλυφάδας</text:p>
          </table:table-cell>
          <table:table-cell office:value-type="float" office:value="13941.02" calcext:value-type="float">
            <text:p>13941,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/>
          <table:table-cell office:value-type="float" office:value="1161.63333333333" calcext:value-type="float">
            <text:p>1161,6333333333</text:p>
          </table:table-cell>
          <table:table-cell office:value-type="float" office:value="0" calcext:value-type="float">
            <text:p>0</text:p>
          </table:table-cell>
          <table:table-cell office:value-type="float" office:value="1.41933333333333" calcext:value-type="float">
            <text:p>1,41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HEDNO_fwtismos_odwn_plateiwn_9032</text:p>
          </table:table-cell>
          <table:table-cell office:value-type="string" calcext:value-type="string">
            <text:p>Δράμας</text:p>
          </table:table-cell>
          <table:table-cell office:value-type="float" office:value="42691.7600000001" calcext:value-type="float">
            <text:p>42691,760000000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/>
          <table:table-cell office:value-type="float" office:value="3557.48333333333" calcext:value-type="float">
            <text:p>3557,4833333333</text:p>
          </table:table-cell>
          <table:table-cell office:value-type="float" office:value="0" calcext:value-type="float">
            <text:p>0</text:p>
          </table:table-cell>
          <table:table-cell office:value-type="float" office:value="3.43583333333333" calcext:value-type="float">
            <text:p>3,435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HEDNO_fwtismos_odwn_plateiwn_9033</text:p>
          </table:table-cell>
          <table:table-cell office:value-type="string" calcext:value-type="string">
            <text:p>Γλυφάδας</text:p>
          </table:table-cell>
          <table:table-cell office:value-type="float" office:value="5673.44799999999" calcext:value-type="float">
            <text:p>5673,448</text:p>
          </table:table-cell>
          <table:table-cell office:value-type="float" office:value="0" calcext:value-type="float">
            <text:p>0</text:p>
          </table:table-cell>
          <table:table-cell office:value-type="float" office:value="6.752" calcext:value-type="float">
            <text:p>6,752</text:p>
          </table:table-cell>
          <table:table-cell/>
          <table:table-cell office:value-type="float" office:value="472.776333333335" calcext:value-type="float">
            <text:p>472,7763333333</text:p>
          </table:table-cell>
          <table:table-cell office:value-type="float" office:value="0" calcext:value-type="float">
            <text:p>0</text:p>
          </table:table-cell>
          <table:table-cell office:value-type="float" office:value="2.65333333333333" calcext:value-type="float">
            <text:p>2,6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string" calcext:value-type="string">
            <text:p>HEDNO_fwtismos_odwn_plateiwn_9034</text:p>
          </table:table-cell>
          <table:table-cell office:value-type="string" calcext:value-type="string">
            <text:p>Γλυφάδας</text:p>
          </table:table-cell>
          <table:table-cell office:value-type="float" office:value="75134.0120000001" calcext:value-type="float">
            <text:p>75134,0120000001</text:p>
          </table:table-cell>
          <table:table-cell office:value-type="float" office:value="0" calcext:value-type="float">
            <text:p>0</text:p>
          </table:table-cell>
          <table:table-cell office:value-type="float" office:value="20.904" calcext:value-type="float">
            <text:p>20,904</text:p>
          </table:table-cell>
          <table:table-cell/>
          <table:table-cell office:value-type="float" office:value="6260.89133333333" calcext:value-type="float">
            <text:p>6260,8913333333</text:p>
          </table:table-cell>
          <table:table-cell office:value-type="float" office:value="0" calcext:value-type="float">
            <text:p>0</text:p>
          </table:table-cell>
          <table:table-cell office:value-type="float" office:value="6.628" calcext:value-type="float">
            <text:p>6,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string" calcext:value-type="string">
            <text:p>HEDNO_fwtismos_odwn_plateiwn_9035</text:p>
          </table:table-cell>
          <table:table-cell office:value-type="string" calcext:value-type="string">
            <text:p>Κηφισιάς</text:p>
          </table:table-cell>
          <table:table-cell office:value-type="float" office:value="97603.963999999" calcext:value-type="float">
            <text:p>97603,96399999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8133.347" calcext:value-type="float">
            <text:p>8133,347</text:p>
          </table:table-cell>
          <table:table-cell office:value-type="float" office:value="0" calcext:value-type="float">
            <text:p>0</text:p>
          </table:table-cell>
          <table:table-cell office:value-type="float" office:value="5.962" calcext:value-type="float">
            <text:p>5,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HEDNO_fwtismos_odwn_plateiwn_9036</text:p>
          </table:table-cell>
          <table:table-cell office:value-type="string" calcext:value-type="string">
            <text:p>Χαλανδρίου</text:p>
          </table:table-cell>
          <table:table-cell office:value-type="float" office:value="43877.68" calcext:value-type="float">
            <text:p>43877,68</text:p>
          </table:table-cell>
          <table:table-cell office:value-type="float" office:value="0" calcext:value-type="float">
            <text:p>0</text:p>
          </table:table-cell>
          <table:table-cell office:value-type="float" office:value="3.47" calcext:value-type="float">
            <text:p>3,47</text:p>
          </table:table-cell>
          <table:table-cell/>
          <table:table-cell office:value-type="float" office:value="3656.375" calcext:value-type="float">
            <text:p>3656,375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HEDNO_fwtismos_odwn_plateiwn_9037</text:p>
          </table:table-cell>
          <table:table-cell office:value-type="string" calcext:value-type="string">
            <text:p>Αγ.Δημητρίου</text:p>
          </table:table-cell>
          <table:table-cell office:value-type="float" office:value="35856.82" calcext:value-type="float">
            <text:p>35856,82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/>
          <table:table-cell office:value-type="float" office:value="2987.835" calcext:value-type="float">
            <text:p>2987,835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HEDNO_fwtismos_odwn_plateiwn_9038</text:p>
          </table:table-cell>
          <table:table-cell office:value-type="string" calcext:value-type="string">
            <text:p>Κηφισιάς</text:p>
          </table:table-cell>
          <table:table-cell office:value-type="float" office:value="96269.0400000001" calcext:value-type="float">
            <text:p>96269,0400000001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/>
          <table:table-cell office:value-type="float" office:value="8022.06" calcext:value-type="float">
            <text:p>8022,06</text:p>
          </table:table-cell>
          <table:table-cell office:value-type="float" office:value="0" calcext:value-type="float">
            <text:p>0</text:p>
          </table:table-cell>
          <table:table-cell office:value-type="float" office:value="6.70166666666667" calcext:value-type="float">
            <text:p>6,70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string" calcext:value-type="string">
            <text:p>HEDNO_fwtismos_odwn_plateiwn_9039</text:p>
          </table:table-cell>
          <table:table-cell office:value-type="string" calcext:value-type="string">
            <text:p>Κηφισιάς</text:p>
          </table:table-cell>
          <table:table-cell office:value-type="float" office:value="29367.17" calcext:value-type="float">
            <text:p>29367,17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,48</text:p>
          </table:table-cell>
          <table:table-cell/>
          <table:table-cell office:value-type="float" office:value="2447.09166666667" calcext:value-type="float">
            <text:p>2447,0916666667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HEDNO_fwtismos_odwn_plateiwn_9040</text:p>
          </table:table-cell>
          <table:table-cell office:value-type="string" calcext:value-type="string">
            <text:p>Χαλανδρίου</text:p>
          </table:table-cell>
          <table:table-cell office:value-type="float" office:value="9254.15999999994" calcext:value-type="float">
            <text:p>9254,1599999999</text:p>
          </table:table-cell>
          <table:table-cell office:value-type="float" office:value="0" calcext:value-type="float">
            <text:p>0</text:p>
          </table:table-cell>
          <table:table-cell office:value-type="float" office:value="2.068" calcext:value-type="float">
            <text:p>2,068</text:p>
          </table:table-cell>
          <table:table-cell/>
          <table:table-cell office:value-type="float" office:value="771.164333333334" calcext:value-type="float">
            <text:p>771,1643333333</text:p>
          </table:table-cell>
          <table:table-cell office:value-type="float" office:value="0" calcext:value-type="float">
            <text:p>0</text:p>
          </table:table-cell>
          <table:table-cell office:value-type="float" office:value="1.62033333333333" calcext:value-type="float">
            <text:p>1,62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HEDNO_fwtismos_odwn_plateiwn_9041</text:p>
          </table:table-cell>
          <table:table-cell office:value-type="string" calcext:value-type="string">
            <text:p>Σπάρτης</text:p>
          </table:table-cell>
          <table:table-cell office:value-type="float" office:value="268178.824000003" calcext:value-type="float">
            <text:p>268178,824000003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,16</text:p>
          </table:table-cell>
          <table:table-cell/>
          <table:table-cell office:value-type="float" office:value="22347.856" calcext:value-type="float">
            <text:p>22347,856</text:p>
          </table:table-cell>
          <table:table-cell office:value-type="float" office:value="0" calcext:value-type="float">
            <text:p>0</text:p>
          </table:table-cell>
          <table:table-cell office:value-type="float" office:value="28.969" calcext:value-type="float">
            <text:p>28,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string" calcext:value-type="string">
            <text:p>HEDNO_fwtismos_odwn_plateiwn_9042</text:p>
          </table:table-cell>
          <table:table-cell office:value-type="string" calcext:value-type="string">
            <text:p>Ναυπλίου</text:p>
          </table:table-cell>
          <table:table-cell office:value-type="float" office:value="14114.419999999" calcext:value-type="float">
            <text:p>14114,419999999</text:p>
          </table:table-cell>
          <table:table-cell office:value-type="float" office:value="0" calcext:value-type="float">
            <text:p>0</text:p>
          </table:table-cell>
          <table:table-cell office:value-type="float" office:value="6.168" calcext:value-type="float">
            <text:p>6,168</text:p>
          </table:table-cell>
          <table:table-cell/>
          <table:table-cell office:value-type="float" office:value="1176.197" calcext:value-type="float">
            <text:p>1176,197</text:p>
          </table:table-cell>
          <table:table-cell office:value-type="float" office:value="0" calcext:value-type="float">
            <text:p>0</text:p>
          </table:table-cell>
          <table:table-cell office:value-type="float" office:value="3.677" calcext:value-type="float">
            <text:p>3,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string" calcext:value-type="string">
            <text:p>HEDNO_fwtismos_odwn_plateiwn_9043</text:p>
          </table:table-cell>
          <table:table-cell office:value-type="string" calcext:value-type="string">
            <text:p>Αθηνών</text:p>
          </table:table-cell>
          <table:table-cell office:value-type="float" office:value="65072.5159999999" calcext:value-type="float">
            <text:p>65072,515999999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422.451" calcext:value-type="float">
            <text:p>5422,451</text:p>
          </table:table-cell>
          <table:table-cell office:value-type="float" office:value="0" calcext:value-type="float">
            <text:p>0</text:p>
          </table:table-cell>
          <table:table-cell office:value-type="float" office:value="5.80833333333333" calcext:value-type="float">
            <text:p>5,80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string" calcext:value-type="string">
            <text:p>HEDNO_fwtismos_odwn_plateiwn_9044</text:p>
          </table:table-cell>
          <table:table-cell office:value-type="string" calcext:value-type="string">
            <text:p>Χίου</text:p>
          </table:table-cell>
          <table:table-cell office:value-type="float" office:value="112002.64" calcext:value-type="float">
            <text:p>112002,6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/>
          <table:table-cell office:value-type="float" office:value="9333.15416666667" calcext:value-type="float">
            <text:p>9333,1541666667</text:p>
          </table:table-cell>
          <table:table-cell office:value-type="float" office:value="0" calcext:value-type="float">
            <text:p>0</text:p>
          </table:table-cell>
          <table:table-cell office:value-type="float" office:value="7.85583333333333" calcext:value-type="float">
            <text:p>7,855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HEDNO_fwtismos_odwn_plateiwn_9045</text:p>
          </table:table-cell>
          <table:table-cell office:value-type="string" calcext:value-type="string">
            <text:p>Αθηνών</text:p>
          </table:table-cell>
          <table:table-cell office:value-type="float" office:value="20058.3999999999" calcext:value-type="float">
            <text:p>20058,3999999999</text:p>
          </table:table-cell>
          <table:table-cell office:value-type="float" office:value="0" calcext:value-type="float">
            <text:p>0</text:p>
          </table:table-cell>
          <table:table-cell office:value-type="float" office:value="4.472" calcext:value-type="float">
            <text:p>4,472</text:p>
          </table:table-cell>
          <table:table-cell/>
          <table:table-cell office:value-type="float" office:value="1671.49633333334" calcext:value-type="float">
            <text:p>1671,4963333333</text:p>
          </table:table-cell>
          <table:table-cell office:value-type="float" office:value="0" calcext:value-type="float">
            <text:p>0</text:p>
          </table:table-cell>
          <table:table-cell office:value-type="float" office:value="3.05466666666667" calcext:value-type="float">
            <text:p>3,05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HEDNO_fwtismos_odwn_plateiwn_9046</text:p>
          </table:table-cell>
          <table:table-cell office:value-type="string" calcext:value-type="string">
            <text:p>Αταλάντης</text:p>
          </table:table-cell>
          <table:table-cell office:value-type="float" office:value="63257.2880000001" calcext:value-type="float">
            <text:p>63257,2880000001</text:p>
          </table:table-cell>
          <table:table-cell office:value-type="float" office:value="0" calcext:value-type="float">
            <text:p>0</text:p>
          </table:table-cell>
          <table:table-cell office:value-type="float" office:value="23.304" calcext:value-type="float">
            <text:p>23,304</text:p>
          </table:table-cell>
          <table:table-cell/>
          <table:table-cell office:value-type="float" office:value="5271.338" calcext:value-type="float">
            <text:p>5271,338</text:p>
          </table:table-cell>
          <table:table-cell office:value-type="float" office:value="0" calcext:value-type="float">
            <text:p>0</text:p>
          </table:table-cell>
          <table:table-cell office:value-type="float" office:value="8.606" calcext:value-type="float">
            <text:p>8,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HEDNO_fwtismos_odwn_plateiwn_9047</text:p>
          </table:table-cell>
          <table:table-cell office:value-type="string" calcext:value-type="string">
            <text:p>Γλυφάδας</text:p>
          </table:table-cell>
          <table:table-cell office:value-type="float" office:value="88215.6159999997" calcext:value-type="float">
            <text:p>88215,6159999997</text:p>
          </table:table-cell>
          <table:table-cell office:value-type="float" office:value="0" calcext:value-type="float">
            <text:p>0</text:p>
          </table:table-cell>
          <table:table-cell office:value-type="float" office:value="10.076" calcext:value-type="float">
            <text:p>10,076</text:p>
          </table:table-cell>
          <table:table-cell/>
          <table:table-cell office:value-type="float" office:value="7351.245" calcext:value-type="float">
            <text:p>7351,245</text:p>
          </table:table-cell>
          <table:table-cell office:value-type="float" office:value="0" calcext:value-type="float">
            <text:p>0</text:p>
          </table:table-cell>
          <table:table-cell office:value-type="float" office:value="6.615" calcext:value-type="float">
            <text:p>6,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HEDNO_fwtismos_odwn_plateiwn_9048</text:p>
          </table:table-cell>
          <table:table-cell office:value-type="string" calcext:value-type="string">
            <text:p>Γλυφάδας</text:p>
          </table:table-cell>
          <table:table-cell office:value-type="float" office:value="26175.1680000003" calcext:value-type="float">
            <text:p>26175,1680000003</text:p>
          </table:table-cell>
          <table:table-cell office:value-type="float" office:value="0" calcext:value-type="float">
            <text:p>0</text:p>
          </table:table-cell>
          <table:table-cell office:value-type="float" office:value="5.284" calcext:value-type="float">
            <text:p>5,284</text:p>
          </table:table-cell>
          <table:table-cell/>
          <table:table-cell office:value-type="float" office:value="2181.21666666667" calcext:value-type="float">
            <text:p>2181,2166666667</text:p>
          </table:table-cell>
          <table:table-cell office:value-type="float" office:value="0" calcext:value-type="float">
            <text:p>0</text:p>
          </table:table-cell>
          <table:table-cell office:value-type="float" office:value="3.612" calcext:value-type="float">
            <text:p>3,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HEDNO_fwtismos_odwn_plateiwn_9049</text:p>
          </table:table-cell>
          <table:table-cell office:value-type="string" calcext:value-type="string">
            <text:p>Αγρινίου</text:p>
          </table:table-cell>
          <table:table-cell office:value-type="float" office:value="16245.9999999993" calcext:value-type="float">
            <text:p>16245,9999999993</text:p>
          </table:table-cell>
          <table:table-cell office:value-type="float" office:value="0" calcext:value-type="float">
            <text:p>0</text:p>
          </table:table-cell>
          <table:table-cell office:value-type="float" office:value="11.084" calcext:value-type="float">
            <text:p>11,084</text:p>
          </table:table-cell>
          <table:table-cell/>
          <table:table-cell office:value-type="float" office:value="1353.83033333334" calcext:value-type="float">
            <text:p>1353,8303333333</text:p>
          </table:table-cell>
          <table:table-cell office:value-type="float" office:value="0" calcext:value-type="float">
            <text:p>0</text:p>
          </table:table-cell>
          <table:table-cell office:value-type="float" office:value="3.32033333333333" calcext:value-type="float">
            <text:p>3,32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HEDNO_fwtismos_odwn_plateiwn_9050</text:p>
          </table:table-cell>
          <table:table-cell office:value-type="string" calcext:value-type="string">
            <text:p>Χαλανδρίου</text:p>
          </table:table-cell>
          <table:table-cell office:value-type="float" office:value="54442.616" calcext:value-type="float">
            <text:p>54442,616</text:p>
          </table:table-cell>
          <table:table-cell office:value-type="float" office:value="0" calcext:value-type="float">
            <text:p>0</text:p>
          </table:table-cell>
          <table:table-cell office:value-type="float" office:value="10.008" calcext:value-type="float">
            <text:p>10,008</text:p>
          </table:table-cell>
          <table:table-cell/>
          <table:table-cell office:value-type="float" office:value="4536.794" calcext:value-type="float">
            <text:p>4536,794</text:p>
          </table:table-cell>
          <table:table-cell office:value-type="float" office:value="0" calcext:value-type="float">
            <text:p>0</text:p>
          </table:table-cell>
          <table:table-cell office:value-type="float" office:value="5.01633333333333" calcext:value-type="float">
            <text:p>5,01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HEDNO_oikiakoi_10001</text:p>
          </table:table-cell>
          <table:table-cell office:value-type="string" calcext:value-type="string">
            <text:p>Δράμας</text:p>
          </table:table-cell>
          <table:table-cell office:value-type="float" office:value="39906.0899999999" calcext:value-type="float">
            <text:p>39906,089999999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3325.00916666667" calcext:value-type="float">
            <text:p>3325,0091666667</text:p>
          </table:table-cell>
          <table:table-cell office:value-type="float" office:value="0" calcext:value-type="float">
            <text:p>0</text:p>
          </table:table-cell>
          <table:table-cell office:value-type="float" office:value="4.18833333333333" calcext:value-type="float">
            <text:p>4,18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HEDNO_oikiakoi_10002</text:p>
          </table:table-cell>
          <table:table-cell office:value-type="string" calcext:value-type="string">
            <text:p>Ανατ. Θεσ/κης</text:p>
          </table:table-cell>
          <table:table-cell office:value-type="float" office:value="28491.7199999997" calcext:value-type="float">
            <text:p>28491,7199999997</text:p>
          </table:table-cell>
          <table:table-cell office:value-type="float" office:value="0" calcext:value-type="float">
            <text:p>0</text:p>
          </table:table-cell>
          <table:table-cell office:value-type="float" office:value="5.752" calcext:value-type="float">
            <text:p>5,752</text:p>
          </table:table-cell>
          <table:table-cell/>
          <table:table-cell office:value-type="float" office:value="2374.10666666667" calcext:value-type="float">
            <text:p>2374,1066666667</text:p>
          </table:table-cell>
          <table:table-cell office:value-type="float" office:value="0" calcext:value-type="float">
            <text:p>0</text:p>
          </table:table-cell>
          <table:table-cell office:value-type="float" office:value="3.32766666666667" calcext:value-type="float">
            <text:p>3,32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HEDNO_oikiakoi_10003</text:p>
          </table:table-cell>
          <table:table-cell office:value-type="string" calcext:value-type="string">
            <text:p>Κηφισιάς</text:p>
          </table:table-cell>
          <table:table-cell office:value-type="float" office:value="82356.1500000022" calcext:value-type="float">
            <text:p>82356,1500000022</text:p>
          </table:table-cell>
          <table:table-cell office:value-type="float" office:value="0" calcext:value-type="float">
            <text:p>0</text:p>
          </table:table-cell>
          <table:table-cell office:value-type="float" office:value="13.99" calcext:value-type="float">
            <text:p>13,99</text:p>
          </table:table-cell>
          <table:table-cell/>
          <table:table-cell office:value-type="float" office:value="6862.87583333333" calcext:value-type="float">
            <text:p>6862,8758333333</text:p>
          </table:table-cell>
          <table:table-cell office:value-type="float" office:value="0" calcext:value-type="float">
            <text:p>0</text:p>
          </table:table-cell>
          <table:table-cell office:value-type="float" office:value="9.115" calcext:value-type="float">
            <text:p>9,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HEDNO_oikiakoi_10004</text:p>
          </table:table-cell>
          <table:table-cell office:value-type="string" calcext:value-type="string">
            <text:p>Λ.Πύργου</text:p>
          </table:table-cell>
          <table:table-cell office:value-type="float" office:value="51527.0760000006" calcext:value-type="float">
            <text:p>51527,0760000006</text:p>
          </table:table-cell>
          <table:table-cell office:value-type="float" office:value="0" calcext:value-type="float">
            <text:p>0</text:p>
          </table:table-cell>
          <table:table-cell office:value-type="float" office:value="7.208" calcext:value-type="float">
            <text:p>7,208</text:p>
          </table:table-cell>
          <table:table-cell/>
          <table:table-cell office:value-type="float" office:value="4293.88933333333" calcext:value-type="float">
            <text:p>4293,8893333333</text:p>
          </table:table-cell>
          <table:table-cell office:value-type="float" office:value="0" calcext:value-type="float">
            <text:p>0</text:p>
          </table:table-cell>
          <table:table-cell office:value-type="float" office:value="5.758" calcext:value-type="float">
            <text:p>5,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HEDNO_oikiakoi_10005</text:p>
          </table:table-cell>
          <table:table-cell office:value-type="string" calcext:value-type="string">
            <text:p>Ωρωπού</text:p>
          </table:table-cell>
          <table:table-cell office:value-type="float" office:value="25476.2960000009" calcext:value-type="float">
            <text:p>25476,2960000009</text:p>
          </table:table-cell>
          <table:table-cell office:value-type="float" office:value="0" calcext:value-type="float">
            <text:p>0</text:p>
          </table:table-cell>
          <table:table-cell office:value-type="float" office:value="8.948" calcext:value-type="float">
            <text:p>8,948</text:p>
          </table:table-cell>
          <table:table-cell/>
          <table:table-cell office:value-type="float" office:value="2122.98566666667" calcext:value-type="float">
            <text:p>2122,9856666667</text:p>
          </table:table-cell>
          <table:table-cell office:value-type="float" office:value="0" calcext:value-type="float">
            <text:p>0</text:p>
          </table:table-cell>
          <table:table-cell office:value-type="float" office:value="3.14466666666667" calcext:value-type="float">
            <text:p>3,14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HEDNO_oikiakoi_10006</text:p>
          </table:table-cell>
          <table:table-cell office:value-type="string" calcext:value-type="string">
            <text:p>Ξυλοκάστρου</text:p>
          </table:table-cell>
          <table:table-cell office:value-type="float" office:value="33893.4759999999" calcext:value-type="float">
            <text:p>33893,4759999999</text:p>
          </table:table-cell>
          <table:table-cell office:value-type="float" office:value="0" calcext:value-type="float">
            <text:p>0</text:p>
          </table:table-cell>
          <table:table-cell office:value-type="float" office:value="4.412" calcext:value-type="float">
            <text:p>4,412</text:p>
          </table:table-cell>
          <table:table-cell/>
          <table:table-cell office:value-type="float" office:value="2824.405" calcext:value-type="float">
            <text:p>2824,405</text:p>
          </table:table-cell>
          <table:table-cell office:value-type="float" office:value="0" calcext:value-type="float">
            <text:p>0</text:p>
          </table:table-cell>
          <table:table-cell office:value-type="float" office:value="3.23033333333333" calcext:value-type="float">
            <text:p>3,23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HEDNO_oikiakoi_10007</text:p>
          </table:table-cell>
          <table:table-cell office:value-type="string" calcext:value-type="string">
            <text:p>Κορωπίου</text:p>
          </table:table-cell>
          <table:table-cell office:value-type="float" office:value="64704.2200000006" calcext:value-type="float">
            <text:p>64704,2200000006</text:p>
          </table:table-cell>
          <table:table-cell office:value-type="float" office:value="0" calcext:value-type="float">
            <text:p>0</text:p>
          </table:table-cell>
          <table:table-cell office:value-type="float" office:value="9.676" calcext:value-type="float">
            <text:p>9,676</text:p>
          </table:table-cell>
          <table:table-cell/>
          <table:table-cell office:value-type="float" office:value="5391.88466666667" calcext:value-type="float">
            <text:p>5391,8846666667</text:p>
          </table:table-cell>
          <table:table-cell office:value-type="float" office:value="0" calcext:value-type="float">
            <text:p>0</text:p>
          </table:table-cell>
          <table:table-cell office:value-type="float" office:value="6.73266666666667" calcext:value-type="float">
            <text:p>6,73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HEDNO_oikiakoi_10008</text:p>
          </table:table-cell>
          <table:table-cell office:value-type="string" calcext:value-type="string">
            <text:p>Κηφισιάς</text:p>
          </table:table-cell>
          <table:table-cell office:value-type="float" office:value="37384.9960000001" calcext:value-type="float">
            <text:p>37384,9960000001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,38</text:p>
          </table:table-cell>
          <table:table-cell/>
          <table:table-cell office:value-type="float" office:value="3115.37966666667" calcext:value-type="float">
            <text:p>3115,3796666667</text:p>
          </table:table-cell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,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HEDNO_oikiakoi_10009</text:p>
          </table:table-cell>
          <table:table-cell office:value-type="string" calcext:value-type="string">
            <text:p>Γλυφάδας</text:p>
          </table:table-cell>
          <table:table-cell office:value-type="float" office:value="9188.0680000001" calcext:value-type="float">
            <text:p>9188,068000000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765.628333333334" calcext:value-type="float">
            <text:p>765,6283333333</text:p>
          </table:table-cell>
          <table:table-cell office:value-type="float" office:value="0" calcext:value-type="float">
            <text:p>0</text:p>
          </table:table-cell>
          <table:table-cell office:value-type="float" office:value="1.378" calcext:value-type="float">
            <text:p>1,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HEDNO_oikiakoi_10010</text:p>
          </table:table-cell>
          <table:table-cell office:value-type="string" calcext:value-type="string">
            <text:p>Καλλιθέας</text:p>
          </table:table-cell>
          <table:table-cell office:value-type="float" office:value="6418.84699999998" calcext:value-type="float">
            <text:p>6418,847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,531</text:p>
          </table:table-cell>
          <table:table-cell/>
          <table:table-cell office:value-type="float" office:value="534.893166666667" calcext:value-type="float">
            <text:p>534,8931666667</text:p>
          </table:table-cell>
          <table:table-cell office:value-type="float" office:value="0" calcext:value-type="float">
            <text:p>0</text:p>
          </table:table-cell>
          <table:table-cell office:value-type="float" office:value="1.45358333333333" calcext:value-type="float">
            <text:p>1,453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HEDNO_oikiakoi_10011</text:p>
          </table:table-cell>
          <table:table-cell office:value-type="string" calcext:value-type="string">
            <text:p>Χαλανδρίου</text:p>
          </table:table-cell>
          <table:table-cell office:value-type="float" office:value="168576.020000001" calcext:value-type="float">
            <text:p>168576,020000001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,58</text:p>
          </table:table-cell>
          <table:table-cell/>
          <table:table-cell office:value-type="float" office:value="14047.5933333333" calcext:value-type="float">
            <text:p>14047,5933333333</text:p>
          </table:table-cell>
          <table:table-cell office:value-type="float" office:value="0" calcext:value-type="float">
            <text:p>0</text:p>
          </table:table-cell>
          <table:table-cell office:value-type="float" office:value="9.08083333333333" calcext:value-type="float">
            <text:p>9,080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HEDNO_oikiakoi_10012</text:p>
          </table:table-cell>
          <table:table-cell office:value-type="string" calcext:value-type="string">
            <text:p>Ανατ. Θεσ/κης</text:p>
          </table:table-cell>
          <table:table-cell office:value-type="float" office:value="19184.8000000003" calcext:value-type="float">
            <text:p>19184,8000000003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/>
          <table:table-cell office:value-type="float" office:value="1598.67833333333" calcext:value-type="float">
            <text:p>1598,6783333333</text:p>
          </table:table-cell>
          <table:table-cell office:value-type="float" office:value="0" calcext:value-type="float">
            <text:p>0</text:p>
          </table:table-cell>
          <table:table-cell office:value-type="float" office:value="2.551" calcext:value-type="float">
            <text:p>2,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HEDNO_oikiakoi_10013</text:p>
          </table:table-cell>
          <table:table-cell office:value-type="string" calcext:value-type="string">
            <text:p>Κορωπίου</text:p>
          </table:table-cell>
          <table:table-cell office:value-type="float" office:value="40608.9320000001" calcext:value-type="float">
            <text:p>40608,9320000001</text:p>
          </table:table-cell>
          <table:table-cell office:value-type="float" office:value="0" calcext:value-type="float">
            <text:p>0</text:p>
          </table:table-cell>
          <table:table-cell office:value-type="float" office:value="6.304" calcext:value-type="float">
            <text:p>6,304</text:p>
          </table:table-cell>
          <table:table-cell/>
          <table:table-cell office:value-type="float" office:value="3384.032" calcext:value-type="float">
            <text:p>3384,032</text:p>
          </table:table-cell>
          <table:table-cell office:value-type="float" office:value="0" calcext:value-type="float">
            <text:p>0</text:p>
          </table:table-cell>
          <table:table-cell office:value-type="float" office:value="3.82366666666667" calcext:value-type="float">
            <text:p>3,82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HEDNO_oikiakoi_10014</text:p>
          </table:table-cell>
          <table:table-cell office:value-type="string" calcext:value-type="string">
            <text:p>Κηφισιάς</text:p>
          </table:table-cell>
          <table:table-cell office:value-type="float" office:value="34601.6299999999" calcext:value-type="float">
            <text:p>34601,629999999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883.31" calcext:value-type="float">
            <text:p>2883,31</text:p>
          </table:table-cell>
          <table:table-cell office:value-type="float" office:value="0" calcext:value-type="float">
            <text:p>0</text:p>
          </table:table-cell>
          <table:table-cell office:value-type="float" office:value="2.68583333333333" calcext:value-type="float">
            <text:p>2,685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HEDNO_oikiakoi_10015</text:p>
          </table:table-cell>
          <table:table-cell office:value-type="string" calcext:value-type="string">
            <text:p>Αθηνών</text:p>
          </table:table-cell>
          <table:table-cell office:value-type="float" office:value="970.932000000452" calcext:value-type="float">
            <text:p>970,9320000005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  <table:table-cell/>
          <table:table-cell office:value-type="float" office:value="80.9086666666676" calcext:value-type="float">
            <text:p>80,9086666667</text:p>
          </table:table-cell>
          <table:table-cell office:value-type="float" office:value="0" calcext:value-type="float">
            <text:p>0</text:p>
          </table:table-cell>
          <table:table-cell office:value-type="float" office:value="0.0753333333333333" calcext:value-type="float">
            <text:p>0,07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HEDNO_oikiakoi_10016</text:p>
          </table:table-cell>
          <table:table-cell office:value-type="string" calcext:value-type="string">
            <text:p>Κορωπίου</text:p>
          </table:table-cell>
          <table:table-cell office:value-type="float" office:value="90224.6510000005" calcext:value-type="float">
            <text:p>90224,6510000005</text:p>
          </table:table-cell>
          <table:table-cell office:value-type="float" office:value="0" calcext:value-type="float">
            <text:p>0</text:p>
          </table:table-cell>
          <table:table-cell office:value-type="float" office:value="6.528" calcext:value-type="float">
            <text:p>6,528</text:p>
          </table:table-cell>
          <table:table-cell/>
          <table:table-cell office:value-type="float" office:value="7518.44566666667" calcext:value-type="float">
            <text:p>7518,4456666667</text:p>
          </table:table-cell>
          <table:table-cell office:value-type="float" office:value="0" calcext:value-type="float">
            <text:p>0</text:p>
          </table:table-cell>
          <table:table-cell office:value-type="float" office:value="4.82658333333333" calcext:value-type="float">
            <text:p>4,826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HEDNO_oikiakoi_10017</text:p>
          </table:table-cell>
          <table:table-cell office:value-type="string" calcext:value-type="string">
            <text:p>Κηφισιάς</text:p>
          </table:table-cell>
          <table:table-cell office:value-type="float" office:value="16392.8359999999" calcext:value-type="float">
            <text:p>16392,8359999999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1366.04133333333" calcext:value-type="float">
            <text:p>1366,0413333333</text:p>
          </table:table-cell>
          <table:table-cell office:value-type="float" office:value="0" calcext:value-type="float">
            <text:p>0</text:p>
          </table:table-cell>
          <table:table-cell office:value-type="float" office:value="3.438" calcext:value-type="float">
            <text:p>3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HEDNO_oikiakoi_10018</text:p>
          </table:table-cell>
          <table:table-cell office:value-type="string" calcext:value-type="string">
            <text:p>Κηφισιάς</text:p>
          </table:table-cell>
          <table:table-cell office:value-type="float" office:value="73044.2800000006" calcext:value-type="float">
            <text:p>73044,2800000006</text:p>
          </table:table-cell>
          <table:table-cell office:value-type="float" office:value="0" calcext:value-type="float">
            <text:p>0</text:p>
          </table:table-cell>
          <table:table-cell office:value-type="float" office:value="7.508" calcext:value-type="float">
            <text:p>7,508</text:p>
          </table:table-cell>
          <table:table-cell/>
          <table:table-cell office:value-type="float" office:value="6086.50500000001" calcext:value-type="float">
            <text:p>6086,505</text:p>
          </table:table-cell>
          <table:table-cell office:value-type="float" office:value="0" calcext:value-type="float">
            <text:p>0</text:p>
          </table:table-cell>
          <table:table-cell office:value-type="float" office:value="4.37766666666667" calcext:value-type="float">
            <text:p>4,37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HEDNO_oikiakoi_10019</text:p>
          </table:table-cell>
          <table:table-cell office:value-type="string" calcext:value-type="string">
            <text:p>Θηβών</text:p>
          </table:table-cell>
          <table:table-cell office:value-type="float" office:value="42063.7479999999" calcext:value-type="float">
            <text:p>42063,7479999999</text:p>
          </table:table-cell>
          <table:table-cell office:value-type="float" office:value="0" calcext:value-type="float">
            <text:p>0</text:p>
          </table:table-cell>
          <table:table-cell office:value-type="float" office:value="5.816" calcext:value-type="float">
            <text:p>5,816</text:p>
          </table:table-cell>
          <table:table-cell/>
          <table:table-cell office:value-type="float" office:value="3505.16633333333" calcext:value-type="float">
            <text:p>3505,1663333333</text:p>
          </table:table-cell>
          <table:table-cell office:value-type="float" office:value="0" calcext:value-type="float">
            <text:p>0</text:p>
          </table:table-cell>
          <table:table-cell office:value-type="float" office:value="4.61433333333333" calcext:value-type="float">
            <text:p>4,61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HEDNO_oikiakoi_10020</text:p>
          </table:table-cell>
          <table:table-cell office:value-type="string" calcext:value-type="string">
            <text:p>Γλυφάδας</text:p>
          </table:table-cell>
          <table:table-cell office:value-type="float" office:value="50897.4440000007" calcext:value-type="float">
            <text:p>50897,4440000007</text:p>
          </table:table-cell>
          <table:table-cell office:value-type="float" office:value="0" calcext:value-type="float">
            <text:p>0</text:p>
          </table:table-cell>
          <table:table-cell office:value-type="float" office:value="8.928" calcext:value-type="float">
            <text:p>8,928</text:p>
          </table:table-cell>
          <table:table-cell/>
          <table:table-cell office:value-type="float" office:value="4241.33466666666" calcext:value-type="float">
            <text:p>4241,3346666667</text:p>
          </table:table-cell>
          <table:table-cell office:value-type="float" office:value="0" calcext:value-type="float">
            <text:p>0</text:p>
          </table:table-cell>
          <table:table-cell office:value-type="float" office:value="4.14566666666667" calcext:value-type="float">
            <text:p>4,14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HEDNO_oikiakoi_10021</text:p>
          </table:table-cell>
          <table:table-cell office:value-type="string" calcext:value-type="string">
            <text:p>Γλυφάδας</text:p>
          </table:table-cell>
          <table:table-cell office:value-type="float" office:value="127186.588000001" calcext:value-type="float">
            <text:p>127186,588000001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,068</text:p>
          </table:table-cell>
          <table:table-cell/>
          <table:table-cell office:value-type="float" office:value="10598.2996666667" calcext:value-type="float">
            <text:p>10598,2996666667</text:p>
          </table:table-cell>
          <table:table-cell office:value-type="float" office:value="0" calcext:value-type="float">
            <text:p>0</text:p>
          </table:table-cell>
          <table:table-cell office:value-type="float" office:value="7.91033333333333" calcext:value-type="float">
            <text:p>7,91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HEDNO_oikiakoi_10022</text:p>
          </table:table-cell>
          <table:table-cell office:value-type="string" calcext:value-type="string">
            <text:p>Κηφισιάς</text:p>
          </table:table-cell>
          <table:table-cell office:value-type="float" office:value="9010.36799999997" calcext:value-type="float">
            <text:p>9010,368</text:p>
          </table:table-cell>
          <table:table-cell office:value-type="float" office:value="0" calcext:value-type="float">
            <text:p>0</text:p>
          </table:table-cell>
          <table:table-cell office:value-type="float" office:value="2.716" calcext:value-type="float">
            <text:p>2,716</text:p>
          </table:table-cell>
          <table:table-cell/>
          <table:table-cell office:value-type="float" office:value="750.827333333334" calcext:value-type="float">
            <text:p>750,8273333333</text:p>
          </table:table-cell>
          <table:table-cell office:value-type="float" office:value="0" calcext:value-type="float">
            <text:p>0</text:p>
          </table:table-cell>
          <table:table-cell office:value-type="float" office:value="1.15533333333333" calcext:value-type="float">
            <text:p>1,15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HEDNO_oikiakoi_10023</text:p>
          </table:table-cell>
          <table:table-cell office:value-type="string" calcext:value-type="string">
            <text:p>Κηφισιάς</text:p>
          </table:table-cell>
          <table:table-cell office:value-type="float" office:value="46915.6120000002" calcext:value-type="float">
            <text:p>46915,6120000002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/>
          <table:table-cell office:value-type="float" office:value="3909.495" calcext:value-type="float">
            <text:p>3909,495</text:p>
          </table:table-cell>
          <table:table-cell office:value-type="float" office:value="0" calcext:value-type="float">
            <text:p>0</text:p>
          </table:table-cell>
          <table:table-cell office:value-type="float" office:value="3.355" calcext:value-type="float">
            <text:p>3,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HEDNO_oikiakoi_10024</text:p>
          </table:table-cell>
          <table:table-cell office:value-type="string" calcext:value-type="string">
            <text:p>Κηφισιάς</text:p>
          </table:table-cell>
          <table:table-cell office:value-type="float" office:value="52943.7600000002" calcext:value-type="float">
            <text:p>52943,7600000002</text:p>
          </table:table-cell>
          <table:table-cell office:value-type="float" office:value="0" calcext:value-type="float">
            <text:p>0</text:p>
          </table:table-cell>
          <table:table-cell office:value-type="float" office:value="4.372" calcext:value-type="float">
            <text:p>4,372</text:p>
          </table:table-cell>
          <table:table-cell/>
          <table:table-cell office:value-type="float" office:value="4411.88366666667" calcext:value-type="float">
            <text:p>4411,8836666667</text:p>
          </table:table-cell>
          <table:table-cell office:value-type="float" office:value="0" calcext:value-type="float">
            <text:p>0</text:p>
          </table:table-cell>
          <table:table-cell office:value-type="float" office:value="3.42566666666667" calcext:value-type="float">
            <text:p>3,42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HEDNO_oikiakoi_10025</text:p>
          </table:table-cell>
          <table:table-cell office:value-type="string" calcext:value-type="string">
            <text:p>Κηφισιάς</text:p>
          </table:table-cell>
          <table:table-cell office:value-type="float" office:value="52832.3239999997" calcext:value-type="float">
            <text:p>52832,3239999997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,96</text:p>
          </table:table-cell>
          <table:table-cell/>
          <table:table-cell office:value-type="float" office:value="4402.46466666667" calcext:value-type="float">
            <text:p>4402,4646666667</text:p>
          </table:table-cell>
          <table:table-cell office:value-type="float" office:value="0" calcext:value-type="float">
            <text:p>0</text:p>
          </table:table-cell>
          <table:table-cell office:value-type="float" office:value="3.70866666666667" calcext:value-type="float">
            <text:p>3,70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HEDNO_oikiakoi_10026</text:p>
          </table:table-cell>
          <table:table-cell office:value-type="string" calcext:value-type="string">
            <text:p>Κομοτηνής</text:p>
          </table:table-cell>
          <table:table-cell office:value-type="float" office:value="21996.2320000002" calcext:value-type="float">
            <text:p>21996,2320000002</text:p>
          </table:table-cell>
          <table:table-cell office:value-type="float" office:value="0" calcext:value-type="float">
            <text:p>0</text:p>
          </table:table-cell>
          <table:table-cell office:value-type="float" office:value="3.928" calcext:value-type="float">
            <text:p>3,928</text:p>
          </table:table-cell>
          <table:table-cell/>
          <table:table-cell office:value-type="float" office:value="1832.84066666667" calcext:value-type="float">
            <text:p>1832,8406666667</text:p>
          </table:table-cell>
          <table:table-cell office:value-type="float" office:value="0" calcext:value-type="float">
            <text:p>0</text:p>
          </table:table-cell>
          <table:table-cell office:value-type="float" office:value="2.772" calcext:value-type="float">
            <text:p>2,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HEDNO_oikiakoi_10027</text:p>
          </table:table-cell>
          <table:table-cell office:value-type="string" calcext:value-type="string">
            <text:p>Πελ.Αχαρνών</text:p>
          </table:table-cell>
          <table:table-cell office:value-type="float" office:value="31553.1999999998" calcext:value-type="float">
            <text:p>31553,1999999998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629.23416666667" calcext:value-type="float">
            <text:p>2629,2341666667</text:p>
          </table:table-cell>
          <table:table-cell office:value-type="float" office:value="0" calcext:value-type="float">
            <text:p>0</text:p>
          </table:table-cell>
          <table:table-cell office:value-type="float" office:value="2.92416666666667" calcext:value-type="float">
            <text:p>2,924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HEDNO_oikiakoi_10028</text:p>
          </table:table-cell>
          <table:table-cell office:value-type="string" calcext:value-type="string">
            <text:p>Κηφισιάς</text:p>
          </table:table-cell>
          <table:table-cell office:value-type="float" office:value="68597.7880000001" calcext:value-type="float">
            <text:p>68597,7880000001</text:p>
          </table:table-cell>
          <table:table-cell office:value-type="float" office:value="0" calcext:value-type="float">
            <text:p>0</text:p>
          </table:table-cell>
          <table:table-cell office:value-type="float" office:value="8.412" calcext:value-type="float">
            <text:p>8,412</text:p>
          </table:table-cell>
          <table:table-cell/>
          <table:table-cell office:value-type="float" office:value="5716.233" calcext:value-type="float">
            <text:p>5716,233</text:p>
          </table:table-cell>
          <table:table-cell office:value-type="float" office:value="0" calcext:value-type="float">
            <text:p>0</text:p>
          </table:table-cell>
          <table:table-cell office:value-type="float" office:value="7.31666666666667" calcext:value-type="float">
            <text:p>7,3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HEDNO_oikiakoi_10029</text:p>
          </table:table-cell>
          <table:table-cell office:value-type="string" calcext:value-type="string">
            <text:p>Αθηνών</text:p>
          </table:table-cell>
          <table:table-cell office:value-type="float" office:value="62863.492" calcext:value-type="float">
            <text:p>62863,492</text:p>
          </table:table-cell>
          <table:table-cell office:value-type="float" office:value="0" calcext:value-type="float">
            <text:p>0</text:p>
          </table:table-cell>
          <table:table-cell office:value-type="float" office:value="9.544" calcext:value-type="float">
            <text:p>9,544</text:p>
          </table:table-cell>
          <table:table-cell/>
          <table:table-cell office:value-type="float" office:value="5238.55266666667" calcext:value-type="float">
            <text:p>5238,5526666667</text:p>
          </table:table-cell>
          <table:table-cell office:value-type="float" office:value="0" calcext:value-type="float">
            <text:p>0</text:p>
          </table:table-cell>
          <table:table-cell office:value-type="float" office:value="6.30266666666667" calcext:value-type="float">
            <text:p>6,30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HEDNO_oikiakoi_10030</text:p>
          </table:table-cell>
          <table:table-cell office:value-type="string" calcext:value-type="string">
            <text:p>Κηφισιάς</text:p>
          </table:table-cell>
          <table:table-cell office:value-type="float" office:value="25407.692" calcext:value-type="float">
            <text:p>25407,692</text:p>
          </table:table-cell>
          <table:table-cell office:value-type="float" office:value="0" calcext:value-type="float">
            <text:p>0</text:p>
          </table:table-cell>
          <table:table-cell office:value-type="float" office:value="4.892" calcext:value-type="float">
            <text:p>4,892</text:p>
          </table:table-cell>
          <table:table-cell/>
          <table:table-cell office:value-type="float" office:value="2117.26366666666" calcext:value-type="float">
            <text:p>2117,2636666667</text:p>
          </table:table-cell>
          <table:table-cell office:value-type="float" office:value="0" calcext:value-type="float">
            <text:p>0</text:p>
          </table:table-cell>
          <table:table-cell office:value-type="float" office:value="3.97366666666667" calcext:value-type="float">
            <text:p>3,97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HEDNO_oikiakoi_10031</text:p>
          </table:table-cell>
          <table:table-cell office:value-type="string" calcext:value-type="string">
            <text:p>Γλυφάδας</text:p>
          </table:table-cell>
          <table:table-cell office:value-type="float" office:value="13941.02" calcext:value-type="float">
            <text:p>13941,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/>
          <table:table-cell office:value-type="float" office:value="1161.63333333333" calcext:value-type="float">
            <text:p>1161,6333333333</text:p>
          </table:table-cell>
          <table:table-cell office:value-type="float" office:value="0" calcext:value-type="float">
            <text:p>0</text:p>
          </table:table-cell>
          <table:table-cell office:value-type="float" office:value="1.41933333333333" calcext:value-type="float">
            <text:p>1,41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HEDNO_oikiakoi_10032</text:p>
          </table:table-cell>
          <table:table-cell office:value-type="string" calcext:value-type="string">
            <text:p>Δράμας</text:p>
          </table:table-cell>
          <table:table-cell office:value-type="float" office:value="42691.7600000001" calcext:value-type="float">
            <text:p>42691,760000000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/>
          <table:table-cell office:value-type="float" office:value="3557.48333333333" calcext:value-type="float">
            <text:p>3557,4833333333</text:p>
          </table:table-cell>
          <table:table-cell office:value-type="float" office:value="0" calcext:value-type="float">
            <text:p>0</text:p>
          </table:table-cell>
          <table:table-cell office:value-type="float" office:value="3.43583333333333" calcext:value-type="float">
            <text:p>3,435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HEDNO_oikiakoi_10033</text:p>
          </table:table-cell>
          <table:table-cell office:value-type="string" calcext:value-type="string">
            <text:p>Γλυφάδας</text:p>
          </table:table-cell>
          <table:table-cell office:value-type="float" office:value="5673.44799999999" calcext:value-type="float">
            <text:p>5673,448</text:p>
          </table:table-cell>
          <table:table-cell office:value-type="float" office:value="0" calcext:value-type="float">
            <text:p>0</text:p>
          </table:table-cell>
          <table:table-cell office:value-type="float" office:value="6.752" calcext:value-type="float">
            <text:p>6,752</text:p>
          </table:table-cell>
          <table:table-cell/>
          <table:table-cell office:value-type="float" office:value="472.776333333335" calcext:value-type="float">
            <text:p>472,7763333333</text:p>
          </table:table-cell>
          <table:table-cell office:value-type="float" office:value="0" calcext:value-type="float">
            <text:p>0</text:p>
          </table:table-cell>
          <table:table-cell office:value-type="float" office:value="2.65333333333333" calcext:value-type="float">
            <text:p>2,6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HEDNO_oikiakoi_10034</text:p>
          </table:table-cell>
          <table:table-cell office:value-type="string" calcext:value-type="string">
            <text:p>Γλυφάδας</text:p>
          </table:table-cell>
          <table:table-cell office:value-type="float" office:value="75134.0120000001" calcext:value-type="float">
            <text:p>75134,0120000001</text:p>
          </table:table-cell>
          <table:table-cell office:value-type="float" office:value="0" calcext:value-type="float">
            <text:p>0</text:p>
          </table:table-cell>
          <table:table-cell office:value-type="float" office:value="20.904" calcext:value-type="float">
            <text:p>20,904</text:p>
          </table:table-cell>
          <table:table-cell/>
          <table:table-cell office:value-type="float" office:value="6260.89133333333" calcext:value-type="float">
            <text:p>6260,8913333333</text:p>
          </table:table-cell>
          <table:table-cell office:value-type="float" office:value="0" calcext:value-type="float">
            <text:p>0</text:p>
          </table:table-cell>
          <table:table-cell office:value-type="float" office:value="6.628" calcext:value-type="float">
            <text:p>6,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HEDNO_oikiakoi_10035</text:p>
          </table:table-cell>
          <table:table-cell office:value-type="string" calcext:value-type="string">
            <text:p>Κηφισιάς</text:p>
          </table:table-cell>
          <table:table-cell office:value-type="float" office:value="97603.963999999" calcext:value-type="float">
            <text:p>97603,96399999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8133.347" calcext:value-type="float">
            <text:p>8133,347</text:p>
          </table:table-cell>
          <table:table-cell office:value-type="float" office:value="0" calcext:value-type="float">
            <text:p>0</text:p>
          </table:table-cell>
          <table:table-cell office:value-type="float" office:value="5.962" calcext:value-type="float">
            <text:p>5,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HEDNO_oikiakoi_10036</text:p>
          </table:table-cell>
          <table:table-cell office:value-type="string" calcext:value-type="string">
            <text:p>Χαλανδρίου</text:p>
          </table:table-cell>
          <table:table-cell office:value-type="float" office:value="43877.68" calcext:value-type="float">
            <text:p>43877,68</text:p>
          </table:table-cell>
          <table:table-cell office:value-type="float" office:value="0" calcext:value-type="float">
            <text:p>0</text:p>
          </table:table-cell>
          <table:table-cell office:value-type="float" office:value="3.47" calcext:value-type="float">
            <text:p>3,47</text:p>
          </table:table-cell>
          <table:table-cell/>
          <table:table-cell office:value-type="float" office:value="3656.375" calcext:value-type="float">
            <text:p>3656,375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HEDNO_oikiakoi_10037</text:p>
          </table:table-cell>
          <table:table-cell office:value-type="string" calcext:value-type="string">
            <text:p>Αγ.Δημητρίου</text:p>
          </table:table-cell>
          <table:table-cell office:value-type="float" office:value="35856.82" calcext:value-type="float">
            <text:p>35856,82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/>
          <table:table-cell office:value-type="float" office:value="2987.835" calcext:value-type="float">
            <text:p>2987,835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HEDNO_oikiakoi_10038</text:p>
          </table:table-cell>
          <table:table-cell office:value-type="string" calcext:value-type="string">
            <text:p>Κηφισιάς</text:p>
          </table:table-cell>
          <table:table-cell office:value-type="float" office:value="96269.0400000001" calcext:value-type="float">
            <text:p>96269,0400000001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/>
          <table:table-cell office:value-type="float" office:value="8022.06" calcext:value-type="float">
            <text:p>8022,06</text:p>
          </table:table-cell>
          <table:table-cell office:value-type="float" office:value="0" calcext:value-type="float">
            <text:p>0</text:p>
          </table:table-cell>
          <table:table-cell office:value-type="float" office:value="6.70166666666667" calcext:value-type="float">
            <text:p>6,70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HEDNO_oikiakoi_10039</text:p>
          </table:table-cell>
          <table:table-cell office:value-type="string" calcext:value-type="string">
            <text:p>Κηφισιάς</text:p>
          </table:table-cell>
          <table:table-cell office:value-type="float" office:value="29367.17" calcext:value-type="float">
            <text:p>29367,17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,48</text:p>
          </table:table-cell>
          <table:table-cell/>
          <table:table-cell office:value-type="float" office:value="2447.09166666667" calcext:value-type="float">
            <text:p>2447,0916666667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HEDNO_oikiakoi_10040</text:p>
          </table:table-cell>
          <table:table-cell office:value-type="string" calcext:value-type="string">
            <text:p>Χαλανδρίου</text:p>
          </table:table-cell>
          <table:table-cell office:value-type="float" office:value="9254.15999999994" calcext:value-type="float">
            <text:p>9254,1599999999</text:p>
          </table:table-cell>
          <table:table-cell office:value-type="float" office:value="0" calcext:value-type="float">
            <text:p>0</text:p>
          </table:table-cell>
          <table:table-cell office:value-type="float" office:value="2.068" calcext:value-type="float">
            <text:p>2,068</text:p>
          </table:table-cell>
          <table:table-cell/>
          <table:table-cell office:value-type="float" office:value="771.164333333334" calcext:value-type="float">
            <text:p>771,1643333333</text:p>
          </table:table-cell>
          <table:table-cell office:value-type="float" office:value="0" calcext:value-type="float">
            <text:p>0</text:p>
          </table:table-cell>
          <table:table-cell office:value-type="float" office:value="1.62033333333333" calcext:value-type="float">
            <text:p>1,62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HEDNO_oikiakoi_10041</text:p>
          </table:table-cell>
          <table:table-cell office:value-type="string" calcext:value-type="string">
            <text:p>Σπάρτης</text:p>
          </table:table-cell>
          <table:table-cell office:value-type="float" office:value="268178.824000003" calcext:value-type="float">
            <text:p>268178,824000003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,16</text:p>
          </table:table-cell>
          <table:table-cell/>
          <table:table-cell office:value-type="float" office:value="22347.856" calcext:value-type="float">
            <text:p>22347,856</text:p>
          </table:table-cell>
          <table:table-cell office:value-type="float" office:value="0" calcext:value-type="float">
            <text:p>0</text:p>
          </table:table-cell>
          <table:table-cell office:value-type="float" office:value="28.969" calcext:value-type="float">
            <text:p>28,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HEDNO_oikiakoi_10042</text:p>
          </table:table-cell>
          <table:table-cell office:value-type="string" calcext:value-type="string">
            <text:p>Ναυπλίου</text:p>
          </table:table-cell>
          <table:table-cell office:value-type="float" office:value="14114.419999999" calcext:value-type="float">
            <text:p>14114,419999999</text:p>
          </table:table-cell>
          <table:table-cell office:value-type="float" office:value="0" calcext:value-type="float">
            <text:p>0</text:p>
          </table:table-cell>
          <table:table-cell office:value-type="float" office:value="6.168" calcext:value-type="float">
            <text:p>6,168</text:p>
          </table:table-cell>
          <table:table-cell/>
          <table:table-cell office:value-type="float" office:value="1176.19699999999" calcext:value-type="float">
            <text:p>1176,197</text:p>
          </table:table-cell>
          <table:table-cell office:value-type="float" office:value="0" calcext:value-type="float">
            <text:p>0</text:p>
          </table:table-cell>
          <table:table-cell office:value-type="float" office:value="3.677" calcext:value-type="float">
            <text:p>3,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HEDNO_oikiakoi_10043</text:p>
          </table:table-cell>
          <table:table-cell office:value-type="string" calcext:value-type="string">
            <text:p>Αθηνών</text:p>
          </table:table-cell>
          <table:table-cell office:value-type="float" office:value="65072.5159999999" calcext:value-type="float">
            <text:p>65072,515999999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422.451" calcext:value-type="float">
            <text:p>5422,451</text:p>
          </table:table-cell>
          <table:table-cell office:value-type="float" office:value="0" calcext:value-type="float">
            <text:p>0</text:p>
          </table:table-cell>
          <table:table-cell office:value-type="float" office:value="5.80833333333333" calcext:value-type="float">
            <text:p>5,80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HEDNO_oikiakoi_10044</text:p>
          </table:table-cell>
          <table:table-cell office:value-type="string" calcext:value-type="string">
            <text:p>Χίου</text:p>
          </table:table-cell>
          <table:table-cell office:value-type="float" office:value="112002.64" calcext:value-type="float">
            <text:p>112002,6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/>
          <table:table-cell office:value-type="float" office:value="9333.15416666667" calcext:value-type="float">
            <text:p>9333,1541666667</text:p>
          </table:table-cell>
          <table:table-cell office:value-type="float" office:value="0" calcext:value-type="float">
            <text:p>0</text:p>
          </table:table-cell>
          <table:table-cell office:value-type="float" office:value="7.85583333333333" calcext:value-type="float">
            <text:p>7,855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HEDNO_oikiakoi_10045</text:p>
          </table:table-cell>
          <table:table-cell office:value-type="string" calcext:value-type="string">
            <text:p>Αθηνών</text:p>
          </table:table-cell>
          <table:table-cell office:value-type="float" office:value="20058.3999999999" calcext:value-type="float">
            <text:p>20058,3999999999</text:p>
          </table:table-cell>
          <table:table-cell office:value-type="float" office:value="0" calcext:value-type="float">
            <text:p>0</text:p>
          </table:table-cell>
          <table:table-cell office:value-type="float" office:value="4.472" calcext:value-type="float">
            <text:p>4,472</text:p>
          </table:table-cell>
          <table:table-cell/>
          <table:table-cell office:value-type="float" office:value="1671.49633333333" calcext:value-type="float">
            <text:p>1671,4963333333</text:p>
          </table:table-cell>
          <table:table-cell office:value-type="float" office:value="0" calcext:value-type="float">
            <text:p>0</text:p>
          </table:table-cell>
          <table:table-cell office:value-type="float" office:value="3.05466666666667" calcext:value-type="float">
            <text:p>3,05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HEDNO_oikiakoi_10046</text:p>
          </table:table-cell>
          <table:table-cell office:value-type="string" calcext:value-type="string">
            <text:p>Αταλάντης</text:p>
          </table:table-cell>
          <table:table-cell office:value-type="float" office:value="63257.2880000001" calcext:value-type="float">
            <text:p>63257,2880000001</text:p>
          </table:table-cell>
          <table:table-cell office:value-type="float" office:value="0" calcext:value-type="float">
            <text:p>0</text:p>
          </table:table-cell>
          <table:table-cell office:value-type="float" office:value="23.304" calcext:value-type="float">
            <text:p>23,304</text:p>
          </table:table-cell>
          <table:table-cell/>
          <table:table-cell office:value-type="float" office:value="5271.338" calcext:value-type="float">
            <text:p>5271,338</text:p>
          </table:table-cell>
          <table:table-cell office:value-type="float" office:value="0" calcext:value-type="float">
            <text:p>0</text:p>
          </table:table-cell>
          <table:table-cell office:value-type="float" office:value="8.606" calcext:value-type="float">
            <text:p>8,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HEDNO_oikiakoi_10047</text:p>
          </table:table-cell>
          <table:table-cell office:value-type="string" calcext:value-type="string">
            <text:p>Γλυφάδας</text:p>
          </table:table-cell>
          <table:table-cell office:value-type="float" office:value="88215.6159999997" calcext:value-type="float">
            <text:p>88215,6159999997</text:p>
          </table:table-cell>
          <table:table-cell office:value-type="float" office:value="0" calcext:value-type="float">
            <text:p>0</text:p>
          </table:table-cell>
          <table:table-cell office:value-type="float" office:value="10.076" calcext:value-type="float">
            <text:p>10,076</text:p>
          </table:table-cell>
          <table:table-cell/>
          <table:table-cell office:value-type="float" office:value="7351.245" calcext:value-type="float">
            <text:p>7351,245</text:p>
          </table:table-cell>
          <table:table-cell office:value-type="float" office:value="0" calcext:value-type="float">
            <text:p>0</text:p>
          </table:table-cell>
          <table:table-cell office:value-type="float" office:value="6.615" calcext:value-type="float">
            <text:p>6,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HEDNO_oikiakoi_10048</text:p>
          </table:table-cell>
          <table:table-cell office:value-type="string" calcext:value-type="string">
            <text:p>Γλυφάδας</text:p>
          </table:table-cell>
          <table:table-cell office:value-type="float" office:value="26175.1680000003" calcext:value-type="float">
            <text:p>26175,1680000003</text:p>
          </table:table-cell>
          <table:table-cell office:value-type="float" office:value="0" calcext:value-type="float">
            <text:p>0</text:p>
          </table:table-cell>
          <table:table-cell office:value-type="float" office:value="5.284" calcext:value-type="float">
            <text:p>5,284</text:p>
          </table:table-cell>
          <table:table-cell/>
          <table:table-cell office:value-type="float" office:value="2181.21666666667" calcext:value-type="float">
            <text:p>2181,2166666667</text:p>
          </table:table-cell>
          <table:table-cell office:value-type="float" office:value="0" calcext:value-type="float">
            <text:p>0</text:p>
          </table:table-cell>
          <table:table-cell office:value-type="float" office:value="3.612" calcext:value-type="float">
            <text:p>3,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HEDNO_oikiakoi_10049</text:p>
          </table:table-cell>
          <table:table-cell office:value-type="string" calcext:value-type="string">
            <text:p>Αγρινίου</text:p>
          </table:table-cell>
          <table:table-cell office:value-type="float" office:value="16245.9999999993" calcext:value-type="float">
            <text:p>16245,9999999993</text:p>
          </table:table-cell>
          <table:table-cell office:value-type="float" office:value="0" calcext:value-type="float">
            <text:p>0</text:p>
          </table:table-cell>
          <table:table-cell office:value-type="float" office:value="11.084" calcext:value-type="float">
            <text:p>11,084</text:p>
          </table:table-cell>
          <table:table-cell/>
          <table:table-cell office:value-type="float" office:value="1353.83033333334" calcext:value-type="float">
            <text:p>1353,8303333333</text:p>
          </table:table-cell>
          <table:table-cell office:value-type="float" office:value="0" calcext:value-type="float">
            <text:p>0</text:p>
          </table:table-cell>
          <table:table-cell office:value-type="float" office:value="3.32033333333333" calcext:value-type="float">
            <text:p>3,32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HEDNO_oikiakoi_10050</text:p>
          </table:table-cell>
          <table:table-cell office:value-type="string" calcext:value-type="string">
            <text:p>Χαλανδρίου</text:p>
          </table:table-cell>
          <table:table-cell office:value-type="float" office:value="54442.616" calcext:value-type="float">
            <text:p>54442,616</text:p>
          </table:table-cell>
          <table:table-cell office:value-type="float" office:value="0" calcext:value-type="float">
            <text:p>0</text:p>
          </table:table-cell>
          <table:table-cell office:value-type="float" office:value="10.008" calcext:value-type="float">
            <text:p>10,008</text:p>
          </table:table-cell>
          <table:table-cell/>
          <table:table-cell office:value-type="float" office:value="4536.794" calcext:value-type="float">
            <text:p>4536,794</text:p>
          </table:table-cell>
          <table:table-cell office:value-type="float" office:value="0" calcext:value-type="float">
            <text:p>0</text:p>
          </table:table-cell>
          <table:table-cell office:value-type="float" office:value="5.01633333333333" calcext:value-type="float">
            <text:p>5,01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HEDNO_photovoltaika_MV_1100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31185.559999999" calcext:value-type="float">
            <text:p>331185,559999999</text:p>
          </table:table-cell>
          <table:table-cell/>
          <table:table-cell office:value-type="float" office:value="55.16" calcext:value-type="float">
            <text:p>55,16</text:p>
          </table:table-cell>
          <table:table-cell office:value-type="float" office:value="0" calcext:value-type="float">
            <text:p>0</text:p>
          </table:table-cell>
          <table:table-cell office:value-type="float" office:value="27598.7966666667" calcext:value-type="float">
            <text:p>27598,7966666667</text:p>
          </table:table-cell>
          <table:table-cell office:value-type="float" office:value="0" calcext:value-type="float">
            <text:p>0</text:p>
          </table:table-cell>
          <table:table-cell office:value-type="float" office:value="44.66" calcext:value-type="float">
            <text:p>44,66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HEDNO_photovoltaika_MV_1100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05412.400000002" calcext:value-type="float">
            <text:p>605412,400000002</text:p>
          </table:table-cell>
          <table:table-cell/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50451.0333333333" calcext:value-type="float">
            <text:p>50451,0333333333</text:p>
          </table:table-cell>
          <table:table-cell office:value-type="float" office:value="0" calcext:value-type="float">
            <text:p>0</text:p>
          </table:table-cell>
          <table:table-cell office:value-type="float" office:value="81.0666666666667" calcext:value-type="float">
            <text:p>81,0666666667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HEDNO_photovoltaika_MV_1100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58947.999999999" calcext:value-type="float">
            <text:p>458947,999999999</text:p>
          </table:table-cell>
          <table:table-cell/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38245.6666666667" calcext:value-type="float">
            <text:p>38245,6666666667</text:p>
          </table:table-cell>
          <table:table-cell office:value-type="float" office:value="0" calcext:value-type="float">
            <text:p>0</text:p>
          </table:table-cell>
          <table:table-cell office:value-type="float" office:value="61.2333333333333" calcext:value-type="float">
            <text:p>61,2333333333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string" calcext:value-type="string">
            <text:p>HEDNO_photovoltaika_MV_1100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14570.200000001" calcext:value-type="float">
            <text:p>214570,200000001</text:p>
          </table:table-cell>
          <table:table-cell/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17880.85" calcext:value-type="float">
            <text:p>17880,85</text:p>
          </table:table-cell>
          <table:table-cell office:value-type="float" office:value="0" calcext:value-type="float">
            <text:p>0</text:p>
          </table:table-cell>
          <table:table-cell office:value-type="float" office:value="30.5333333333333" calcext:value-type="float">
            <text:p>30,5333333333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string" calcext:value-type="string">
            <text:p>HEDNO_photovoltaika_MV_1100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95195" calcext:value-type="float">
            <text:p>1395195</text:p>
          </table:table-cell>
          <table:table-cell/>
          <table:table-cell office:value-type="float" office:value="237.3" calcext:value-type="float">
            <text:p>237,3</text:p>
          </table:table-cell>
          <table:table-cell office:value-type="float" office:value="0" calcext:value-type="float">
            <text:p>0</text:p>
          </table:table-cell>
          <table:table-cell office:value-type="float" office:value="116266.25" calcext:value-type="float">
            <text:p>116266,25</text:p>
          </table:table-cell>
          <table:table-cell office:value-type="float" office:value="0" calcext:value-type="float">
            <text:p>0</text:p>
          </table:table-cell>
          <table:table-cell office:value-type="float" office:value="191.175" calcext:value-type="float">
            <text:p>191,175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HEDNO_photovoltaika_MV_1100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768042.70000001" calcext:value-type="float">
            <text:p>2768042,70000001</text:p>
          </table:table-cell>
          <table:table-cell/>
          <table:table-cell office:value-type="float" office:value="452.94" calcext:value-type="float">
            <text:p>452,94</text:p>
          </table:table-cell>
          <table:table-cell office:value-type="float" office:value="0" calcext:value-type="float">
            <text:p>0</text:p>
          </table:table-cell>
          <table:table-cell office:value-type="float" office:value="230670.225" calcext:value-type="float">
            <text:p>230670,225</text:p>
          </table:table-cell>
          <table:table-cell office:value-type="float" office:value="0" calcext:value-type="float">
            <text:p>0</text:p>
          </table:table-cell>
          <table:table-cell office:value-type="float" office:value="383.06" calcext:value-type="float">
            <text:p>383,06</text:p>
          </table:table-cell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HEDNO_photovoltaika_MV_1100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985442.699999998" calcext:value-type="float">
            <text:p>985442,699999998</text:p>
          </table:table-cell>
          <table:table-cell/>
          <table:table-cell office:value-type="float" office:value="213.9" calcext:value-type="float">
            <text:p>213,9</text:p>
          </table:table-cell>
          <table:table-cell office:value-type="float" office:value="0" calcext:value-type="float">
            <text:p>0</text:p>
          </table:table-cell>
          <table:table-cell office:value-type="float" office:value="82120.225" calcext:value-type="float">
            <text:p>82120,225</text:p>
          </table:table-cell>
          <table:table-cell office:value-type="float" office:value="0" calcext:value-type="float">
            <text:p>0</text:p>
          </table:table-cell>
          <table:table-cell office:value-type="float" office:value="170.925" calcext:value-type="float">
            <text:p>170,925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HEDNO_photovoltaika_MV_1100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08775.200000001" calcext:value-type="float">
            <text:p>308775,200000001</text:p>
          </table:table-cell>
          <table:table-cell/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25731.2666666667" calcext:value-type="float">
            <text:p>25731,2666666667</text:p>
          </table:table-cell>
          <table:table-cell office:value-type="float" office:value="0" calcext:value-type="float">
            <text:p>0</text:p>
          </table:table-cell>
          <table:table-cell office:value-type="float" office:value="42.1666666666667" calcext:value-type="float">
            <text:p>42,1666666667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string" calcext:value-type="string">
            <text:p>HEDNO_photovoltaika_MV_1100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92642.899999999" calcext:value-type="float">
            <text:p>792642,89999999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66053.575" calcext:value-type="float">
            <text:p>66053,575</text:p>
          </table:table-cell>
          <table:table-cell office:value-type="float" office:value="0" calcext:value-type="float">
            <text:p>0</text:p>
          </table:table-cell>
          <table:table-cell office:value-type="float" office:value="114.25" calcext:value-type="float">
            <text:p>114,25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string" calcext:value-type="string">
            <text:p>HEDNO_photovoltaika_MV_1101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48995.400000002" calcext:value-type="float">
            <text:p>448995,400000002</text:p>
          </table:table-cell>
          <table:table-cell/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37416.2833333333" calcext:value-type="float">
            <text:p>37416,2833333333</text:p>
          </table:table-cell>
          <table:table-cell office:value-type="float" office:value="0" calcext:value-type="float">
            <text:p>0</text:p>
          </table:table-cell>
          <table:table-cell office:value-type="float" office:value="60.6166666666667" calcext:value-type="float">
            <text:p>60,6166666667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string" calcext:value-type="string">
            <text:p>HEDNO_photovoltaika_MV_1101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88374.8" calcext:value-type="float">
            <text:p>788374,8</text:p>
          </table:table-cell>
          <table:table-cell/>
          <table:table-cell office:value-type="float" office:value="127.5" calcext:value-type="float">
            <text:p>127,5</text:p>
          </table:table-cell>
          <table:table-cell office:value-type="float" office:value="0" calcext:value-type="float">
            <text:p>0</text:p>
          </table:table-cell>
          <table:table-cell office:value-type="float" office:value="65697.9" calcext:value-type="float">
            <text:p>65697,9</text:p>
          </table:table-cell>
          <table:table-cell office:value-type="float" office:value="0" calcext:value-type="float">
            <text:p>0</text:p>
          </table:table-cell>
          <table:table-cell office:value-type="float" office:value="102.675" calcext:value-type="float">
            <text:p>102,675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string" calcext:value-type="string">
            <text:p>HEDNO_photovoltaika_MV_1101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47637.800000002" calcext:value-type="float">
            <text:p>247637,80000000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636.4833333333" calcext:value-type="float">
            <text:p>20636,4833333333</text:p>
          </table:table-cell>
          <table:table-cell office:value-type="float" office:value="0" calcext:value-type="float">
            <text:p>0</text:p>
          </table:table-cell>
          <table:table-cell office:value-type="float" office:value="30.9833333333333" calcext:value-type="float">
            <text:p>30,9833333333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string" calcext:value-type="string">
            <text:p>HEDNO_photovoltaika_MV_1101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09560.900000001" calcext:value-type="float">
            <text:p>409560,900000001</text:p>
          </table:table-cell>
          <table:table-cell/>
          <table:table-cell office:value-type="float" office:value="68.2" calcext:value-type="float">
            <text:p>68,2</text:p>
          </table:table-cell>
          <table:table-cell office:value-type="float" office:value="0" calcext:value-type="float">
            <text:p>0</text:p>
          </table:table-cell>
          <table:table-cell office:value-type="float" office:value="34130.075" calcext:value-type="float">
            <text:p>34130,075</text:p>
          </table:table-cell>
          <table:table-cell office:value-type="float" office:value="0" calcext:value-type="float">
            <text:p>0</text:p>
          </table:table-cell>
          <table:table-cell office:value-type="float" office:value="55.3916666666667" calcext:value-type="float">
            <text:p>55,3916666667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HEDNO_photovoltaika_MV_1101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32764.599999998" calcext:value-type="float">
            <text:p>532764,599999998</text:p>
          </table:table-cell>
          <table:table-cell/>
          <table:table-cell office:value-type="float" office:value="101.4" calcext:value-type="float">
            <text:p>101,4</text:p>
          </table:table-cell>
          <table:table-cell office:value-type="float" office:value="0" calcext:value-type="float">
            <text:p>0</text:p>
          </table:table-cell>
          <table:table-cell office:value-type="float" office:value="44397.05" calcext:value-type="float">
            <text:p>44397,05</text:p>
          </table:table-cell>
          <table:table-cell office:value-type="float" office:value="0" calcext:value-type="float">
            <text:p>0</text:p>
          </table:table-cell>
          <table:table-cell office:value-type="float" office:value="85.425" calcext:value-type="float">
            <text:p>85,425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HEDNO_photovoltaika_MV_1101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03849.200000005" calcext:value-type="float">
            <text:p>703849,200000005</text:p>
          </table:table-cell>
          <table:table-cell/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58654.1" calcext:value-type="float">
            <text:p>58654,1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HEDNO_photovoltaika_MV_1101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25083.200000002" calcext:value-type="float">
            <text:p>725083,200000002</text:p>
          </table:table-cell>
          <table:table-cell/>
          <table:table-cell office:value-type="float" office:value="120.8" calcext:value-type="float">
            <text:p>120,8</text:p>
          </table:table-cell>
          <table:table-cell office:value-type="float" office:value="0" calcext:value-type="float">
            <text:p>0</text:p>
          </table:table-cell>
          <table:table-cell office:value-type="float" office:value="60423.6" calcext:value-type="float">
            <text:p>60423,6</text:p>
          </table:table-cell>
          <table:table-cell office:value-type="float" office:value="0" calcext:value-type="float">
            <text:p>0</text:p>
          </table:table-cell>
          <table:table-cell office:value-type="float" office:value="98.1166666666667" calcext:value-type="float">
            <text:p>98,1166666667</text:p>
          </table:table-cell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HEDNO_photovoltaika_MV_1101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20885.179999917" calcext:value-type="float">
            <text:p>820885,179999917</text:p>
          </table:table-cell>
          <table:table-cell/>
          <table:table-cell office:value-type="float" office:value="135.28" calcext:value-type="float">
            <text:p>135,28</text:p>
          </table:table-cell>
          <table:table-cell office:value-type="float" office:value="0" calcext:value-type="float">
            <text:p>0</text:p>
          </table:table-cell>
          <table:table-cell office:value-type="float" office:value="68407.0900000003" calcext:value-type="float">
            <text:p>68407,090000000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HEDNO_photovoltaika_MV_1101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10460.19999999" calcext:value-type="float">
            <text:p>1410460,19999999</text:p>
          </table:table-cell>
          <table:table-cell/>
          <table:table-cell office:value-type="float" office:value="239.1" calcext:value-type="float">
            <text:p>239,1</text:p>
          </table:table-cell>
          <table:table-cell office:value-type="float" office:value="0" calcext:value-type="float">
            <text:p>0</text:p>
          </table:table-cell>
          <table:table-cell office:value-type="float" office:value="117538.35" calcext:value-type="float">
            <text:p>117538,35</text:p>
          </table:table-cell>
          <table:table-cell office:value-type="float" office:value="0" calcext:value-type="float">
            <text:p>0</text:p>
          </table:table-cell>
          <table:table-cell office:value-type="float" office:value="187.85" calcext:value-type="float">
            <text:p>187,85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HEDNO_photovoltaika_MV_1101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39525.480000004" calcext:value-type="float">
            <text:p>639525,480000004</text:p>
          </table:table-cell>
          <table:table-cell/>
          <table:table-cell office:value-type="float" office:value="101.55" calcext:value-type="float">
            <text:p>101,55</text:p>
          </table:table-cell>
          <table:table-cell office:value-type="float" office:value="0" calcext:value-type="float">
            <text:p>0</text:p>
          </table:table-cell>
          <table:table-cell office:value-type="float" office:value="53293.79" calcext:value-type="float">
            <text:p>53293,79</text:p>
          </table:table-cell>
          <table:table-cell office:value-type="float" office:value="0" calcext:value-type="float">
            <text:p>0</text:p>
          </table:table-cell>
          <table:table-cell office:value-type="float" office:value="85.865" calcext:value-type="float">
            <text:p>85,865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HEDNO_photovoltaika_MV_1102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52219.500000002" calcext:value-type="float">
            <text:p>752219,500000002</text:p>
          </table:table-cell>
          <table:table-cell/>
          <table:table-cell office:value-type="float" office:value="125.74" calcext:value-type="float">
            <text:p>125,74</text:p>
          </table:table-cell>
          <table:table-cell office:value-type="float" office:value="0" calcext:value-type="float">
            <text:p>0</text:p>
          </table:table-cell>
          <table:table-cell office:value-type="float" office:value="62684.9583333333" calcext:value-type="float">
            <text:p>62684,9583333333</text:p>
          </table:table-cell>
          <table:table-cell office:value-type="float" office:value="0" calcext:value-type="float">
            <text:p>0</text:p>
          </table:table-cell>
          <table:table-cell office:value-type="float" office:value="106.681666666667" calcext:value-type="float">
            <text:p>106,6816666667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HEDNO_photovoltaika_MV_1102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172603.1" calcext:value-type="float">
            <text:p>1172603,1</text:p>
          </table:table-cell>
          <table:table-cell/>
          <table:table-cell office:value-type="float" office:value="210.6" calcext:value-type="float">
            <text:p>210,6</text:p>
          </table:table-cell>
          <table:table-cell office:value-type="float" office:value="0" calcext:value-type="float">
            <text:p>0</text:p>
          </table:table-cell>
          <table:table-cell office:value-type="float" office:value="97716.925" calcext:value-type="float">
            <text:p>97716,925</text:p>
          </table:table-cell>
          <table:table-cell office:value-type="float" office:value="0" calcext:value-type="float">
            <text:p>0</text:p>
          </table:table-cell>
          <table:table-cell office:value-type="float" office:value="162.35" calcext:value-type="float">
            <text:p>162,35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HEDNO_photovoltaika_MV_1102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97366.9" calcext:value-type="float">
            <text:p>397366,9</text:p>
          </table:table-cell>
          <table:table-cell/>
          <table:table-cell office:value-type="float" office:value="61.2" calcext:value-type="float">
            <text:p>61,2</text:p>
          </table:table-cell>
          <table:table-cell office:value-type="float" office:value="0" calcext:value-type="float">
            <text:p>0</text:p>
          </table:table-cell>
          <table:table-cell office:value-type="float" office:value="33113.9083333333" calcext:value-type="float">
            <text:p>33113,9083333333</text:p>
          </table:table-cell>
          <table:table-cell office:value-type="float" office:value="0" calcext:value-type="float">
            <text:p>0</text:p>
          </table:table-cell>
          <table:table-cell office:value-type="float" office:value="54.2333333333333" calcext:value-type="float">
            <text:p>54,2333333333</text:p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string" calcext:value-type="string">
            <text:p>HEDNO_photovoltaika_MV_1102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98432.600000001" calcext:value-type="float">
            <text:p>798432,600000001</text:p>
          </table:table-cell>
          <table:table-cell/>
          <table:table-cell office:value-type="float" office:value="121.8" calcext:value-type="float">
            <text:p>121,8</text:p>
          </table:table-cell>
          <table:table-cell office:value-type="float" office:value="0" calcext:value-type="float">
            <text:p>0</text:p>
          </table:table-cell>
          <table:table-cell office:value-type="float" office:value="66536.0500000001" calcext:value-type="float">
            <text:p>66536,0500000001</text:p>
          </table:table-cell>
          <table:table-cell office:value-type="float" office:value="0" calcext:value-type="float">
            <text:p>0</text:p>
          </table:table-cell>
          <table:table-cell office:value-type="float" office:value="111.366666666667" calcext:value-type="float">
            <text:p>111,3666666667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HEDNO_photovoltaika_MV_1102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80096.200000001" calcext:value-type="float">
            <text:p>580096,200000001</text:p>
          </table:table-cell>
          <table:table-cell/>
          <table:table-cell office:value-type="float" office:value="93.6" calcext:value-type="float">
            <text:p>93,6</text:p>
          </table:table-cell>
          <table:table-cell office:value-type="float" office:value="0" calcext:value-type="float">
            <text:p>0</text:p>
          </table:table-cell>
          <table:table-cell office:value-type="float" office:value="48341.35" calcext:value-type="float">
            <text:p>48341,35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,4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HEDNO_photovoltaika_MV_1102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05601" calcext:value-type="float">
            <text:p>1205601</text:p>
          </table:table-cell>
          <table:table-cell/>
          <table:table-cell office:value-type="float" office:value="193.2" calcext:value-type="float">
            <text:p>193,2</text:p>
          </table:table-cell>
          <table:table-cell office:value-type="float" office:value="0" calcext:value-type="float">
            <text:p>0</text:p>
          </table:table-cell>
          <table:table-cell office:value-type="float" office:value="100466.75" calcext:value-type="float">
            <text:p>100466,7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string" calcext:value-type="string">
            <text:p>HEDNO_photovoltaika_MV_1102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125495.30000001" calcext:value-type="float">
            <text:p>1125495,30000001</text:p>
          </table:table-cell>
          <table:table-cell/>
          <table:table-cell office:value-type="float" office:value="233.1" calcext:value-type="float">
            <text:p>233,1</text:p>
          </table:table-cell>
          <table:table-cell office:value-type="float" office:value="0" calcext:value-type="float">
            <text:p>0</text:p>
          </table:table-cell>
          <table:table-cell office:value-type="float" office:value="93791.275" calcext:value-type="float">
            <text:p>93791,275</text:p>
          </table:table-cell>
          <table:table-cell office:value-type="float" office:value="0" calcext:value-type="float">
            <text:p>0</text:p>
          </table:table-cell>
          <table:table-cell office:value-type="float" office:value="183.3" calcext:value-type="float">
            <text:p>183,3</text:p>
          </table:table-cell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HEDNO_photovoltaika_MV_1102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927373.199999998" calcext:value-type="float">
            <text:p>927373,199999998</text:p>
          </table:table-cell>
          <table:table-cell/>
          <table:table-cell office:value-type="float" office:value="137.6" calcext:value-type="float">
            <text:p>137,6</text:p>
          </table:table-cell>
          <table:table-cell office:value-type="float" office:value="0" calcext:value-type="float">
            <text:p>0</text:p>
          </table:table-cell>
          <table:table-cell office:value-type="float" office:value="77281.1" calcext:value-type="float">
            <text:p>77281,1</text:p>
          </table:table-cell>
          <table:table-cell office:value-type="float" office:value="0" calcext:value-type="float">
            <text:p>0</text:p>
          </table:table-cell>
          <table:table-cell office:value-type="float" office:value="121.95" calcext:value-type="float">
            <text:p>121,95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HEDNO_photovoltaika_MV_1102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57768.09999999" calcext:value-type="float">
            <text:p>1457768,09999999</text:p>
          </table:table-cell>
          <table:table-cell/>
          <table:table-cell office:value-type="float" office:value="217.5" calcext:value-type="float">
            <text:p>217,5</text:p>
          </table:table-cell>
          <table:table-cell office:value-type="float" office:value="0" calcext:value-type="float">
            <text:p>0</text:p>
          </table:table-cell>
          <table:table-cell office:value-type="float" office:value="121480.675" calcext:value-type="float">
            <text:p>121480,675</text:p>
          </table:table-cell>
          <table:table-cell office:value-type="float" office:value="0" calcext:value-type="float">
            <text:p>0</text:p>
          </table:table-cell>
          <table:table-cell office:value-type="float" office:value="189.075" calcext:value-type="float">
            <text:p>189,075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HEDNO_photovoltaika_MV_1102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25952.000000005" calcext:value-type="float">
            <text:p>825952,000000005</text:p>
          </table:table-cell>
          <table:table-cell/>
          <table:table-cell office:value-type="float" office:value="122.6" calcext:value-type="float">
            <text:p>122,6</text:p>
          </table:table-cell>
          <table:table-cell office:value-type="float" office:value="0" calcext:value-type="float">
            <text:p>0</text:p>
          </table:table-cell>
          <table:table-cell office:value-type="float" office:value="68829.3333333333" calcext:value-type="float">
            <text:p>68829,3333333333</text:p>
          </table:table-cell>
          <table:table-cell office:value-type="float" office:value="0" calcext:value-type="float">
            <text:p>0</text:p>
          </table:table-cell>
          <table:table-cell office:value-type="float" office:value="111.816666666667" calcext:value-type="float">
            <text:p>111,8166666667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string" calcext:value-type="string">
            <text:p>HEDNO_photovoltaika_MV_1103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036229.1" calcext:value-type="float">
            <text:p>1036229,1</text:p>
          </table:table-cell>
          <table:table-cell/>
          <table:table-cell office:value-type="float" office:value="187.8" calcext:value-type="float">
            <text:p>187,8</text:p>
          </table:table-cell>
          <table:table-cell office:value-type="float" office:value="0" calcext:value-type="float">
            <text:p>0</text:p>
          </table:table-cell>
          <table:table-cell office:value-type="float" office:value="86352.425" calcext:value-type="float">
            <text:p>86352,42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HEDNO_photovoltaika_MV_1103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54814.000000008" calcext:value-type="float">
            <text:p>754814,000000008</text:p>
          </table:table-cell>
          <table:table-cell/>
          <table:table-cell office:value-type="float" office:value="123.2" calcext:value-type="float">
            <text:p>123,2</text:p>
          </table:table-cell>
          <table:table-cell office:value-type="float" office:value="0" calcext:value-type="float">
            <text:p>0</text:p>
          </table:table-cell>
          <table:table-cell office:value-type="float" office:value="62901.1666666667" calcext:value-type="float">
            <text:p>62901,1666666667</text:p>
          </table:table-cell>
          <table:table-cell office:value-type="float" office:value="0" calcext:value-type="float">
            <text:p>0</text:p>
          </table:table-cell>
          <table:table-cell office:value-type="float" office:value="102.033333333333" calcext:value-type="float">
            <text:p>102,0333333333</text:p>
          </table:table-cell>
        </table:table-row>
        <table:table-row table:style-name="ro1">
          <table:table-cell office:value-type="float" office:value="11032" calcext:value-type="float">
            <text:p>11032</text:p>
          </table:table-cell>
          <table:table-cell office:value-type="string" calcext:value-type="string">
            <text:p>HEDNO_photovoltaika_MV_1103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13363.10000001" calcext:value-type="float">
            <text:p>1313363,10000001</text:p>
          </table:table-cell>
          <table:table-cell/>
          <table:table-cell office:value-type="float" office:value="215.1" calcext:value-type="float">
            <text:p>215,1</text:p>
          </table:table-cell>
          <table:table-cell office:value-type="float" office:value="0" calcext:value-type="float">
            <text:p>0</text:p>
          </table:table-cell>
          <table:table-cell office:value-type="float" office:value="109446.925" calcext:value-type="float">
            <text:p>109446,925</text:p>
          </table:table-cell>
          <table:table-cell office:value-type="float" office:value="0" calcext:value-type="float">
            <text:p>0</text:p>
          </table:table-cell>
          <table:table-cell office:value-type="float" office:value="175.475" calcext:value-type="float">
            <text:p>175,475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HEDNO_photovoltaika_MV_1103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33336.399999997" calcext:value-type="float">
            <text:p>733336,39999999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111.3666666667" calcext:value-type="float">
            <text:p>61111,3666666667</text:p>
          </table:table-cell>
          <table:table-cell office:value-type="float" office:value="0" calcext:value-type="float">
            <text:p>0</text:p>
          </table:table-cell>
          <table:table-cell office:value-type="float" office:value="107.233333333333" calcext:value-type="float">
            <text:p>107,2333333333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HEDNO_photovoltaika_MV_1103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65838.800000001" calcext:value-type="float">
            <text:p>765838,800000001</text:p>
          </table:table-cell>
          <table:table-cell/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63819.9" calcext:value-type="float">
            <text:p>63819,9</text:p>
          </table:table-cell>
          <table:table-cell office:value-type="float" office:value="0" calcext:value-type="float">
            <text:p>0</text:p>
          </table:table-cell>
          <table:table-cell office:value-type="float" office:value="110.475" calcext:value-type="float">
            <text:p>110,475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HEDNO_photovoltaika_MV_1103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67815.3" calcext:value-type="float">
            <text:p>1267815,3</text:p>
          </table:table-cell>
          <table:table-cell/>
          <table:table-cell office:value-type="float" office:value="224.1" calcext:value-type="float">
            <text:p>224,1</text:p>
          </table:table-cell>
          <table:table-cell office:value-type="float" office:value="0" calcext:value-type="float">
            <text:p>0</text:p>
          </table:table-cell>
          <table:table-cell office:value-type="float" office:value="105651.275" calcext:value-type="float">
            <text:p>105651,275</text:p>
          </table:table-cell>
          <table:table-cell office:value-type="float" office:value="0" calcext:value-type="float">
            <text:p>0</text:p>
          </table:table-cell>
          <table:table-cell office:value-type="float" office:value="173.925" calcext:value-type="float">
            <text:p>173,925</text:p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HEDNO_photovoltaika_MV_1103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77764.3" calcext:value-type="float">
            <text:p>577764,3</text:p>
          </table:table-cell>
          <table:table-cell/>
          <table:table-cell office:value-type="float" office:value="92.7" calcext:value-type="float">
            <text:p>92,7</text:p>
          </table:table-cell>
          <table:table-cell office:value-type="float" office:value="0" calcext:value-type="float">
            <text:p>0</text:p>
          </table:table-cell>
          <table:table-cell office:value-type="float" office:value="48147.025" calcext:value-type="float">
            <text:p>48147,025</text:p>
          </table:table-cell>
          <table:table-cell office:value-type="float" office:value="0" calcext:value-type="float">
            <text:p>0</text:p>
          </table:table-cell>
          <table:table-cell office:value-type="float" office:value="83.525" calcext:value-type="float">
            <text:p>83,525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HEDNO_photovoltaika_MV_1103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73533.999999998" calcext:value-type="float">
            <text:p>673533,999999998</text:p>
          </table:table-cell>
          <table:table-cell/>
          <table:table-cell office:value-type="float" office:value="112.4" calcext:value-type="float">
            <text:p>112,4</text:p>
          </table:table-cell>
          <table:table-cell office:value-type="float" office:value="0" calcext:value-type="float">
            <text:p>0</text:p>
          </table:table-cell>
          <table:table-cell office:value-type="float" office:value="56127.8333333333" calcext:value-type="float">
            <text:p>56127,8333333333</text:p>
          </table:table-cell>
          <table:table-cell office:value-type="float" office:value="0" calcext:value-type="float">
            <text:p>0</text:p>
          </table:table-cell>
          <table:table-cell office:value-type="float" office:value="91.65" calcext:value-type="float">
            <text:p>91,65</text:p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HEDNO_photovoltaika_MV_1103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46478.999999997" calcext:value-type="float">
            <text:p>646478,999999997</text:p>
          </table:table-cell>
          <table:table-cell/>
          <table:table-cell office:value-type="float" office:value="105.6" calcext:value-type="float">
            <text:p>105,6</text:p>
          </table:table-cell>
          <table:table-cell office:value-type="float" office:value="0" calcext:value-type="float">
            <text:p>0</text:p>
          </table:table-cell>
          <table:table-cell office:value-type="float" office:value="53873.25" calcext:value-type="float">
            <text:p>53873,25</text:p>
          </table:table-cell>
          <table:table-cell office:value-type="float" office:value="0" calcext:value-type="float">
            <text:p>0</text:p>
          </table:table-cell>
          <table:table-cell office:value-type="float" office:value="87.9666666666667" calcext:value-type="float">
            <text:p>87,9666666667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  <table:table-cell office:value-type="string" calcext:value-type="string">
            <text:p>HEDNO_photovoltaika_MV_1103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85837" calcext:value-type="float">
            <text:p>28583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819.75" calcext:value-type="float">
            <text:p>23819,75</text:p>
          </table:table-cell>
          <table:table-cell office:value-type="float" office:value="0" calcext:value-type="float">
            <text:p>0</text:p>
          </table:table-cell>
          <table:table-cell office:value-type="float" office:value="69.775" calcext:value-type="float">
            <text:p>69,775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HEDNO_photovoltaika_MV_1104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97206" calcext:value-type="float">
            <text:p>1297206</text:p>
          </table:table-cell>
          <table:table-cell/>
          <table:table-cell office:value-type="float" office:value="207.75" calcext:value-type="float">
            <text:p>207,75</text:p>
          </table:table-cell>
          <table:table-cell office:value-type="float" office:value="0" calcext:value-type="float">
            <text:p>0</text:p>
          </table:table-cell>
          <table:table-cell office:value-type="float" office:value="108100.5" calcext:value-type="float">
            <text:p>108100,5</text:p>
          </table:table-cell>
          <table:table-cell office:value-type="float" office:value="0" calcext:value-type="float">
            <text:p>0</text:p>
          </table:table-cell>
          <table:table-cell office:value-type="float" office:value="172.625" calcext:value-type="float">
            <text:p>172,625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HEDNO_photovoltaika_MV_1104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03261.000000003" calcext:value-type="float">
            <text:p>403261,000000003</text:p>
          </table:table-cell>
          <table:table-cell/>
          <table:table-cell office:value-type="float" office:value="63.6" calcext:value-type="float">
            <text:p>63,6</text:p>
          </table:table-cell>
          <table:table-cell office:value-type="float" office:value="0" calcext:value-type="float">
            <text:p>0</text:p>
          </table:table-cell>
          <table:table-cell office:value-type="float" office:value="33605.0833333333" calcext:value-type="float">
            <text:p>33605,08333333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HEDNO_photovoltaika_MV_1104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92345.199999996" calcext:value-type="float">
            <text:p>692345,199999996</text:p>
          </table:table-cell>
          <table:table-cell/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57695.4333333333" calcext:value-type="float">
            <text:p>57695,4333333333</text:p>
          </table:table-cell>
          <table:table-cell office:value-type="float" office:value="0" calcext:value-type="float">
            <text:p>0</text:p>
          </table:table-cell>
          <table:table-cell office:value-type="float" office:value="98.5833333333333" calcext:value-type="float">
            <text:p>98,5833333333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HEDNO_photovoltaika_MV_1104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80672.97499999" calcext:value-type="float">
            <text:p>1380672,97499999</text:p>
          </table:table-cell>
          <table:table-cell/>
          <table:table-cell office:value-type="float" office:value="211.725" calcext:value-type="float">
            <text:p>211,725</text:p>
          </table:table-cell>
          <table:table-cell office:value-type="float" office:value="0" calcext:value-type="float">
            <text:p>0</text:p>
          </table:table-cell>
          <table:table-cell office:value-type="float" office:value="115056.08125" calcext:value-type="float">
            <text:p>115056,08125</text:p>
          </table:table-cell>
          <table:table-cell office:value-type="float" office:value="0" calcext:value-type="float">
            <text:p>0</text:p>
          </table:table-cell>
          <table:table-cell office:value-type="float" office:value="182.025" calcext:value-type="float">
            <text:p>182,025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HEDNO_photovoltaika_MV_1104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95181.999999999" calcext:value-type="float">
            <text:p>395181,999999999</text:p>
          </table:table-cell>
          <table:table-cell/>
          <table:table-cell office:value-type="float" office:value="66.4" calcext:value-type="float">
            <text:p>66,4</text:p>
          </table:table-cell>
          <table:table-cell office:value-type="float" office:value="0" calcext:value-type="float">
            <text:p>0</text:p>
          </table:table-cell>
          <table:table-cell office:value-type="float" office:value="32931.8333333333" calcext:value-type="float">
            <text:p>32931,8333333333</text:p>
          </table:table-cell>
          <table:table-cell office:value-type="float" office:value="0" calcext:value-type="float">
            <text:p>0</text:p>
          </table:table-cell>
          <table:table-cell office:value-type="float" office:value="56.4416666666667" calcext:value-type="float">
            <text:p>56,4416666667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HEDNO_photovoltaika_MV_1104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01793.5" calcext:value-type="float">
            <text:p>1401793,5</text:p>
          </table:table-cell>
          <table:table-cell/>
          <table:table-cell office:value-type="float" office:value="223.5" calcext:value-type="float">
            <text:p>223,5</text:p>
          </table:table-cell>
          <table:table-cell office:value-type="float" office:value="0" calcext:value-type="float">
            <text:p>0</text:p>
          </table:table-cell>
          <table:table-cell office:value-type="float" office:value="116816.125" calcext:value-type="float">
            <text:p>116816,125</text:p>
          </table:table-cell>
          <table:table-cell office:value-type="float" office:value="0" calcext:value-type="float">
            <text:p>0</text:p>
          </table:table-cell>
          <table:table-cell office:value-type="float" office:value="184.825" calcext:value-type="float">
            <text:p>184,825</text:p>
          </table:table-cell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string" calcext:value-type="string">
            <text:p>HEDNO_photovoltaika_MV_1104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29264.400000002" calcext:value-type="float">
            <text:p>629264,40000000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52438.7" calcext:value-type="float">
            <text:p>52438,7</text:p>
          </table:table-cell>
          <table:table-cell office:value-type="float" office:value="0" calcext:value-type="float">
            <text:p>0</text:p>
          </table:table-cell>
          <table:table-cell office:value-type="float" office:value="84.0833333333333" calcext:value-type="float">
            <text:p>84,0833333333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HEDNO_photovoltaika_MV_1104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38348.5" calcext:value-type="float">
            <text:p>838348,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9862.375" calcext:value-type="float">
            <text:p>69862,375</text:p>
          </table:table-cell>
          <table:table-cell office:value-type="float" office:value="0" calcext:value-type="float">
            <text:p>0</text:p>
          </table:table-cell>
          <table:table-cell office:value-type="float" office:value="117.25" calcext:value-type="float">
            <text:p>117,25</text:p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HEDNO_photovoltaika_MV_1104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48740.299999996" calcext:value-type="float">
            <text:p>748740,299999996</text:p>
          </table:table-cell>
          <table:table-cell/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62395.025" calcext:value-type="float">
            <text:p>62395,025</text:p>
          </table:table-cell>
          <table:table-cell office:value-type="float" office:value="0" calcext:value-type="float">
            <text:p>0</text:p>
          </table:table-cell>
          <table:table-cell office:value-type="float" office:value="102.15" calcext:value-type="float">
            <text:p>102,15</text:p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HEDNO_photovoltaika_MV_1104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88538.900000003" calcext:value-type="float">
            <text:p>788538,900000003</text:p>
          </table:table-cell>
          <table:table-cell/>
          <table:table-cell office:value-type="float" office:value="207.6" calcext:value-type="float">
            <text:p>207,6</text:p>
          </table:table-cell>
          <table:table-cell office:value-type="float" office:value="0" calcext:value-type="float">
            <text:p>0</text:p>
          </table:table-cell>
          <table:table-cell office:value-type="float" office:value="65711.575" calcext:value-type="float">
            <text:p>65711,575</text:p>
          </table:table-cell>
          <table:table-cell office:value-type="float" office:value="0" calcext:value-type="float">
            <text:p>0</text:p>
          </table:table-cell>
          <table:table-cell office:value-type="float" office:value="149.875" calcext:value-type="float">
            <text:p>149,875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string" calcext:value-type="string">
            <text:p>HEDNO_photovoltaika_MV_1105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78231.310000007" calcext:value-type="float">
            <text:p>278231,310000007</text:p>
          </table:table-cell>
          <table:table-cell/>
          <table:table-cell office:value-type="float" office:value="45.54" calcext:value-type="float">
            <text:p>45,54</text:p>
          </table:table-cell>
          <table:table-cell office:value-type="float" office:value="0" calcext:value-type="float">
            <text:p>0</text:p>
          </table:table-cell>
          <table:table-cell office:value-type="float" office:value="23185.9424999999" calcext:value-type="float">
            <text:p>23185,9424999999</text:p>
          </table:table-cell>
          <table:table-cell office:value-type="float" office:value="0" calcext:value-type="float">
            <text:p>0</text:p>
          </table:table-cell>
          <table:table-cell office:value-type="float" office:value="37.895" calcext:value-type="float">
            <text:p>37,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6:52:29.971069493</meta:creation-date>
    <dc:date>2016-09-28T16:53:30.146619204</dc:date>
    <meta:editing-duration>PT1M</meta:editing-duration>
    <meta:editing-cycles>2</meta:editing-cycles>
    <meta:generator>LibreOffice/5.1.4.2$Linux_X86_64 LibreOffice_project/10m0$Build-2</meta:generator>
    <meta:document-statistic meta:table-count="1" meta:cell-count="4411" meta:object-count="0"/>
  </office:meta>
</office:document-meta>
</file>